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5" style:display-name="MailMergeTable2020-03-06T14:16:54Z5" style:family="table">
      <style:table-properties style:width="13.748cm" table:align="margins"/>
    </style:style>
    <style:style style:name="MailMergeTable2020-03-06T14_3a_16_3a_54Z5.A" style:display-name="MailMergeTable2020-03-06T14:16:54Z5.A" style:family="table-column">
      <style:table-column-properties style:column-width="0.291cm" style:rel-column-width="1387*"/>
    </style:style>
    <style:style style:name="MailMergeTable2020-03-06T14_3a_16_3a_54Z5.B" style:display-name="MailMergeTable2020-03-06T14:16:54Z5.B" style:family="table-column">
      <style:table-column-properties style:column-width="3.635cm" style:rel-column-width="17329*"/>
    </style:style>
    <style:style style:name="MailMergeTable2020-03-06T14_3a_16_3a_54Z5.C" style:display-name="MailMergeTable2020-03-06T14:16:54Z5.C" style:family="table-column">
      <style:table-column-properties style:column-width="1.963cm" style:rel-column-width="9358*"/>
    </style:style>
    <style:style style:name="MailMergeTable2020-03-06T14_3a_16_3a_54Z5.E" style:display-name="MailMergeTable2020-03-06T14:16:54Z5.E" style:family="table-column">
      <style:table-column-properties style:column-width="1.965cm" style:rel-column-width="9366*"/>
    </style:style>
    <style:style style:name="MailMergeTable2020-03-06T14_3a_16_3a_54Z5.G" style:display-name="MailMergeTable2020-03-06T14:16:54Z5.G" style:family="table-column">
      <style:table-column-properties style:column-width="1.967cm" style:rel-column-width="9379*"/>
    </style:style>
    <style:style style:name="MailMergeTable2020-03-06T14_3a_16_3a_54Z5.A1" style:display-name="MailMergeTable2020-03-06T14:16:54Z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5.A2" style:display-name="MailMergeTable2020-03-06T14:16:54Z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5.3" style:display-name="MailMergeTable2020-03-06T14:16:54Z5.3" style:family="table-row">
      <style:table-row-properties style:min-row-height="5.724cm"/>
    </style:style>
    <style:style style:name="MailMergeTable2020-03-06T14_3a_16_3a_54Z5.A3" style:display-name="MailMergeTable2020-03-06T14:16:54Z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5.B3" style:display-name="MailMergeTable2020-03-06T14:16:54Z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5.4" style:display-name="MailMergeTable2020-03-06T14:16:54Z5.4" style:family="table-row">
      <style:table-row-properties style:min-row-height="0.515cm"/>
    </style:style>
    <style:style style:name="MailMergeTable2020-03-06T14_3a_16_3a_54Z5.G4" style:display-name="MailMergeTable2020-03-06T14:16:54Z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6" style:display-name="MailMergeTable2020-03-06T14:16:54Z6" style:family="table">
      <style:table-properties style:width="13.748cm" table:align="margins"/>
    </style:style>
    <style:style style:name="MailMergeTable2020-03-06T14_3a_16_3a_54Z6.A" style:display-name="MailMergeTable2020-03-06T14:16:54Z6.A" style:family="table-column">
      <style:table-column-properties style:column-width="0.291cm" style:rel-column-width="1387*"/>
    </style:style>
    <style:style style:name="MailMergeTable2020-03-06T14_3a_16_3a_54Z6.B" style:display-name="MailMergeTable2020-03-06T14:16:54Z6.B" style:family="table-column">
      <style:table-column-properties style:column-width="3.635cm" style:rel-column-width="17329*"/>
    </style:style>
    <style:style style:name="MailMergeTable2020-03-06T14_3a_16_3a_54Z6.C" style:display-name="MailMergeTable2020-03-06T14:16:54Z6.C" style:family="table-column">
      <style:table-column-properties style:column-width="1.963cm" style:rel-column-width="9358*"/>
    </style:style>
    <style:style style:name="MailMergeTable2020-03-06T14_3a_16_3a_54Z6.E" style:display-name="MailMergeTable2020-03-06T14:16:54Z6.E" style:family="table-column">
      <style:table-column-properties style:column-width="1.965cm" style:rel-column-width="9366*"/>
    </style:style>
    <style:style style:name="MailMergeTable2020-03-06T14_3a_16_3a_54Z6.G" style:display-name="MailMergeTable2020-03-06T14:16:54Z6.G" style:family="table-column">
      <style:table-column-properties style:column-width="1.967cm" style:rel-column-width="9379*"/>
    </style:style>
    <style:style style:name="MailMergeTable2020-03-06T14_3a_16_3a_54Z6.A1" style:display-name="MailMergeTable2020-03-06T14:16:54Z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6.A2" style:display-name="MailMergeTable2020-03-06T14:16:54Z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6.3" style:display-name="MailMergeTable2020-03-06T14:16:54Z6.3" style:family="table-row">
      <style:table-row-properties style:min-row-height="5.724cm"/>
    </style:style>
    <style:style style:name="MailMergeTable2020-03-06T14_3a_16_3a_54Z6.A3" style:display-name="MailMergeTable2020-03-06T14:16:54Z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6.B3" style:display-name="MailMergeTable2020-03-06T14:16:54Z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6.4" style:display-name="MailMergeTable2020-03-06T14:16:54Z6.4" style:family="table-row">
      <style:table-row-properties style:min-row-height="0.515cm"/>
    </style:style>
    <style:style style:name="MailMergeTable2020-03-06T14_3a_16_3a_54Z6.G4" style:display-name="MailMergeTable2020-03-06T14:16:54Z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7" style:display-name="MailMergeTable2020-03-06T14:16:54Z7" style:family="table">
      <style:table-properties style:width="13.748cm" table:align="margins"/>
    </style:style>
    <style:style style:name="MailMergeTable2020-03-06T14_3a_16_3a_54Z7.A" style:display-name="MailMergeTable2020-03-06T14:16:54Z7.A" style:family="table-column">
      <style:table-column-properties style:column-width="0.291cm" style:rel-column-width="1387*"/>
    </style:style>
    <style:style style:name="MailMergeTable2020-03-06T14_3a_16_3a_54Z7.B" style:display-name="MailMergeTable2020-03-06T14:16:54Z7.B" style:family="table-column">
      <style:table-column-properties style:column-width="3.635cm" style:rel-column-width="17329*"/>
    </style:style>
    <style:style style:name="MailMergeTable2020-03-06T14_3a_16_3a_54Z7.C" style:display-name="MailMergeTable2020-03-06T14:16:54Z7.C" style:family="table-column">
      <style:table-column-properties style:column-width="1.963cm" style:rel-column-width="9358*"/>
    </style:style>
    <style:style style:name="MailMergeTable2020-03-06T14_3a_16_3a_54Z7.E" style:display-name="MailMergeTable2020-03-06T14:16:54Z7.E" style:family="table-column">
      <style:table-column-properties style:column-width="1.965cm" style:rel-column-width="9366*"/>
    </style:style>
    <style:style style:name="MailMergeTable2020-03-06T14_3a_16_3a_54Z7.G" style:display-name="MailMergeTable2020-03-06T14:16:54Z7.G" style:family="table-column">
      <style:table-column-properties style:column-width="1.967cm" style:rel-column-width="9379*"/>
    </style:style>
    <style:style style:name="MailMergeTable2020-03-06T14_3a_16_3a_54Z7.A1" style:display-name="MailMergeTable2020-03-06T14:16:54Z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7.A2" style:display-name="MailMergeTable2020-03-06T14:16:54Z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7.3" style:display-name="MailMergeTable2020-03-06T14:16:54Z7.3" style:family="table-row">
      <style:table-row-properties style:min-row-height="5.724cm"/>
    </style:style>
    <style:style style:name="MailMergeTable2020-03-06T14_3a_16_3a_54Z7.A3" style:display-name="MailMergeTable2020-03-06T14:16:54Z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7.B3" style:display-name="MailMergeTable2020-03-06T14:16:54Z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7.4" style:display-name="MailMergeTable2020-03-06T14:16:54Z7.4" style:family="table-row">
      <style:table-row-properties style:min-row-height="0.515cm"/>
    </style:style>
    <style:style style:name="MailMergeTable2020-03-06T14_3a_16_3a_54Z7.G4" style:display-name="MailMergeTable2020-03-06T14:16:54Z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8" style:display-name="MailMergeTable2020-03-06T14:16:54Z8" style:family="table">
      <style:table-properties style:width="13.748cm" table:align="margins"/>
    </style:style>
    <style:style style:name="MailMergeTable2020-03-06T14_3a_16_3a_54Z8.A" style:display-name="MailMergeTable2020-03-06T14:16:54Z8.A" style:family="table-column">
      <style:table-column-properties style:column-width="0.291cm" style:rel-column-width="1387*"/>
    </style:style>
    <style:style style:name="MailMergeTable2020-03-06T14_3a_16_3a_54Z8.B" style:display-name="MailMergeTable2020-03-06T14:16:54Z8.B" style:family="table-column">
      <style:table-column-properties style:column-width="3.635cm" style:rel-column-width="17329*"/>
    </style:style>
    <style:style style:name="MailMergeTable2020-03-06T14_3a_16_3a_54Z8.C" style:display-name="MailMergeTable2020-03-06T14:16:54Z8.C" style:family="table-column">
      <style:table-column-properties style:column-width="1.963cm" style:rel-column-width="9358*"/>
    </style:style>
    <style:style style:name="MailMergeTable2020-03-06T14_3a_16_3a_54Z8.E" style:display-name="MailMergeTable2020-03-06T14:16:54Z8.E" style:family="table-column">
      <style:table-column-properties style:column-width="1.965cm" style:rel-column-width="9366*"/>
    </style:style>
    <style:style style:name="MailMergeTable2020-03-06T14_3a_16_3a_54Z8.G" style:display-name="MailMergeTable2020-03-06T14:16:54Z8.G" style:family="table-column">
      <style:table-column-properties style:column-width="1.967cm" style:rel-column-width="9379*"/>
    </style:style>
    <style:style style:name="MailMergeTable2020-03-06T14_3a_16_3a_54Z8.A1" style:display-name="MailMergeTable2020-03-06T14:16:54Z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8.A2" style:display-name="MailMergeTable2020-03-06T14:16:54Z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8.3" style:display-name="MailMergeTable2020-03-06T14:16:54Z8.3" style:family="table-row">
      <style:table-row-properties style:min-row-height="5.724cm"/>
    </style:style>
    <style:style style:name="MailMergeTable2020-03-06T14_3a_16_3a_54Z8.A3" style:display-name="MailMergeTable2020-03-06T14:16:54Z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8.B3" style:display-name="MailMergeTable2020-03-06T14:16:54Z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8.4" style:display-name="MailMergeTable2020-03-06T14:16:54Z8.4" style:family="table-row">
      <style:table-row-properties style:min-row-height="0.515cm"/>
    </style:style>
    <style:style style:name="MailMergeTable2020-03-06T14_3a_16_3a_54Z8.G4" style:display-name="MailMergeTable2020-03-06T14:16:54Z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9" style:display-name="MailMergeTable2020-03-06T14:16:54Z9" style:family="table">
      <style:table-properties style:width="13.748cm" table:align="margins"/>
    </style:style>
    <style:style style:name="MailMergeTable2020-03-06T14_3a_16_3a_54Z9.A" style:display-name="MailMergeTable2020-03-06T14:16:54Z9.A" style:family="table-column">
      <style:table-column-properties style:column-width="0.291cm" style:rel-column-width="1387*"/>
    </style:style>
    <style:style style:name="MailMergeTable2020-03-06T14_3a_16_3a_54Z9.B" style:display-name="MailMergeTable2020-03-06T14:16:54Z9.B" style:family="table-column">
      <style:table-column-properties style:column-width="3.635cm" style:rel-column-width="17329*"/>
    </style:style>
    <style:style style:name="MailMergeTable2020-03-06T14_3a_16_3a_54Z9.C" style:display-name="MailMergeTable2020-03-06T14:16:54Z9.C" style:family="table-column">
      <style:table-column-properties style:column-width="1.963cm" style:rel-column-width="9358*"/>
    </style:style>
    <style:style style:name="MailMergeTable2020-03-06T14_3a_16_3a_54Z9.E" style:display-name="MailMergeTable2020-03-06T14:16:54Z9.E" style:family="table-column">
      <style:table-column-properties style:column-width="1.965cm" style:rel-column-width="9366*"/>
    </style:style>
    <style:style style:name="MailMergeTable2020-03-06T14_3a_16_3a_54Z9.G" style:display-name="MailMergeTable2020-03-06T14:16:54Z9.G" style:family="table-column">
      <style:table-column-properties style:column-width="1.967cm" style:rel-column-width="9379*"/>
    </style:style>
    <style:style style:name="MailMergeTable2020-03-06T14_3a_16_3a_54Z9.A1" style:display-name="MailMergeTable2020-03-06T14:16:54Z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9.A2" style:display-name="MailMergeTable2020-03-06T14:16:54Z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9.3" style:display-name="MailMergeTable2020-03-06T14:16:54Z9.3" style:family="table-row">
      <style:table-row-properties style:min-row-height="5.724cm"/>
    </style:style>
    <style:style style:name="MailMergeTable2020-03-06T14_3a_16_3a_54Z9.A3" style:display-name="MailMergeTable2020-03-06T14:16:54Z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9.B3" style:display-name="MailMergeTable2020-03-06T14:16:54Z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9.4" style:display-name="MailMergeTable2020-03-06T14:16:54Z9.4" style:family="table-row">
      <style:table-row-properties style:min-row-height="0.515cm"/>
    </style:style>
    <style:style style:name="MailMergeTable2020-03-06T14_3a_16_3a_54Z9.G4" style:display-name="MailMergeTable2020-03-06T14:16:54Z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0" style:display-name="MailMergeTable2020-03-06T14:16:54Z10" style:family="table">
      <style:table-properties style:width="13.748cm" table:align="margins"/>
    </style:style>
    <style:style style:name="MailMergeTable2020-03-06T14_3a_16_3a_54Z10.A" style:display-name="MailMergeTable2020-03-06T14:16:54Z10.A" style:family="table-column">
      <style:table-column-properties style:column-width="0.291cm" style:rel-column-width="1387*"/>
    </style:style>
    <style:style style:name="MailMergeTable2020-03-06T14_3a_16_3a_54Z10.B" style:display-name="MailMergeTable2020-03-06T14:16:54Z10.B" style:family="table-column">
      <style:table-column-properties style:column-width="3.635cm" style:rel-column-width="17329*"/>
    </style:style>
    <style:style style:name="MailMergeTable2020-03-06T14_3a_16_3a_54Z10.C" style:display-name="MailMergeTable2020-03-06T14:16:54Z10.C" style:family="table-column">
      <style:table-column-properties style:column-width="1.963cm" style:rel-column-width="9358*"/>
    </style:style>
    <style:style style:name="MailMergeTable2020-03-06T14_3a_16_3a_54Z10.E" style:display-name="MailMergeTable2020-03-06T14:16:54Z10.E" style:family="table-column">
      <style:table-column-properties style:column-width="1.965cm" style:rel-column-width="9366*"/>
    </style:style>
    <style:style style:name="MailMergeTable2020-03-06T14_3a_16_3a_54Z10.G" style:display-name="MailMergeTable2020-03-06T14:16:54Z10.G" style:family="table-column">
      <style:table-column-properties style:column-width="1.967cm" style:rel-column-width="9379*"/>
    </style:style>
    <style:style style:name="MailMergeTable2020-03-06T14_3a_16_3a_54Z10.A1" style:display-name="MailMergeTable2020-03-06T14:16:54Z1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0.A2" style:display-name="MailMergeTable2020-03-06T14:16:54Z1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0.3" style:display-name="MailMergeTable2020-03-06T14:16:54Z10.3" style:family="table-row">
      <style:table-row-properties style:min-row-height="5.724cm"/>
    </style:style>
    <style:style style:name="MailMergeTable2020-03-06T14_3a_16_3a_54Z10.A3" style:display-name="MailMergeTable2020-03-06T14:16:54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0.B3" style:display-name="MailMergeTable2020-03-06T14:16:54Z1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0.4" style:display-name="MailMergeTable2020-03-06T14:16:54Z10.4" style:family="table-row">
      <style:table-row-properties style:min-row-height="0.515cm"/>
    </style:style>
    <style:style style:name="MailMergeTable2020-03-06T14_3a_16_3a_54Z10.G4" style:display-name="MailMergeTable2020-03-06T14:16:54Z1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1" style:display-name="MailMergeTable2020-03-06T14:16:54Z11" style:family="table">
      <style:table-properties style:width="13.748cm" table:align="margins"/>
    </style:style>
    <style:style style:name="MailMergeTable2020-03-06T14_3a_16_3a_54Z11.A" style:display-name="MailMergeTable2020-03-06T14:16:54Z11.A" style:family="table-column">
      <style:table-column-properties style:column-width="0.291cm" style:rel-column-width="1387*"/>
    </style:style>
    <style:style style:name="MailMergeTable2020-03-06T14_3a_16_3a_54Z11.B" style:display-name="MailMergeTable2020-03-06T14:16:54Z11.B" style:family="table-column">
      <style:table-column-properties style:column-width="3.635cm" style:rel-column-width="17329*"/>
    </style:style>
    <style:style style:name="MailMergeTable2020-03-06T14_3a_16_3a_54Z11.C" style:display-name="MailMergeTable2020-03-06T14:16:54Z11.C" style:family="table-column">
      <style:table-column-properties style:column-width="1.963cm" style:rel-column-width="9358*"/>
    </style:style>
    <style:style style:name="MailMergeTable2020-03-06T14_3a_16_3a_54Z11.E" style:display-name="MailMergeTable2020-03-06T14:16:54Z11.E" style:family="table-column">
      <style:table-column-properties style:column-width="1.965cm" style:rel-column-width="9366*"/>
    </style:style>
    <style:style style:name="MailMergeTable2020-03-06T14_3a_16_3a_54Z11.G" style:display-name="MailMergeTable2020-03-06T14:16:54Z11.G" style:family="table-column">
      <style:table-column-properties style:column-width="1.967cm" style:rel-column-width="9379*"/>
    </style:style>
    <style:style style:name="MailMergeTable2020-03-06T14_3a_16_3a_54Z11.A1" style:display-name="MailMergeTable2020-03-06T14:16:54Z1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1.A2" style:display-name="MailMergeTable2020-03-06T14:16:54Z1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1.3" style:display-name="MailMergeTable2020-03-06T14:16:54Z11.3" style:family="table-row">
      <style:table-row-properties style:min-row-height="5.724cm"/>
    </style:style>
    <style:style style:name="MailMergeTable2020-03-06T14_3a_16_3a_54Z11.A3" style:display-name="MailMergeTable2020-03-06T14:16:54Z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1.B3" style:display-name="MailMergeTable2020-03-06T14:16:54Z1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1.4" style:display-name="MailMergeTable2020-03-06T14:16:54Z11.4" style:family="table-row">
      <style:table-row-properties style:min-row-height="0.515cm"/>
    </style:style>
    <style:style style:name="MailMergeTable2020-03-06T14_3a_16_3a_54Z11.G4" style:display-name="MailMergeTable2020-03-06T14:16:54Z1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2" style:display-name="MailMergeTable2020-03-06T14:16:54Z12" style:family="table">
      <style:table-properties style:width="13.748cm" table:align="margins"/>
    </style:style>
    <style:style style:name="MailMergeTable2020-03-06T14_3a_16_3a_54Z12.A" style:display-name="MailMergeTable2020-03-06T14:16:54Z12.A" style:family="table-column">
      <style:table-column-properties style:column-width="0.291cm" style:rel-column-width="1387*"/>
    </style:style>
    <style:style style:name="MailMergeTable2020-03-06T14_3a_16_3a_54Z12.B" style:display-name="MailMergeTable2020-03-06T14:16:54Z12.B" style:family="table-column">
      <style:table-column-properties style:column-width="3.635cm" style:rel-column-width="17329*"/>
    </style:style>
    <style:style style:name="MailMergeTable2020-03-06T14_3a_16_3a_54Z12.C" style:display-name="MailMergeTable2020-03-06T14:16:54Z12.C" style:family="table-column">
      <style:table-column-properties style:column-width="1.963cm" style:rel-column-width="9358*"/>
    </style:style>
    <style:style style:name="MailMergeTable2020-03-06T14_3a_16_3a_54Z12.E" style:display-name="MailMergeTable2020-03-06T14:16:54Z12.E" style:family="table-column">
      <style:table-column-properties style:column-width="1.965cm" style:rel-column-width="9366*"/>
    </style:style>
    <style:style style:name="MailMergeTable2020-03-06T14_3a_16_3a_54Z12.G" style:display-name="MailMergeTable2020-03-06T14:16:54Z12.G" style:family="table-column">
      <style:table-column-properties style:column-width="1.967cm" style:rel-column-width="9379*"/>
    </style:style>
    <style:style style:name="MailMergeTable2020-03-06T14_3a_16_3a_54Z12.A1" style:display-name="MailMergeTable2020-03-06T14:16:54Z1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2.A2" style:display-name="MailMergeTable2020-03-06T14:16:54Z1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2.3" style:display-name="MailMergeTable2020-03-06T14:16:54Z12.3" style:family="table-row">
      <style:table-row-properties style:min-row-height="5.724cm"/>
    </style:style>
    <style:style style:name="MailMergeTable2020-03-06T14_3a_16_3a_54Z12.A3" style:display-name="MailMergeTable2020-03-06T14:16:54Z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2.B3" style:display-name="MailMergeTable2020-03-06T14:16:54Z1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2.4" style:display-name="MailMergeTable2020-03-06T14:16:54Z12.4" style:family="table-row">
      <style:table-row-properties style:min-row-height="0.515cm"/>
    </style:style>
    <style:style style:name="MailMergeTable2020-03-06T14_3a_16_3a_54Z12.G4" style:display-name="MailMergeTable2020-03-06T14:16:54Z1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3" style:display-name="MailMergeTable2020-03-06T14:16:54Z13" style:family="table">
      <style:table-properties style:width="13.748cm" table:align="margins"/>
    </style:style>
    <style:style style:name="MailMergeTable2020-03-06T14_3a_16_3a_54Z13.A" style:display-name="MailMergeTable2020-03-06T14:16:54Z13.A" style:family="table-column">
      <style:table-column-properties style:column-width="0.291cm" style:rel-column-width="1387*"/>
    </style:style>
    <style:style style:name="MailMergeTable2020-03-06T14_3a_16_3a_54Z13.B" style:display-name="MailMergeTable2020-03-06T14:16:54Z13.B" style:family="table-column">
      <style:table-column-properties style:column-width="3.635cm" style:rel-column-width="17329*"/>
    </style:style>
    <style:style style:name="MailMergeTable2020-03-06T14_3a_16_3a_54Z13.C" style:display-name="MailMergeTable2020-03-06T14:16:54Z13.C" style:family="table-column">
      <style:table-column-properties style:column-width="1.963cm" style:rel-column-width="9358*"/>
    </style:style>
    <style:style style:name="MailMergeTable2020-03-06T14_3a_16_3a_54Z13.E" style:display-name="MailMergeTable2020-03-06T14:16:54Z13.E" style:family="table-column">
      <style:table-column-properties style:column-width="1.965cm" style:rel-column-width="9366*"/>
    </style:style>
    <style:style style:name="MailMergeTable2020-03-06T14_3a_16_3a_54Z13.G" style:display-name="MailMergeTable2020-03-06T14:16:54Z13.G" style:family="table-column">
      <style:table-column-properties style:column-width="1.967cm" style:rel-column-width="9379*"/>
    </style:style>
    <style:style style:name="MailMergeTable2020-03-06T14_3a_16_3a_54Z13.A1" style:display-name="MailMergeTable2020-03-06T14:16:54Z1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3.A2" style:display-name="MailMergeTable2020-03-06T14:16:54Z1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3.3" style:display-name="MailMergeTable2020-03-06T14:16:54Z13.3" style:family="table-row">
      <style:table-row-properties style:min-row-height="5.724cm"/>
    </style:style>
    <style:style style:name="MailMergeTable2020-03-06T14_3a_16_3a_54Z13.A3" style:display-name="MailMergeTable2020-03-06T14:16:54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3.B3" style:display-name="MailMergeTable2020-03-06T14:16:54Z1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3.4" style:display-name="MailMergeTable2020-03-06T14:16:54Z13.4" style:family="table-row">
      <style:table-row-properties style:min-row-height="0.515cm"/>
    </style:style>
    <style:style style:name="MailMergeTable2020-03-06T14_3a_16_3a_54Z13.G4" style:display-name="MailMergeTable2020-03-06T14:16:54Z1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4" style:display-name="MailMergeTable2020-03-06T14:16:54Z14" style:family="table">
      <style:table-properties style:width="13.748cm" table:align="margins"/>
    </style:style>
    <style:style style:name="MailMergeTable2020-03-06T14_3a_16_3a_54Z14.A" style:display-name="MailMergeTable2020-03-06T14:16:54Z14.A" style:family="table-column">
      <style:table-column-properties style:column-width="0.291cm" style:rel-column-width="1387*"/>
    </style:style>
    <style:style style:name="MailMergeTable2020-03-06T14_3a_16_3a_54Z14.B" style:display-name="MailMergeTable2020-03-06T14:16:54Z14.B" style:family="table-column">
      <style:table-column-properties style:column-width="3.635cm" style:rel-column-width="17329*"/>
    </style:style>
    <style:style style:name="MailMergeTable2020-03-06T14_3a_16_3a_54Z14.C" style:display-name="MailMergeTable2020-03-06T14:16:54Z14.C" style:family="table-column">
      <style:table-column-properties style:column-width="1.963cm" style:rel-column-width="9358*"/>
    </style:style>
    <style:style style:name="MailMergeTable2020-03-06T14_3a_16_3a_54Z14.E" style:display-name="MailMergeTable2020-03-06T14:16:54Z14.E" style:family="table-column">
      <style:table-column-properties style:column-width="1.965cm" style:rel-column-width="9366*"/>
    </style:style>
    <style:style style:name="MailMergeTable2020-03-06T14_3a_16_3a_54Z14.G" style:display-name="MailMergeTable2020-03-06T14:16:54Z14.G" style:family="table-column">
      <style:table-column-properties style:column-width="1.967cm" style:rel-column-width="9379*"/>
    </style:style>
    <style:style style:name="MailMergeTable2020-03-06T14_3a_16_3a_54Z14.A1" style:display-name="MailMergeTable2020-03-06T14:16:54Z1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4.A2" style:display-name="MailMergeTable2020-03-06T14:16:54Z1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4.3" style:display-name="MailMergeTable2020-03-06T14:16:54Z14.3" style:family="table-row">
      <style:table-row-properties style:min-row-height="5.724cm"/>
    </style:style>
    <style:style style:name="MailMergeTable2020-03-06T14_3a_16_3a_54Z14.A3" style:display-name="MailMergeTable2020-03-06T14:16:54Z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4.B3" style:display-name="MailMergeTable2020-03-06T14:16:54Z1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4.4" style:display-name="MailMergeTable2020-03-06T14:16:54Z14.4" style:family="table-row">
      <style:table-row-properties style:min-row-height="0.515cm"/>
    </style:style>
    <style:style style:name="MailMergeTable2020-03-06T14_3a_16_3a_54Z14.G4" style:display-name="MailMergeTable2020-03-06T14:16:54Z1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5" style:display-name="MailMergeTable2020-03-06T14:16:54Z15" style:family="table">
      <style:table-properties style:width="13.748cm" table:align="margins"/>
    </style:style>
    <style:style style:name="MailMergeTable2020-03-06T14_3a_16_3a_54Z15.A" style:display-name="MailMergeTable2020-03-06T14:16:54Z15.A" style:family="table-column">
      <style:table-column-properties style:column-width="0.291cm" style:rel-column-width="1387*"/>
    </style:style>
    <style:style style:name="MailMergeTable2020-03-06T14_3a_16_3a_54Z15.B" style:display-name="MailMergeTable2020-03-06T14:16:54Z15.B" style:family="table-column">
      <style:table-column-properties style:column-width="3.635cm" style:rel-column-width="17329*"/>
    </style:style>
    <style:style style:name="MailMergeTable2020-03-06T14_3a_16_3a_54Z15.C" style:display-name="MailMergeTable2020-03-06T14:16:54Z15.C" style:family="table-column">
      <style:table-column-properties style:column-width="1.963cm" style:rel-column-width="9358*"/>
    </style:style>
    <style:style style:name="MailMergeTable2020-03-06T14_3a_16_3a_54Z15.E" style:display-name="MailMergeTable2020-03-06T14:16:54Z15.E" style:family="table-column">
      <style:table-column-properties style:column-width="1.965cm" style:rel-column-width="9366*"/>
    </style:style>
    <style:style style:name="MailMergeTable2020-03-06T14_3a_16_3a_54Z15.G" style:display-name="MailMergeTable2020-03-06T14:16:54Z15.G" style:family="table-column">
      <style:table-column-properties style:column-width="1.967cm" style:rel-column-width="9379*"/>
    </style:style>
    <style:style style:name="MailMergeTable2020-03-06T14_3a_16_3a_54Z15.A1" style:display-name="MailMergeTable2020-03-06T14:16:54Z1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5.A2" style:display-name="MailMergeTable2020-03-06T14:16:54Z1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5.3" style:display-name="MailMergeTable2020-03-06T14:16:54Z15.3" style:family="table-row">
      <style:table-row-properties style:min-row-height="5.724cm"/>
    </style:style>
    <style:style style:name="MailMergeTable2020-03-06T14_3a_16_3a_54Z15.A3" style:display-name="MailMergeTable2020-03-06T14:16:54Z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5.B3" style:display-name="MailMergeTable2020-03-06T14:16:54Z1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5.4" style:display-name="MailMergeTable2020-03-06T14:16:54Z15.4" style:family="table-row">
      <style:table-row-properties style:min-row-height="0.515cm"/>
    </style:style>
    <style:style style:name="MailMergeTable2020-03-06T14_3a_16_3a_54Z15.G4" style:display-name="MailMergeTable2020-03-06T14:16:54Z1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6" style:display-name="MailMergeTable2020-03-06T14:16:54Z16" style:family="table">
      <style:table-properties style:width="13.748cm" table:align="margins"/>
    </style:style>
    <style:style style:name="MailMergeTable2020-03-06T14_3a_16_3a_54Z16.A" style:display-name="MailMergeTable2020-03-06T14:16:54Z16.A" style:family="table-column">
      <style:table-column-properties style:column-width="0.291cm" style:rel-column-width="1387*"/>
    </style:style>
    <style:style style:name="MailMergeTable2020-03-06T14_3a_16_3a_54Z16.B" style:display-name="MailMergeTable2020-03-06T14:16:54Z16.B" style:family="table-column">
      <style:table-column-properties style:column-width="3.635cm" style:rel-column-width="17329*"/>
    </style:style>
    <style:style style:name="MailMergeTable2020-03-06T14_3a_16_3a_54Z16.C" style:display-name="MailMergeTable2020-03-06T14:16:54Z16.C" style:family="table-column">
      <style:table-column-properties style:column-width="1.963cm" style:rel-column-width="9358*"/>
    </style:style>
    <style:style style:name="MailMergeTable2020-03-06T14_3a_16_3a_54Z16.E" style:display-name="MailMergeTable2020-03-06T14:16:54Z16.E" style:family="table-column">
      <style:table-column-properties style:column-width="1.965cm" style:rel-column-width="9366*"/>
    </style:style>
    <style:style style:name="MailMergeTable2020-03-06T14_3a_16_3a_54Z16.G" style:display-name="MailMergeTable2020-03-06T14:16:54Z16.G" style:family="table-column">
      <style:table-column-properties style:column-width="1.967cm" style:rel-column-width="9379*"/>
    </style:style>
    <style:style style:name="MailMergeTable2020-03-06T14_3a_16_3a_54Z16.A1" style:display-name="MailMergeTable2020-03-06T14:16:54Z1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6.A2" style:display-name="MailMergeTable2020-03-06T14:16:54Z1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6.3" style:display-name="MailMergeTable2020-03-06T14:16:54Z16.3" style:family="table-row">
      <style:table-row-properties style:min-row-height="5.724cm"/>
    </style:style>
    <style:style style:name="MailMergeTable2020-03-06T14_3a_16_3a_54Z16.A3" style:display-name="MailMergeTable2020-03-06T14:16:54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6.B3" style:display-name="MailMergeTable2020-03-06T14:16:54Z1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6.4" style:display-name="MailMergeTable2020-03-06T14:16:54Z16.4" style:family="table-row">
      <style:table-row-properties style:min-row-height="0.515cm"/>
    </style:style>
    <style:style style:name="MailMergeTable2020-03-06T14_3a_16_3a_54Z16.G4" style:display-name="MailMergeTable2020-03-06T14:16:54Z1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7" style:display-name="MailMergeTable2020-03-06T14:16:54Z17" style:family="table">
      <style:table-properties style:width="13.748cm" table:align="margins"/>
    </style:style>
    <style:style style:name="MailMergeTable2020-03-06T14_3a_16_3a_54Z17.A" style:display-name="MailMergeTable2020-03-06T14:16:54Z17.A" style:family="table-column">
      <style:table-column-properties style:column-width="0.291cm" style:rel-column-width="1387*"/>
    </style:style>
    <style:style style:name="MailMergeTable2020-03-06T14_3a_16_3a_54Z17.B" style:display-name="MailMergeTable2020-03-06T14:16:54Z17.B" style:family="table-column">
      <style:table-column-properties style:column-width="3.635cm" style:rel-column-width="17329*"/>
    </style:style>
    <style:style style:name="MailMergeTable2020-03-06T14_3a_16_3a_54Z17.C" style:display-name="MailMergeTable2020-03-06T14:16:54Z17.C" style:family="table-column">
      <style:table-column-properties style:column-width="1.963cm" style:rel-column-width="9358*"/>
    </style:style>
    <style:style style:name="MailMergeTable2020-03-06T14_3a_16_3a_54Z17.E" style:display-name="MailMergeTable2020-03-06T14:16:54Z17.E" style:family="table-column">
      <style:table-column-properties style:column-width="1.965cm" style:rel-column-width="9366*"/>
    </style:style>
    <style:style style:name="MailMergeTable2020-03-06T14_3a_16_3a_54Z17.G" style:display-name="MailMergeTable2020-03-06T14:16:54Z17.G" style:family="table-column">
      <style:table-column-properties style:column-width="1.967cm" style:rel-column-width="9379*"/>
    </style:style>
    <style:style style:name="MailMergeTable2020-03-06T14_3a_16_3a_54Z17.A1" style:display-name="MailMergeTable2020-03-06T14:16:54Z1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7.A2" style:display-name="MailMergeTable2020-03-06T14:16:54Z1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7.3" style:display-name="MailMergeTable2020-03-06T14:16:54Z17.3" style:family="table-row">
      <style:table-row-properties style:min-row-height="5.724cm"/>
    </style:style>
    <style:style style:name="MailMergeTable2020-03-06T14_3a_16_3a_54Z17.A3" style:display-name="MailMergeTable2020-03-06T14:16:54Z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7.B3" style:display-name="MailMergeTable2020-03-06T14:16:54Z1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7.4" style:display-name="MailMergeTable2020-03-06T14:16:54Z17.4" style:family="table-row">
      <style:table-row-properties style:min-row-height="0.515cm"/>
    </style:style>
    <style:style style:name="MailMergeTable2020-03-06T14_3a_16_3a_54Z17.G4" style:display-name="MailMergeTable2020-03-06T14:16:54Z1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8" style:display-name="MailMergeTable2020-03-06T14:16:54Z18" style:family="table">
      <style:table-properties style:width="13.748cm" table:align="margins"/>
    </style:style>
    <style:style style:name="MailMergeTable2020-03-06T14_3a_16_3a_54Z18.A" style:display-name="MailMergeTable2020-03-06T14:16:54Z18.A" style:family="table-column">
      <style:table-column-properties style:column-width="0.291cm" style:rel-column-width="1387*"/>
    </style:style>
    <style:style style:name="MailMergeTable2020-03-06T14_3a_16_3a_54Z18.B" style:display-name="MailMergeTable2020-03-06T14:16:54Z18.B" style:family="table-column">
      <style:table-column-properties style:column-width="3.635cm" style:rel-column-width="17329*"/>
    </style:style>
    <style:style style:name="MailMergeTable2020-03-06T14_3a_16_3a_54Z18.C" style:display-name="MailMergeTable2020-03-06T14:16:54Z18.C" style:family="table-column">
      <style:table-column-properties style:column-width="1.963cm" style:rel-column-width="9358*"/>
    </style:style>
    <style:style style:name="MailMergeTable2020-03-06T14_3a_16_3a_54Z18.E" style:display-name="MailMergeTable2020-03-06T14:16:54Z18.E" style:family="table-column">
      <style:table-column-properties style:column-width="1.965cm" style:rel-column-width="9366*"/>
    </style:style>
    <style:style style:name="MailMergeTable2020-03-06T14_3a_16_3a_54Z18.G" style:display-name="MailMergeTable2020-03-06T14:16:54Z18.G" style:family="table-column">
      <style:table-column-properties style:column-width="1.967cm" style:rel-column-width="9379*"/>
    </style:style>
    <style:style style:name="MailMergeTable2020-03-06T14_3a_16_3a_54Z18.A1" style:display-name="MailMergeTable2020-03-06T14:16:54Z1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8.A2" style:display-name="MailMergeTable2020-03-06T14:16:54Z1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8.3" style:display-name="MailMergeTable2020-03-06T14:16:54Z18.3" style:family="table-row">
      <style:table-row-properties style:min-row-height="5.724cm"/>
    </style:style>
    <style:style style:name="MailMergeTable2020-03-06T14_3a_16_3a_54Z18.A3" style:display-name="MailMergeTable2020-03-06T14:16:54Z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8.B3" style:display-name="MailMergeTable2020-03-06T14:16:54Z1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8.4" style:display-name="MailMergeTable2020-03-06T14:16:54Z18.4" style:family="table-row">
      <style:table-row-properties style:min-row-height="0.515cm"/>
    </style:style>
    <style:style style:name="MailMergeTable2020-03-06T14_3a_16_3a_54Z18.G4" style:display-name="MailMergeTable2020-03-06T14:16:54Z1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19" style:display-name="MailMergeTable2020-03-06T14:16:54Z19" style:family="table">
      <style:table-properties style:width="13.748cm" table:align="margins"/>
    </style:style>
    <style:style style:name="MailMergeTable2020-03-06T14_3a_16_3a_54Z19.A" style:display-name="MailMergeTable2020-03-06T14:16:54Z19.A" style:family="table-column">
      <style:table-column-properties style:column-width="0.291cm" style:rel-column-width="1387*"/>
    </style:style>
    <style:style style:name="MailMergeTable2020-03-06T14_3a_16_3a_54Z19.B" style:display-name="MailMergeTable2020-03-06T14:16:54Z19.B" style:family="table-column">
      <style:table-column-properties style:column-width="3.635cm" style:rel-column-width="17329*"/>
    </style:style>
    <style:style style:name="MailMergeTable2020-03-06T14_3a_16_3a_54Z19.C" style:display-name="MailMergeTable2020-03-06T14:16:54Z19.C" style:family="table-column">
      <style:table-column-properties style:column-width="1.963cm" style:rel-column-width="9358*"/>
    </style:style>
    <style:style style:name="MailMergeTable2020-03-06T14_3a_16_3a_54Z19.E" style:display-name="MailMergeTable2020-03-06T14:16:54Z19.E" style:family="table-column">
      <style:table-column-properties style:column-width="1.965cm" style:rel-column-width="9366*"/>
    </style:style>
    <style:style style:name="MailMergeTable2020-03-06T14_3a_16_3a_54Z19.G" style:display-name="MailMergeTable2020-03-06T14:16:54Z19.G" style:family="table-column">
      <style:table-column-properties style:column-width="1.967cm" style:rel-column-width="9379*"/>
    </style:style>
    <style:style style:name="MailMergeTable2020-03-06T14_3a_16_3a_54Z19.A1" style:display-name="MailMergeTable2020-03-06T14:16:54Z1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19.A2" style:display-name="MailMergeTable2020-03-06T14:16:54Z1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19.3" style:display-name="MailMergeTable2020-03-06T14:16:54Z19.3" style:family="table-row">
      <style:table-row-properties style:min-row-height="5.724cm"/>
    </style:style>
    <style:style style:name="MailMergeTable2020-03-06T14_3a_16_3a_54Z19.A3" style:display-name="MailMergeTable2020-03-06T14:16:54Z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19.B3" style:display-name="MailMergeTable2020-03-06T14:16:54Z1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19.4" style:display-name="MailMergeTable2020-03-06T14:16:54Z19.4" style:family="table-row">
      <style:table-row-properties style:min-row-height="0.515cm"/>
    </style:style>
    <style:style style:name="MailMergeTable2020-03-06T14_3a_16_3a_54Z19.G4" style:display-name="MailMergeTable2020-03-06T14:16:54Z1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0" style:display-name="MailMergeTable2020-03-06T14:16:54Z20" style:family="table">
      <style:table-properties style:width="13.748cm" table:align="margins"/>
    </style:style>
    <style:style style:name="MailMergeTable2020-03-06T14_3a_16_3a_54Z20.A" style:display-name="MailMergeTable2020-03-06T14:16:54Z20.A" style:family="table-column">
      <style:table-column-properties style:column-width="0.291cm" style:rel-column-width="1387*"/>
    </style:style>
    <style:style style:name="MailMergeTable2020-03-06T14_3a_16_3a_54Z20.B" style:display-name="MailMergeTable2020-03-06T14:16:54Z20.B" style:family="table-column">
      <style:table-column-properties style:column-width="3.635cm" style:rel-column-width="17329*"/>
    </style:style>
    <style:style style:name="MailMergeTable2020-03-06T14_3a_16_3a_54Z20.C" style:display-name="MailMergeTable2020-03-06T14:16:54Z20.C" style:family="table-column">
      <style:table-column-properties style:column-width="1.963cm" style:rel-column-width="9358*"/>
    </style:style>
    <style:style style:name="MailMergeTable2020-03-06T14_3a_16_3a_54Z20.E" style:display-name="MailMergeTable2020-03-06T14:16:54Z20.E" style:family="table-column">
      <style:table-column-properties style:column-width="1.965cm" style:rel-column-width="9366*"/>
    </style:style>
    <style:style style:name="MailMergeTable2020-03-06T14_3a_16_3a_54Z20.G" style:display-name="MailMergeTable2020-03-06T14:16:54Z20.G" style:family="table-column">
      <style:table-column-properties style:column-width="1.967cm" style:rel-column-width="9379*"/>
    </style:style>
    <style:style style:name="MailMergeTable2020-03-06T14_3a_16_3a_54Z20.A1" style:display-name="MailMergeTable2020-03-06T14:16:54Z2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0.A2" style:display-name="MailMergeTable2020-03-06T14:16:54Z2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0.3" style:display-name="MailMergeTable2020-03-06T14:16:54Z20.3" style:family="table-row">
      <style:table-row-properties style:min-row-height="5.724cm"/>
    </style:style>
    <style:style style:name="MailMergeTable2020-03-06T14_3a_16_3a_54Z20.A3" style:display-name="MailMergeTable2020-03-06T14:16:54Z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0.B3" style:display-name="MailMergeTable2020-03-06T14:16:54Z2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0.4" style:display-name="MailMergeTable2020-03-06T14:16:54Z20.4" style:family="table-row">
      <style:table-row-properties style:min-row-height="0.515cm"/>
    </style:style>
    <style:style style:name="MailMergeTable2020-03-06T14_3a_16_3a_54Z20.G4" style:display-name="MailMergeTable2020-03-06T14:16:54Z2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1" style:display-name="MailMergeTable2020-03-06T14:16:54Z21" style:family="table">
      <style:table-properties style:width="13.748cm" table:align="margins"/>
    </style:style>
    <style:style style:name="MailMergeTable2020-03-06T14_3a_16_3a_54Z21.A" style:display-name="MailMergeTable2020-03-06T14:16:54Z21.A" style:family="table-column">
      <style:table-column-properties style:column-width="0.291cm" style:rel-column-width="1387*"/>
    </style:style>
    <style:style style:name="MailMergeTable2020-03-06T14_3a_16_3a_54Z21.B" style:display-name="MailMergeTable2020-03-06T14:16:54Z21.B" style:family="table-column">
      <style:table-column-properties style:column-width="3.635cm" style:rel-column-width="17329*"/>
    </style:style>
    <style:style style:name="MailMergeTable2020-03-06T14_3a_16_3a_54Z21.C" style:display-name="MailMergeTable2020-03-06T14:16:54Z21.C" style:family="table-column">
      <style:table-column-properties style:column-width="1.963cm" style:rel-column-width="9358*"/>
    </style:style>
    <style:style style:name="MailMergeTable2020-03-06T14_3a_16_3a_54Z21.E" style:display-name="MailMergeTable2020-03-06T14:16:54Z21.E" style:family="table-column">
      <style:table-column-properties style:column-width="1.965cm" style:rel-column-width="9366*"/>
    </style:style>
    <style:style style:name="MailMergeTable2020-03-06T14_3a_16_3a_54Z21.G" style:display-name="MailMergeTable2020-03-06T14:16:54Z21.G" style:family="table-column">
      <style:table-column-properties style:column-width="1.967cm" style:rel-column-width="9379*"/>
    </style:style>
    <style:style style:name="MailMergeTable2020-03-06T14_3a_16_3a_54Z21.A1" style:display-name="MailMergeTable2020-03-06T14:16:54Z2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1.A2" style:display-name="MailMergeTable2020-03-06T14:16:54Z2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1.3" style:display-name="MailMergeTable2020-03-06T14:16:54Z21.3" style:family="table-row">
      <style:table-row-properties style:min-row-height="5.724cm"/>
    </style:style>
    <style:style style:name="MailMergeTable2020-03-06T14_3a_16_3a_54Z21.A3" style:display-name="MailMergeTable2020-03-06T14:16:54Z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1.B3" style:display-name="MailMergeTable2020-03-06T14:16:54Z2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1.4" style:display-name="MailMergeTable2020-03-06T14:16:54Z21.4" style:family="table-row">
      <style:table-row-properties style:min-row-height="0.515cm"/>
    </style:style>
    <style:style style:name="MailMergeTable2020-03-06T14_3a_16_3a_54Z21.G4" style:display-name="MailMergeTable2020-03-06T14:16:54Z2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2" style:display-name="MailMergeTable2020-03-06T14:16:54Z22" style:family="table">
      <style:table-properties style:width="13.748cm" table:align="margins"/>
    </style:style>
    <style:style style:name="MailMergeTable2020-03-06T14_3a_16_3a_54Z22.A" style:display-name="MailMergeTable2020-03-06T14:16:54Z22.A" style:family="table-column">
      <style:table-column-properties style:column-width="0.291cm" style:rel-column-width="1387*"/>
    </style:style>
    <style:style style:name="MailMergeTable2020-03-06T14_3a_16_3a_54Z22.B" style:display-name="MailMergeTable2020-03-06T14:16:54Z22.B" style:family="table-column">
      <style:table-column-properties style:column-width="3.635cm" style:rel-column-width="17329*"/>
    </style:style>
    <style:style style:name="MailMergeTable2020-03-06T14_3a_16_3a_54Z22.C" style:display-name="MailMergeTable2020-03-06T14:16:54Z22.C" style:family="table-column">
      <style:table-column-properties style:column-width="1.963cm" style:rel-column-width="9358*"/>
    </style:style>
    <style:style style:name="MailMergeTable2020-03-06T14_3a_16_3a_54Z22.E" style:display-name="MailMergeTable2020-03-06T14:16:54Z22.E" style:family="table-column">
      <style:table-column-properties style:column-width="1.965cm" style:rel-column-width="9366*"/>
    </style:style>
    <style:style style:name="MailMergeTable2020-03-06T14_3a_16_3a_54Z22.G" style:display-name="MailMergeTable2020-03-06T14:16:54Z22.G" style:family="table-column">
      <style:table-column-properties style:column-width="1.967cm" style:rel-column-width="9379*"/>
    </style:style>
    <style:style style:name="MailMergeTable2020-03-06T14_3a_16_3a_54Z22.A1" style:display-name="MailMergeTable2020-03-06T14:16:54Z2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2.A2" style:display-name="MailMergeTable2020-03-06T14:16:54Z2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2.3" style:display-name="MailMergeTable2020-03-06T14:16:54Z22.3" style:family="table-row">
      <style:table-row-properties style:min-row-height="5.724cm"/>
    </style:style>
    <style:style style:name="MailMergeTable2020-03-06T14_3a_16_3a_54Z22.A3" style:display-name="MailMergeTable2020-03-06T14:16:54Z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2.B3" style:display-name="MailMergeTable2020-03-06T14:16:54Z2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2.4" style:display-name="MailMergeTable2020-03-06T14:16:54Z22.4" style:family="table-row">
      <style:table-row-properties style:min-row-height="0.515cm"/>
    </style:style>
    <style:style style:name="MailMergeTable2020-03-06T14_3a_16_3a_54Z22.G4" style:display-name="MailMergeTable2020-03-06T14:16:54Z2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3" style:display-name="MailMergeTable2020-03-06T14:16:54Z23" style:family="table">
      <style:table-properties style:width="13.748cm" table:align="margins"/>
    </style:style>
    <style:style style:name="MailMergeTable2020-03-06T14_3a_16_3a_54Z23.A" style:display-name="MailMergeTable2020-03-06T14:16:54Z23.A" style:family="table-column">
      <style:table-column-properties style:column-width="0.291cm" style:rel-column-width="1387*"/>
    </style:style>
    <style:style style:name="MailMergeTable2020-03-06T14_3a_16_3a_54Z23.B" style:display-name="MailMergeTable2020-03-06T14:16:54Z23.B" style:family="table-column">
      <style:table-column-properties style:column-width="3.635cm" style:rel-column-width="17329*"/>
    </style:style>
    <style:style style:name="MailMergeTable2020-03-06T14_3a_16_3a_54Z23.C" style:display-name="MailMergeTable2020-03-06T14:16:54Z23.C" style:family="table-column">
      <style:table-column-properties style:column-width="1.963cm" style:rel-column-width="9358*"/>
    </style:style>
    <style:style style:name="MailMergeTable2020-03-06T14_3a_16_3a_54Z23.E" style:display-name="MailMergeTable2020-03-06T14:16:54Z23.E" style:family="table-column">
      <style:table-column-properties style:column-width="1.965cm" style:rel-column-width="9366*"/>
    </style:style>
    <style:style style:name="MailMergeTable2020-03-06T14_3a_16_3a_54Z23.G" style:display-name="MailMergeTable2020-03-06T14:16:54Z23.G" style:family="table-column">
      <style:table-column-properties style:column-width="1.967cm" style:rel-column-width="9379*"/>
    </style:style>
    <style:style style:name="MailMergeTable2020-03-06T14_3a_16_3a_54Z23.A1" style:display-name="MailMergeTable2020-03-06T14:16:54Z2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3.A2" style:display-name="MailMergeTable2020-03-06T14:16:54Z2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3.3" style:display-name="MailMergeTable2020-03-06T14:16:54Z23.3" style:family="table-row">
      <style:table-row-properties style:min-row-height="5.724cm"/>
    </style:style>
    <style:style style:name="MailMergeTable2020-03-06T14_3a_16_3a_54Z23.A3" style:display-name="MailMergeTable2020-03-06T14:16:54Z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3.B3" style:display-name="MailMergeTable2020-03-06T14:16:54Z2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3.4" style:display-name="MailMergeTable2020-03-06T14:16:54Z23.4" style:family="table-row">
      <style:table-row-properties style:min-row-height="0.515cm"/>
    </style:style>
    <style:style style:name="MailMergeTable2020-03-06T14_3a_16_3a_54Z23.G4" style:display-name="MailMergeTable2020-03-06T14:16:54Z2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4" style:display-name="MailMergeTable2020-03-06T14:16:54Z24" style:family="table">
      <style:table-properties style:width="13.748cm" table:align="margins"/>
    </style:style>
    <style:style style:name="MailMergeTable2020-03-06T14_3a_16_3a_54Z24.A" style:display-name="MailMergeTable2020-03-06T14:16:54Z24.A" style:family="table-column">
      <style:table-column-properties style:column-width="0.291cm" style:rel-column-width="1387*"/>
    </style:style>
    <style:style style:name="MailMergeTable2020-03-06T14_3a_16_3a_54Z24.B" style:display-name="MailMergeTable2020-03-06T14:16:54Z24.B" style:family="table-column">
      <style:table-column-properties style:column-width="3.635cm" style:rel-column-width="17329*"/>
    </style:style>
    <style:style style:name="MailMergeTable2020-03-06T14_3a_16_3a_54Z24.C" style:display-name="MailMergeTable2020-03-06T14:16:54Z24.C" style:family="table-column">
      <style:table-column-properties style:column-width="1.963cm" style:rel-column-width="9358*"/>
    </style:style>
    <style:style style:name="MailMergeTable2020-03-06T14_3a_16_3a_54Z24.E" style:display-name="MailMergeTable2020-03-06T14:16:54Z24.E" style:family="table-column">
      <style:table-column-properties style:column-width="1.965cm" style:rel-column-width="9366*"/>
    </style:style>
    <style:style style:name="MailMergeTable2020-03-06T14_3a_16_3a_54Z24.G" style:display-name="MailMergeTable2020-03-06T14:16:54Z24.G" style:family="table-column">
      <style:table-column-properties style:column-width="1.967cm" style:rel-column-width="9379*"/>
    </style:style>
    <style:style style:name="MailMergeTable2020-03-06T14_3a_16_3a_54Z24.A1" style:display-name="MailMergeTable2020-03-06T14:16:54Z2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4.A2" style:display-name="MailMergeTable2020-03-06T14:16:54Z2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4.3" style:display-name="MailMergeTable2020-03-06T14:16:54Z24.3" style:family="table-row">
      <style:table-row-properties style:min-row-height="5.724cm"/>
    </style:style>
    <style:style style:name="MailMergeTable2020-03-06T14_3a_16_3a_54Z24.A3" style:display-name="MailMergeTable2020-03-06T14:16:54Z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4.B3" style:display-name="MailMergeTable2020-03-06T14:16:54Z2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4.4" style:display-name="MailMergeTable2020-03-06T14:16:54Z24.4" style:family="table-row">
      <style:table-row-properties style:min-row-height="0.515cm"/>
    </style:style>
    <style:style style:name="MailMergeTable2020-03-06T14_3a_16_3a_54Z24.G4" style:display-name="MailMergeTable2020-03-06T14:16:54Z2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5" style:display-name="MailMergeTable2020-03-06T14:16:54Z25" style:family="table">
      <style:table-properties style:width="13.748cm" table:align="margins"/>
    </style:style>
    <style:style style:name="MailMergeTable2020-03-06T14_3a_16_3a_54Z25.A" style:display-name="MailMergeTable2020-03-06T14:16:54Z25.A" style:family="table-column">
      <style:table-column-properties style:column-width="0.291cm" style:rel-column-width="1387*"/>
    </style:style>
    <style:style style:name="MailMergeTable2020-03-06T14_3a_16_3a_54Z25.B" style:display-name="MailMergeTable2020-03-06T14:16:54Z25.B" style:family="table-column">
      <style:table-column-properties style:column-width="3.635cm" style:rel-column-width="17329*"/>
    </style:style>
    <style:style style:name="MailMergeTable2020-03-06T14_3a_16_3a_54Z25.C" style:display-name="MailMergeTable2020-03-06T14:16:54Z25.C" style:family="table-column">
      <style:table-column-properties style:column-width="1.963cm" style:rel-column-width="9358*"/>
    </style:style>
    <style:style style:name="MailMergeTable2020-03-06T14_3a_16_3a_54Z25.E" style:display-name="MailMergeTable2020-03-06T14:16:54Z25.E" style:family="table-column">
      <style:table-column-properties style:column-width="1.965cm" style:rel-column-width="9366*"/>
    </style:style>
    <style:style style:name="MailMergeTable2020-03-06T14_3a_16_3a_54Z25.G" style:display-name="MailMergeTable2020-03-06T14:16:54Z25.G" style:family="table-column">
      <style:table-column-properties style:column-width="1.967cm" style:rel-column-width="9379*"/>
    </style:style>
    <style:style style:name="MailMergeTable2020-03-06T14_3a_16_3a_54Z25.A1" style:display-name="MailMergeTable2020-03-06T14:16:54Z2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5.A2" style:display-name="MailMergeTable2020-03-06T14:16:54Z2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5.3" style:display-name="MailMergeTable2020-03-06T14:16:54Z25.3" style:family="table-row">
      <style:table-row-properties style:min-row-height="5.724cm"/>
    </style:style>
    <style:style style:name="MailMergeTable2020-03-06T14_3a_16_3a_54Z25.A3" style:display-name="MailMergeTable2020-03-06T14:16:54Z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5.B3" style:display-name="MailMergeTable2020-03-06T14:16:54Z2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5.4" style:display-name="MailMergeTable2020-03-06T14:16:54Z25.4" style:family="table-row">
      <style:table-row-properties style:min-row-height="0.515cm"/>
    </style:style>
    <style:style style:name="MailMergeTable2020-03-06T14_3a_16_3a_54Z25.G4" style:display-name="MailMergeTable2020-03-06T14:16:54Z2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6" style:display-name="MailMergeTable2020-03-06T14:16:54Z26" style:family="table">
      <style:table-properties style:width="13.748cm" table:align="margins"/>
    </style:style>
    <style:style style:name="MailMergeTable2020-03-06T14_3a_16_3a_54Z26.A" style:display-name="MailMergeTable2020-03-06T14:16:54Z26.A" style:family="table-column">
      <style:table-column-properties style:column-width="0.291cm" style:rel-column-width="1387*"/>
    </style:style>
    <style:style style:name="MailMergeTable2020-03-06T14_3a_16_3a_54Z26.B" style:display-name="MailMergeTable2020-03-06T14:16:54Z26.B" style:family="table-column">
      <style:table-column-properties style:column-width="3.635cm" style:rel-column-width="17329*"/>
    </style:style>
    <style:style style:name="MailMergeTable2020-03-06T14_3a_16_3a_54Z26.C" style:display-name="MailMergeTable2020-03-06T14:16:54Z26.C" style:family="table-column">
      <style:table-column-properties style:column-width="1.963cm" style:rel-column-width="9358*"/>
    </style:style>
    <style:style style:name="MailMergeTable2020-03-06T14_3a_16_3a_54Z26.E" style:display-name="MailMergeTable2020-03-06T14:16:54Z26.E" style:family="table-column">
      <style:table-column-properties style:column-width="1.965cm" style:rel-column-width="9366*"/>
    </style:style>
    <style:style style:name="MailMergeTable2020-03-06T14_3a_16_3a_54Z26.G" style:display-name="MailMergeTable2020-03-06T14:16:54Z26.G" style:family="table-column">
      <style:table-column-properties style:column-width="1.967cm" style:rel-column-width="9379*"/>
    </style:style>
    <style:style style:name="MailMergeTable2020-03-06T14_3a_16_3a_54Z26.A1" style:display-name="MailMergeTable2020-03-06T14:16:54Z2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6.A2" style:display-name="MailMergeTable2020-03-06T14:16:54Z2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6.3" style:display-name="MailMergeTable2020-03-06T14:16:54Z26.3" style:family="table-row">
      <style:table-row-properties style:min-row-height="5.724cm"/>
    </style:style>
    <style:style style:name="MailMergeTable2020-03-06T14_3a_16_3a_54Z26.A3" style:display-name="MailMergeTable2020-03-06T14:16:54Z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6.B3" style:display-name="MailMergeTable2020-03-06T14:16:54Z2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6.4" style:display-name="MailMergeTable2020-03-06T14:16:54Z26.4" style:family="table-row">
      <style:table-row-properties style:min-row-height="0.515cm"/>
    </style:style>
    <style:style style:name="MailMergeTable2020-03-06T14_3a_16_3a_54Z26.G4" style:display-name="MailMergeTable2020-03-06T14:16:54Z2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7" style:display-name="MailMergeTable2020-03-06T14:16:54Z27" style:family="table">
      <style:table-properties style:width="13.748cm" table:align="margins"/>
    </style:style>
    <style:style style:name="MailMergeTable2020-03-06T14_3a_16_3a_54Z27.A" style:display-name="MailMergeTable2020-03-06T14:16:54Z27.A" style:family="table-column">
      <style:table-column-properties style:column-width="0.291cm" style:rel-column-width="1387*"/>
    </style:style>
    <style:style style:name="MailMergeTable2020-03-06T14_3a_16_3a_54Z27.B" style:display-name="MailMergeTable2020-03-06T14:16:54Z27.B" style:family="table-column">
      <style:table-column-properties style:column-width="3.635cm" style:rel-column-width="17329*"/>
    </style:style>
    <style:style style:name="MailMergeTable2020-03-06T14_3a_16_3a_54Z27.C" style:display-name="MailMergeTable2020-03-06T14:16:54Z27.C" style:family="table-column">
      <style:table-column-properties style:column-width="1.963cm" style:rel-column-width="9358*"/>
    </style:style>
    <style:style style:name="MailMergeTable2020-03-06T14_3a_16_3a_54Z27.E" style:display-name="MailMergeTable2020-03-06T14:16:54Z27.E" style:family="table-column">
      <style:table-column-properties style:column-width="1.965cm" style:rel-column-width="9366*"/>
    </style:style>
    <style:style style:name="MailMergeTable2020-03-06T14_3a_16_3a_54Z27.G" style:display-name="MailMergeTable2020-03-06T14:16:54Z27.G" style:family="table-column">
      <style:table-column-properties style:column-width="1.967cm" style:rel-column-width="9379*"/>
    </style:style>
    <style:style style:name="MailMergeTable2020-03-06T14_3a_16_3a_54Z27.A1" style:display-name="MailMergeTable2020-03-06T14:16:54Z2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7.A2" style:display-name="MailMergeTable2020-03-06T14:16:54Z2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7.3" style:display-name="MailMergeTable2020-03-06T14:16:54Z27.3" style:family="table-row">
      <style:table-row-properties style:min-row-height="5.724cm"/>
    </style:style>
    <style:style style:name="MailMergeTable2020-03-06T14_3a_16_3a_54Z27.A3" style:display-name="MailMergeTable2020-03-06T14:16:54Z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7.B3" style:display-name="MailMergeTable2020-03-06T14:16:54Z2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7.4" style:display-name="MailMergeTable2020-03-06T14:16:54Z27.4" style:family="table-row">
      <style:table-row-properties style:min-row-height="0.515cm"/>
    </style:style>
    <style:style style:name="MailMergeTable2020-03-06T14_3a_16_3a_54Z27.G4" style:display-name="MailMergeTable2020-03-06T14:16:54Z2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4Z28" style:display-name="MailMergeTable2020-03-06T14:16:54Z28" style:family="table">
      <style:table-properties style:width="13.748cm" table:align="margins"/>
    </style:style>
    <style:style style:name="MailMergeTable2020-03-06T14_3a_16_3a_54Z28.A" style:display-name="MailMergeTable2020-03-06T14:16:54Z28.A" style:family="table-column">
      <style:table-column-properties style:column-width="0.291cm" style:rel-column-width="1387*"/>
    </style:style>
    <style:style style:name="MailMergeTable2020-03-06T14_3a_16_3a_54Z28.B" style:display-name="MailMergeTable2020-03-06T14:16:54Z28.B" style:family="table-column">
      <style:table-column-properties style:column-width="3.635cm" style:rel-column-width="17329*"/>
    </style:style>
    <style:style style:name="MailMergeTable2020-03-06T14_3a_16_3a_54Z28.C" style:display-name="MailMergeTable2020-03-06T14:16:54Z28.C" style:family="table-column">
      <style:table-column-properties style:column-width="1.963cm" style:rel-column-width="9358*"/>
    </style:style>
    <style:style style:name="MailMergeTable2020-03-06T14_3a_16_3a_54Z28.E" style:display-name="MailMergeTable2020-03-06T14:16:54Z28.E" style:family="table-column">
      <style:table-column-properties style:column-width="1.965cm" style:rel-column-width="9366*"/>
    </style:style>
    <style:style style:name="MailMergeTable2020-03-06T14_3a_16_3a_54Z28.G" style:display-name="MailMergeTable2020-03-06T14:16:54Z28.G" style:family="table-column">
      <style:table-column-properties style:column-width="1.967cm" style:rel-column-width="9379*"/>
    </style:style>
    <style:style style:name="MailMergeTable2020-03-06T14_3a_16_3a_54Z28.A1" style:display-name="MailMergeTable2020-03-06T14:16:54Z2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4Z28.A2" style:display-name="MailMergeTable2020-03-06T14:16:54Z2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4Z28.3" style:display-name="MailMergeTable2020-03-06T14:16:54Z28.3" style:family="table-row">
      <style:table-row-properties style:min-row-height="5.724cm"/>
    </style:style>
    <style:style style:name="MailMergeTable2020-03-06T14_3a_16_3a_54Z28.A3" style:display-name="MailMergeTable2020-03-06T14:16:54Z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4Z28.B3" style:display-name="MailMergeTable2020-03-06T14:16:54Z2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4Z28.4" style:display-name="MailMergeTable2020-03-06T14:16:54Z28.4" style:family="table-row">
      <style:table-row-properties style:min-row-height="0.515cm"/>
    </style:style>
    <style:style style:name="MailMergeTable2020-03-06T14_3a_16_3a_54Z28.G4" style:display-name="MailMergeTable2020-03-06T14:16:54Z2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29" style:display-name="MailMergeTable2020-03-06T14:16:55Z29" style:family="table">
      <style:table-properties style:width="13.748cm" table:align="margins"/>
    </style:style>
    <style:style style:name="MailMergeTable2020-03-06T14_3a_16_3a_55Z29.A" style:display-name="MailMergeTable2020-03-06T14:16:55Z29.A" style:family="table-column">
      <style:table-column-properties style:column-width="0.291cm" style:rel-column-width="1387*"/>
    </style:style>
    <style:style style:name="MailMergeTable2020-03-06T14_3a_16_3a_55Z29.B" style:display-name="MailMergeTable2020-03-06T14:16:55Z29.B" style:family="table-column">
      <style:table-column-properties style:column-width="3.635cm" style:rel-column-width="17329*"/>
    </style:style>
    <style:style style:name="MailMergeTable2020-03-06T14_3a_16_3a_55Z29.C" style:display-name="MailMergeTable2020-03-06T14:16:55Z29.C" style:family="table-column">
      <style:table-column-properties style:column-width="1.963cm" style:rel-column-width="9358*"/>
    </style:style>
    <style:style style:name="MailMergeTable2020-03-06T14_3a_16_3a_55Z29.E" style:display-name="MailMergeTable2020-03-06T14:16:55Z29.E" style:family="table-column">
      <style:table-column-properties style:column-width="1.965cm" style:rel-column-width="9366*"/>
    </style:style>
    <style:style style:name="MailMergeTable2020-03-06T14_3a_16_3a_55Z29.G" style:display-name="MailMergeTable2020-03-06T14:16:55Z29.G" style:family="table-column">
      <style:table-column-properties style:column-width="1.967cm" style:rel-column-width="9379*"/>
    </style:style>
    <style:style style:name="MailMergeTable2020-03-06T14_3a_16_3a_55Z29.A1" style:display-name="MailMergeTable2020-03-06T14:16:55Z2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29.A2" style:display-name="MailMergeTable2020-03-06T14:16:55Z2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29.3" style:display-name="MailMergeTable2020-03-06T14:16:55Z29.3" style:family="table-row">
      <style:table-row-properties style:min-row-height="5.724cm"/>
    </style:style>
    <style:style style:name="MailMergeTable2020-03-06T14_3a_16_3a_55Z29.A3" style:display-name="MailMergeTable2020-03-06T14:16:55Z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29.B3" style:display-name="MailMergeTable2020-03-06T14:16:55Z2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29.4" style:display-name="MailMergeTable2020-03-06T14:16:55Z29.4" style:family="table-row">
      <style:table-row-properties style:min-row-height="0.515cm"/>
    </style:style>
    <style:style style:name="MailMergeTable2020-03-06T14_3a_16_3a_55Z29.G4" style:display-name="MailMergeTable2020-03-06T14:16:55Z2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0" style:display-name="MailMergeTable2020-03-06T14:16:55Z30" style:family="table">
      <style:table-properties style:width="13.748cm" table:align="margins"/>
    </style:style>
    <style:style style:name="MailMergeTable2020-03-06T14_3a_16_3a_55Z30.A" style:display-name="MailMergeTable2020-03-06T14:16:55Z30.A" style:family="table-column">
      <style:table-column-properties style:column-width="0.291cm" style:rel-column-width="1387*"/>
    </style:style>
    <style:style style:name="MailMergeTable2020-03-06T14_3a_16_3a_55Z30.B" style:display-name="MailMergeTable2020-03-06T14:16:55Z30.B" style:family="table-column">
      <style:table-column-properties style:column-width="3.635cm" style:rel-column-width="17329*"/>
    </style:style>
    <style:style style:name="MailMergeTable2020-03-06T14_3a_16_3a_55Z30.C" style:display-name="MailMergeTable2020-03-06T14:16:55Z30.C" style:family="table-column">
      <style:table-column-properties style:column-width="1.963cm" style:rel-column-width="9358*"/>
    </style:style>
    <style:style style:name="MailMergeTable2020-03-06T14_3a_16_3a_55Z30.E" style:display-name="MailMergeTable2020-03-06T14:16:55Z30.E" style:family="table-column">
      <style:table-column-properties style:column-width="1.965cm" style:rel-column-width="9366*"/>
    </style:style>
    <style:style style:name="MailMergeTable2020-03-06T14_3a_16_3a_55Z30.G" style:display-name="MailMergeTable2020-03-06T14:16:55Z30.G" style:family="table-column">
      <style:table-column-properties style:column-width="1.967cm" style:rel-column-width="9379*"/>
    </style:style>
    <style:style style:name="MailMergeTable2020-03-06T14_3a_16_3a_55Z30.A1" style:display-name="MailMergeTable2020-03-06T14:16:55Z3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0.A2" style:display-name="MailMergeTable2020-03-06T14:16:55Z3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0.3" style:display-name="MailMergeTable2020-03-06T14:16:55Z30.3" style:family="table-row">
      <style:table-row-properties style:min-row-height="5.724cm"/>
    </style:style>
    <style:style style:name="MailMergeTable2020-03-06T14_3a_16_3a_55Z30.A3" style:display-name="MailMergeTable2020-03-06T14:16:55Z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0.B3" style:display-name="MailMergeTable2020-03-06T14:16:55Z3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0.4" style:display-name="MailMergeTable2020-03-06T14:16:55Z30.4" style:family="table-row">
      <style:table-row-properties style:min-row-height="0.515cm"/>
    </style:style>
    <style:style style:name="MailMergeTable2020-03-06T14_3a_16_3a_55Z30.G4" style:display-name="MailMergeTable2020-03-06T14:16:55Z3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1" style:display-name="MailMergeTable2020-03-06T14:16:55Z31" style:family="table">
      <style:table-properties style:width="13.748cm" table:align="margins"/>
    </style:style>
    <style:style style:name="MailMergeTable2020-03-06T14_3a_16_3a_55Z31.A" style:display-name="MailMergeTable2020-03-06T14:16:55Z31.A" style:family="table-column">
      <style:table-column-properties style:column-width="0.291cm" style:rel-column-width="1387*"/>
    </style:style>
    <style:style style:name="MailMergeTable2020-03-06T14_3a_16_3a_55Z31.B" style:display-name="MailMergeTable2020-03-06T14:16:55Z31.B" style:family="table-column">
      <style:table-column-properties style:column-width="3.635cm" style:rel-column-width="17329*"/>
    </style:style>
    <style:style style:name="MailMergeTable2020-03-06T14_3a_16_3a_55Z31.C" style:display-name="MailMergeTable2020-03-06T14:16:55Z31.C" style:family="table-column">
      <style:table-column-properties style:column-width="1.963cm" style:rel-column-width="9358*"/>
    </style:style>
    <style:style style:name="MailMergeTable2020-03-06T14_3a_16_3a_55Z31.E" style:display-name="MailMergeTable2020-03-06T14:16:55Z31.E" style:family="table-column">
      <style:table-column-properties style:column-width="1.965cm" style:rel-column-width="9366*"/>
    </style:style>
    <style:style style:name="MailMergeTable2020-03-06T14_3a_16_3a_55Z31.G" style:display-name="MailMergeTable2020-03-06T14:16:55Z31.G" style:family="table-column">
      <style:table-column-properties style:column-width="1.967cm" style:rel-column-width="9379*"/>
    </style:style>
    <style:style style:name="MailMergeTable2020-03-06T14_3a_16_3a_55Z31.A1" style:display-name="MailMergeTable2020-03-06T14:16:55Z3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1.A2" style:display-name="MailMergeTable2020-03-06T14:16:55Z3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1.3" style:display-name="MailMergeTable2020-03-06T14:16:55Z31.3" style:family="table-row">
      <style:table-row-properties style:min-row-height="5.724cm"/>
    </style:style>
    <style:style style:name="MailMergeTable2020-03-06T14_3a_16_3a_55Z31.A3" style:display-name="MailMergeTable2020-03-06T14:16:55Z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1.B3" style:display-name="MailMergeTable2020-03-06T14:16:55Z3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1.4" style:display-name="MailMergeTable2020-03-06T14:16:55Z31.4" style:family="table-row">
      <style:table-row-properties style:min-row-height="0.515cm"/>
    </style:style>
    <style:style style:name="MailMergeTable2020-03-06T14_3a_16_3a_55Z31.G4" style:display-name="MailMergeTable2020-03-06T14:16:55Z3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2" style:display-name="MailMergeTable2020-03-06T14:16:55Z32" style:family="table">
      <style:table-properties style:width="13.748cm" table:align="margins"/>
    </style:style>
    <style:style style:name="MailMergeTable2020-03-06T14_3a_16_3a_55Z32.A" style:display-name="MailMergeTable2020-03-06T14:16:55Z32.A" style:family="table-column">
      <style:table-column-properties style:column-width="0.291cm" style:rel-column-width="1387*"/>
    </style:style>
    <style:style style:name="MailMergeTable2020-03-06T14_3a_16_3a_55Z32.B" style:display-name="MailMergeTable2020-03-06T14:16:55Z32.B" style:family="table-column">
      <style:table-column-properties style:column-width="3.635cm" style:rel-column-width="17329*"/>
    </style:style>
    <style:style style:name="MailMergeTable2020-03-06T14_3a_16_3a_55Z32.C" style:display-name="MailMergeTable2020-03-06T14:16:55Z32.C" style:family="table-column">
      <style:table-column-properties style:column-width="1.963cm" style:rel-column-width="9358*"/>
    </style:style>
    <style:style style:name="MailMergeTable2020-03-06T14_3a_16_3a_55Z32.E" style:display-name="MailMergeTable2020-03-06T14:16:55Z32.E" style:family="table-column">
      <style:table-column-properties style:column-width="1.965cm" style:rel-column-width="9366*"/>
    </style:style>
    <style:style style:name="MailMergeTable2020-03-06T14_3a_16_3a_55Z32.G" style:display-name="MailMergeTable2020-03-06T14:16:55Z32.G" style:family="table-column">
      <style:table-column-properties style:column-width="1.967cm" style:rel-column-width="9379*"/>
    </style:style>
    <style:style style:name="MailMergeTable2020-03-06T14_3a_16_3a_55Z32.A1" style:display-name="MailMergeTable2020-03-06T14:16:55Z3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2.A2" style:display-name="MailMergeTable2020-03-06T14:16:55Z3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2.3" style:display-name="MailMergeTable2020-03-06T14:16:55Z32.3" style:family="table-row">
      <style:table-row-properties style:min-row-height="5.724cm"/>
    </style:style>
    <style:style style:name="MailMergeTable2020-03-06T14_3a_16_3a_55Z32.A3" style:display-name="MailMergeTable2020-03-06T14:16:55Z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2.B3" style:display-name="MailMergeTable2020-03-06T14:16:55Z3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2.4" style:display-name="MailMergeTable2020-03-06T14:16:55Z32.4" style:family="table-row">
      <style:table-row-properties style:min-row-height="0.515cm"/>
    </style:style>
    <style:style style:name="MailMergeTable2020-03-06T14_3a_16_3a_55Z32.G4" style:display-name="MailMergeTable2020-03-06T14:16:55Z3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3" style:display-name="MailMergeTable2020-03-06T14:16:55Z33" style:family="table">
      <style:table-properties style:width="13.748cm" table:align="margins"/>
    </style:style>
    <style:style style:name="MailMergeTable2020-03-06T14_3a_16_3a_55Z33.A" style:display-name="MailMergeTable2020-03-06T14:16:55Z33.A" style:family="table-column">
      <style:table-column-properties style:column-width="0.291cm" style:rel-column-width="1387*"/>
    </style:style>
    <style:style style:name="MailMergeTable2020-03-06T14_3a_16_3a_55Z33.B" style:display-name="MailMergeTable2020-03-06T14:16:55Z33.B" style:family="table-column">
      <style:table-column-properties style:column-width="3.635cm" style:rel-column-width="17329*"/>
    </style:style>
    <style:style style:name="MailMergeTable2020-03-06T14_3a_16_3a_55Z33.C" style:display-name="MailMergeTable2020-03-06T14:16:55Z33.C" style:family="table-column">
      <style:table-column-properties style:column-width="1.963cm" style:rel-column-width="9358*"/>
    </style:style>
    <style:style style:name="MailMergeTable2020-03-06T14_3a_16_3a_55Z33.E" style:display-name="MailMergeTable2020-03-06T14:16:55Z33.E" style:family="table-column">
      <style:table-column-properties style:column-width="1.965cm" style:rel-column-width="9366*"/>
    </style:style>
    <style:style style:name="MailMergeTable2020-03-06T14_3a_16_3a_55Z33.G" style:display-name="MailMergeTable2020-03-06T14:16:55Z33.G" style:family="table-column">
      <style:table-column-properties style:column-width="1.967cm" style:rel-column-width="9379*"/>
    </style:style>
    <style:style style:name="MailMergeTable2020-03-06T14_3a_16_3a_55Z33.A1" style:display-name="MailMergeTable2020-03-06T14:16:55Z3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3.A2" style:display-name="MailMergeTable2020-03-06T14:16:55Z3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3.3" style:display-name="MailMergeTable2020-03-06T14:16:55Z33.3" style:family="table-row">
      <style:table-row-properties style:min-row-height="5.724cm"/>
    </style:style>
    <style:style style:name="MailMergeTable2020-03-06T14_3a_16_3a_55Z33.A3" style:display-name="MailMergeTable2020-03-06T14:16:55Z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3.B3" style:display-name="MailMergeTable2020-03-06T14:16:55Z3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3.4" style:display-name="MailMergeTable2020-03-06T14:16:55Z33.4" style:family="table-row">
      <style:table-row-properties style:min-row-height="0.515cm"/>
    </style:style>
    <style:style style:name="MailMergeTable2020-03-06T14_3a_16_3a_55Z33.G4" style:display-name="MailMergeTable2020-03-06T14:16:55Z3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4" style:display-name="MailMergeTable2020-03-06T14:16:55Z34" style:family="table">
      <style:table-properties style:width="13.748cm" table:align="margins"/>
    </style:style>
    <style:style style:name="MailMergeTable2020-03-06T14_3a_16_3a_55Z34.A" style:display-name="MailMergeTable2020-03-06T14:16:55Z34.A" style:family="table-column">
      <style:table-column-properties style:column-width="0.291cm" style:rel-column-width="1387*"/>
    </style:style>
    <style:style style:name="MailMergeTable2020-03-06T14_3a_16_3a_55Z34.B" style:display-name="MailMergeTable2020-03-06T14:16:55Z34.B" style:family="table-column">
      <style:table-column-properties style:column-width="3.635cm" style:rel-column-width="17329*"/>
    </style:style>
    <style:style style:name="MailMergeTable2020-03-06T14_3a_16_3a_55Z34.C" style:display-name="MailMergeTable2020-03-06T14:16:55Z34.C" style:family="table-column">
      <style:table-column-properties style:column-width="1.963cm" style:rel-column-width="9358*"/>
    </style:style>
    <style:style style:name="MailMergeTable2020-03-06T14_3a_16_3a_55Z34.E" style:display-name="MailMergeTable2020-03-06T14:16:55Z34.E" style:family="table-column">
      <style:table-column-properties style:column-width="1.965cm" style:rel-column-width="9366*"/>
    </style:style>
    <style:style style:name="MailMergeTable2020-03-06T14_3a_16_3a_55Z34.G" style:display-name="MailMergeTable2020-03-06T14:16:55Z34.G" style:family="table-column">
      <style:table-column-properties style:column-width="1.967cm" style:rel-column-width="9379*"/>
    </style:style>
    <style:style style:name="MailMergeTable2020-03-06T14_3a_16_3a_55Z34.A1" style:display-name="MailMergeTable2020-03-06T14:16:55Z3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4.A2" style:display-name="MailMergeTable2020-03-06T14:16:55Z3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4.3" style:display-name="MailMergeTable2020-03-06T14:16:55Z34.3" style:family="table-row">
      <style:table-row-properties style:min-row-height="5.724cm"/>
    </style:style>
    <style:style style:name="MailMergeTable2020-03-06T14_3a_16_3a_55Z34.A3" style:display-name="MailMergeTable2020-03-06T14:16:55Z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4.B3" style:display-name="MailMergeTable2020-03-06T14:16:55Z3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4.4" style:display-name="MailMergeTable2020-03-06T14:16:55Z34.4" style:family="table-row">
      <style:table-row-properties style:min-row-height="0.515cm"/>
    </style:style>
    <style:style style:name="MailMergeTable2020-03-06T14_3a_16_3a_55Z34.G4" style:display-name="MailMergeTable2020-03-06T14:16:55Z3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5" style:display-name="MailMergeTable2020-03-06T14:16:55Z35" style:family="table">
      <style:table-properties style:width="13.748cm" table:align="margins"/>
    </style:style>
    <style:style style:name="MailMergeTable2020-03-06T14_3a_16_3a_55Z35.A" style:display-name="MailMergeTable2020-03-06T14:16:55Z35.A" style:family="table-column">
      <style:table-column-properties style:column-width="0.291cm" style:rel-column-width="1387*"/>
    </style:style>
    <style:style style:name="MailMergeTable2020-03-06T14_3a_16_3a_55Z35.B" style:display-name="MailMergeTable2020-03-06T14:16:55Z35.B" style:family="table-column">
      <style:table-column-properties style:column-width="3.635cm" style:rel-column-width="17329*"/>
    </style:style>
    <style:style style:name="MailMergeTable2020-03-06T14_3a_16_3a_55Z35.C" style:display-name="MailMergeTable2020-03-06T14:16:55Z35.C" style:family="table-column">
      <style:table-column-properties style:column-width="1.963cm" style:rel-column-width="9358*"/>
    </style:style>
    <style:style style:name="MailMergeTable2020-03-06T14_3a_16_3a_55Z35.E" style:display-name="MailMergeTable2020-03-06T14:16:55Z35.E" style:family="table-column">
      <style:table-column-properties style:column-width="1.965cm" style:rel-column-width="9366*"/>
    </style:style>
    <style:style style:name="MailMergeTable2020-03-06T14_3a_16_3a_55Z35.G" style:display-name="MailMergeTable2020-03-06T14:16:55Z35.G" style:family="table-column">
      <style:table-column-properties style:column-width="1.967cm" style:rel-column-width="9379*"/>
    </style:style>
    <style:style style:name="MailMergeTable2020-03-06T14_3a_16_3a_55Z35.A1" style:display-name="MailMergeTable2020-03-06T14:16:55Z3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5.A2" style:display-name="MailMergeTable2020-03-06T14:16:55Z3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5.3" style:display-name="MailMergeTable2020-03-06T14:16:55Z35.3" style:family="table-row">
      <style:table-row-properties style:min-row-height="5.724cm"/>
    </style:style>
    <style:style style:name="MailMergeTable2020-03-06T14_3a_16_3a_55Z35.A3" style:display-name="MailMergeTable2020-03-06T14:16:55Z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5.B3" style:display-name="MailMergeTable2020-03-06T14:16:55Z3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5.4" style:display-name="MailMergeTable2020-03-06T14:16:55Z35.4" style:family="table-row">
      <style:table-row-properties style:min-row-height="0.515cm"/>
    </style:style>
    <style:style style:name="MailMergeTable2020-03-06T14_3a_16_3a_55Z35.G4" style:display-name="MailMergeTable2020-03-06T14:16:55Z3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6" style:display-name="MailMergeTable2020-03-06T14:16:55Z36" style:family="table">
      <style:table-properties style:width="13.748cm" table:align="margins"/>
    </style:style>
    <style:style style:name="MailMergeTable2020-03-06T14_3a_16_3a_55Z36.A" style:display-name="MailMergeTable2020-03-06T14:16:55Z36.A" style:family="table-column">
      <style:table-column-properties style:column-width="0.291cm" style:rel-column-width="1387*"/>
    </style:style>
    <style:style style:name="MailMergeTable2020-03-06T14_3a_16_3a_55Z36.B" style:display-name="MailMergeTable2020-03-06T14:16:55Z36.B" style:family="table-column">
      <style:table-column-properties style:column-width="3.635cm" style:rel-column-width="17329*"/>
    </style:style>
    <style:style style:name="MailMergeTable2020-03-06T14_3a_16_3a_55Z36.C" style:display-name="MailMergeTable2020-03-06T14:16:55Z36.C" style:family="table-column">
      <style:table-column-properties style:column-width="1.963cm" style:rel-column-width="9358*"/>
    </style:style>
    <style:style style:name="MailMergeTable2020-03-06T14_3a_16_3a_55Z36.E" style:display-name="MailMergeTable2020-03-06T14:16:55Z36.E" style:family="table-column">
      <style:table-column-properties style:column-width="1.965cm" style:rel-column-width="9366*"/>
    </style:style>
    <style:style style:name="MailMergeTable2020-03-06T14_3a_16_3a_55Z36.G" style:display-name="MailMergeTable2020-03-06T14:16:55Z36.G" style:family="table-column">
      <style:table-column-properties style:column-width="1.967cm" style:rel-column-width="9379*"/>
    </style:style>
    <style:style style:name="MailMergeTable2020-03-06T14_3a_16_3a_55Z36.A1" style:display-name="MailMergeTable2020-03-06T14:16:55Z3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6.A2" style:display-name="MailMergeTable2020-03-06T14:16:55Z3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6.3" style:display-name="MailMergeTable2020-03-06T14:16:55Z36.3" style:family="table-row">
      <style:table-row-properties style:min-row-height="5.724cm"/>
    </style:style>
    <style:style style:name="MailMergeTable2020-03-06T14_3a_16_3a_55Z36.A3" style:display-name="MailMergeTable2020-03-06T14:16:55Z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6.B3" style:display-name="MailMergeTable2020-03-06T14:16:55Z3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6.4" style:display-name="MailMergeTable2020-03-06T14:16:55Z36.4" style:family="table-row">
      <style:table-row-properties style:min-row-height="0.515cm"/>
    </style:style>
    <style:style style:name="MailMergeTable2020-03-06T14_3a_16_3a_55Z36.G4" style:display-name="MailMergeTable2020-03-06T14:16:55Z3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7" style:display-name="MailMergeTable2020-03-06T14:16:55Z37" style:family="table">
      <style:table-properties style:width="13.748cm" table:align="margins"/>
    </style:style>
    <style:style style:name="MailMergeTable2020-03-06T14_3a_16_3a_55Z37.A" style:display-name="MailMergeTable2020-03-06T14:16:55Z37.A" style:family="table-column">
      <style:table-column-properties style:column-width="0.291cm" style:rel-column-width="1387*"/>
    </style:style>
    <style:style style:name="MailMergeTable2020-03-06T14_3a_16_3a_55Z37.B" style:display-name="MailMergeTable2020-03-06T14:16:55Z37.B" style:family="table-column">
      <style:table-column-properties style:column-width="3.635cm" style:rel-column-width="17329*"/>
    </style:style>
    <style:style style:name="MailMergeTable2020-03-06T14_3a_16_3a_55Z37.C" style:display-name="MailMergeTable2020-03-06T14:16:55Z37.C" style:family="table-column">
      <style:table-column-properties style:column-width="1.963cm" style:rel-column-width="9358*"/>
    </style:style>
    <style:style style:name="MailMergeTable2020-03-06T14_3a_16_3a_55Z37.E" style:display-name="MailMergeTable2020-03-06T14:16:55Z37.E" style:family="table-column">
      <style:table-column-properties style:column-width="1.965cm" style:rel-column-width="9366*"/>
    </style:style>
    <style:style style:name="MailMergeTable2020-03-06T14_3a_16_3a_55Z37.G" style:display-name="MailMergeTable2020-03-06T14:16:55Z37.G" style:family="table-column">
      <style:table-column-properties style:column-width="1.967cm" style:rel-column-width="9379*"/>
    </style:style>
    <style:style style:name="MailMergeTable2020-03-06T14_3a_16_3a_55Z37.A1" style:display-name="MailMergeTable2020-03-06T14:16:55Z3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7.A2" style:display-name="MailMergeTable2020-03-06T14:16:55Z3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7.3" style:display-name="MailMergeTable2020-03-06T14:16:55Z37.3" style:family="table-row">
      <style:table-row-properties style:min-row-height="5.724cm"/>
    </style:style>
    <style:style style:name="MailMergeTable2020-03-06T14_3a_16_3a_55Z37.A3" style:display-name="MailMergeTable2020-03-06T14:16:55Z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7.B3" style:display-name="MailMergeTable2020-03-06T14:16:55Z3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7.4" style:display-name="MailMergeTable2020-03-06T14:16:55Z37.4" style:family="table-row">
      <style:table-row-properties style:min-row-height="0.515cm"/>
    </style:style>
    <style:style style:name="MailMergeTable2020-03-06T14_3a_16_3a_55Z37.G4" style:display-name="MailMergeTable2020-03-06T14:16:55Z3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8" style:display-name="MailMergeTable2020-03-06T14:16:55Z38" style:family="table">
      <style:table-properties style:width="13.748cm" table:align="margins"/>
    </style:style>
    <style:style style:name="MailMergeTable2020-03-06T14_3a_16_3a_55Z38.A" style:display-name="MailMergeTable2020-03-06T14:16:55Z38.A" style:family="table-column">
      <style:table-column-properties style:column-width="0.291cm" style:rel-column-width="1387*"/>
    </style:style>
    <style:style style:name="MailMergeTable2020-03-06T14_3a_16_3a_55Z38.B" style:display-name="MailMergeTable2020-03-06T14:16:55Z38.B" style:family="table-column">
      <style:table-column-properties style:column-width="3.635cm" style:rel-column-width="17329*"/>
    </style:style>
    <style:style style:name="MailMergeTable2020-03-06T14_3a_16_3a_55Z38.C" style:display-name="MailMergeTable2020-03-06T14:16:55Z38.C" style:family="table-column">
      <style:table-column-properties style:column-width="1.963cm" style:rel-column-width="9358*"/>
    </style:style>
    <style:style style:name="MailMergeTable2020-03-06T14_3a_16_3a_55Z38.E" style:display-name="MailMergeTable2020-03-06T14:16:55Z38.E" style:family="table-column">
      <style:table-column-properties style:column-width="1.965cm" style:rel-column-width="9366*"/>
    </style:style>
    <style:style style:name="MailMergeTable2020-03-06T14_3a_16_3a_55Z38.G" style:display-name="MailMergeTable2020-03-06T14:16:55Z38.G" style:family="table-column">
      <style:table-column-properties style:column-width="1.967cm" style:rel-column-width="9379*"/>
    </style:style>
    <style:style style:name="MailMergeTable2020-03-06T14_3a_16_3a_55Z38.A1" style:display-name="MailMergeTable2020-03-06T14:16:55Z3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8.A2" style:display-name="MailMergeTable2020-03-06T14:16:55Z3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8.3" style:display-name="MailMergeTable2020-03-06T14:16:55Z38.3" style:family="table-row">
      <style:table-row-properties style:min-row-height="5.724cm"/>
    </style:style>
    <style:style style:name="MailMergeTable2020-03-06T14_3a_16_3a_55Z38.A3" style:display-name="MailMergeTable2020-03-06T14:16:55Z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8.B3" style:display-name="MailMergeTable2020-03-06T14:16:55Z3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8.4" style:display-name="MailMergeTable2020-03-06T14:16:55Z38.4" style:family="table-row">
      <style:table-row-properties style:min-row-height="0.515cm"/>
    </style:style>
    <style:style style:name="MailMergeTable2020-03-06T14_3a_16_3a_55Z38.G4" style:display-name="MailMergeTable2020-03-06T14:16:55Z3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39" style:display-name="MailMergeTable2020-03-06T14:16:55Z39" style:family="table">
      <style:table-properties style:width="13.748cm" table:align="margins"/>
    </style:style>
    <style:style style:name="MailMergeTable2020-03-06T14_3a_16_3a_55Z39.A" style:display-name="MailMergeTable2020-03-06T14:16:55Z39.A" style:family="table-column">
      <style:table-column-properties style:column-width="0.291cm" style:rel-column-width="1387*"/>
    </style:style>
    <style:style style:name="MailMergeTable2020-03-06T14_3a_16_3a_55Z39.B" style:display-name="MailMergeTable2020-03-06T14:16:55Z39.B" style:family="table-column">
      <style:table-column-properties style:column-width="3.635cm" style:rel-column-width="17329*"/>
    </style:style>
    <style:style style:name="MailMergeTable2020-03-06T14_3a_16_3a_55Z39.C" style:display-name="MailMergeTable2020-03-06T14:16:55Z39.C" style:family="table-column">
      <style:table-column-properties style:column-width="1.963cm" style:rel-column-width="9358*"/>
    </style:style>
    <style:style style:name="MailMergeTable2020-03-06T14_3a_16_3a_55Z39.E" style:display-name="MailMergeTable2020-03-06T14:16:55Z39.E" style:family="table-column">
      <style:table-column-properties style:column-width="1.965cm" style:rel-column-width="9366*"/>
    </style:style>
    <style:style style:name="MailMergeTable2020-03-06T14_3a_16_3a_55Z39.G" style:display-name="MailMergeTable2020-03-06T14:16:55Z39.G" style:family="table-column">
      <style:table-column-properties style:column-width="1.967cm" style:rel-column-width="9379*"/>
    </style:style>
    <style:style style:name="MailMergeTable2020-03-06T14_3a_16_3a_55Z39.A1" style:display-name="MailMergeTable2020-03-06T14:16:55Z3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39.A2" style:display-name="MailMergeTable2020-03-06T14:16:55Z3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39.3" style:display-name="MailMergeTable2020-03-06T14:16:55Z39.3" style:family="table-row">
      <style:table-row-properties style:min-row-height="5.724cm"/>
    </style:style>
    <style:style style:name="MailMergeTable2020-03-06T14_3a_16_3a_55Z39.A3" style:display-name="MailMergeTable2020-03-06T14:16:55Z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39.B3" style:display-name="MailMergeTable2020-03-06T14:16:55Z3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39.4" style:display-name="MailMergeTable2020-03-06T14:16:55Z39.4" style:family="table-row">
      <style:table-row-properties style:min-row-height="0.515cm"/>
    </style:style>
    <style:style style:name="MailMergeTable2020-03-06T14_3a_16_3a_55Z39.G4" style:display-name="MailMergeTable2020-03-06T14:16:55Z3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0" style:display-name="MailMergeTable2020-03-06T14:16:55Z40" style:family="table">
      <style:table-properties style:width="13.748cm" table:align="margins"/>
    </style:style>
    <style:style style:name="MailMergeTable2020-03-06T14_3a_16_3a_55Z40.A" style:display-name="MailMergeTable2020-03-06T14:16:55Z40.A" style:family="table-column">
      <style:table-column-properties style:column-width="0.291cm" style:rel-column-width="1387*"/>
    </style:style>
    <style:style style:name="MailMergeTable2020-03-06T14_3a_16_3a_55Z40.B" style:display-name="MailMergeTable2020-03-06T14:16:55Z40.B" style:family="table-column">
      <style:table-column-properties style:column-width="3.635cm" style:rel-column-width="17329*"/>
    </style:style>
    <style:style style:name="MailMergeTable2020-03-06T14_3a_16_3a_55Z40.C" style:display-name="MailMergeTable2020-03-06T14:16:55Z40.C" style:family="table-column">
      <style:table-column-properties style:column-width="1.963cm" style:rel-column-width="9358*"/>
    </style:style>
    <style:style style:name="MailMergeTable2020-03-06T14_3a_16_3a_55Z40.E" style:display-name="MailMergeTable2020-03-06T14:16:55Z40.E" style:family="table-column">
      <style:table-column-properties style:column-width="1.965cm" style:rel-column-width="9366*"/>
    </style:style>
    <style:style style:name="MailMergeTable2020-03-06T14_3a_16_3a_55Z40.G" style:display-name="MailMergeTable2020-03-06T14:16:55Z40.G" style:family="table-column">
      <style:table-column-properties style:column-width="1.967cm" style:rel-column-width="9379*"/>
    </style:style>
    <style:style style:name="MailMergeTable2020-03-06T14_3a_16_3a_55Z40.A1" style:display-name="MailMergeTable2020-03-06T14:16:55Z4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0.A2" style:display-name="MailMergeTable2020-03-06T14:16:55Z4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0.3" style:display-name="MailMergeTable2020-03-06T14:16:55Z40.3" style:family="table-row">
      <style:table-row-properties style:min-row-height="5.724cm"/>
    </style:style>
    <style:style style:name="MailMergeTable2020-03-06T14_3a_16_3a_55Z40.A3" style:display-name="MailMergeTable2020-03-06T14:16:55Z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0.B3" style:display-name="MailMergeTable2020-03-06T14:16:55Z4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0.4" style:display-name="MailMergeTable2020-03-06T14:16:55Z40.4" style:family="table-row">
      <style:table-row-properties style:min-row-height="0.515cm"/>
    </style:style>
    <style:style style:name="MailMergeTable2020-03-06T14_3a_16_3a_55Z40.G4" style:display-name="MailMergeTable2020-03-06T14:16:55Z4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1" style:display-name="MailMergeTable2020-03-06T14:16:55Z41" style:family="table">
      <style:table-properties style:width="13.748cm" table:align="margins"/>
    </style:style>
    <style:style style:name="MailMergeTable2020-03-06T14_3a_16_3a_55Z41.A" style:display-name="MailMergeTable2020-03-06T14:16:55Z41.A" style:family="table-column">
      <style:table-column-properties style:column-width="0.291cm" style:rel-column-width="1387*"/>
    </style:style>
    <style:style style:name="MailMergeTable2020-03-06T14_3a_16_3a_55Z41.B" style:display-name="MailMergeTable2020-03-06T14:16:55Z41.B" style:family="table-column">
      <style:table-column-properties style:column-width="3.635cm" style:rel-column-width="17329*"/>
    </style:style>
    <style:style style:name="MailMergeTable2020-03-06T14_3a_16_3a_55Z41.C" style:display-name="MailMergeTable2020-03-06T14:16:55Z41.C" style:family="table-column">
      <style:table-column-properties style:column-width="1.963cm" style:rel-column-width="9358*"/>
    </style:style>
    <style:style style:name="MailMergeTable2020-03-06T14_3a_16_3a_55Z41.E" style:display-name="MailMergeTable2020-03-06T14:16:55Z41.E" style:family="table-column">
      <style:table-column-properties style:column-width="1.965cm" style:rel-column-width="9366*"/>
    </style:style>
    <style:style style:name="MailMergeTable2020-03-06T14_3a_16_3a_55Z41.G" style:display-name="MailMergeTable2020-03-06T14:16:55Z41.G" style:family="table-column">
      <style:table-column-properties style:column-width="1.967cm" style:rel-column-width="9379*"/>
    </style:style>
    <style:style style:name="MailMergeTable2020-03-06T14_3a_16_3a_55Z41.A1" style:display-name="MailMergeTable2020-03-06T14:16:55Z4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1.A2" style:display-name="MailMergeTable2020-03-06T14:16:55Z4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1.3" style:display-name="MailMergeTable2020-03-06T14:16:55Z41.3" style:family="table-row">
      <style:table-row-properties style:min-row-height="5.724cm"/>
    </style:style>
    <style:style style:name="MailMergeTable2020-03-06T14_3a_16_3a_55Z41.A3" style:display-name="MailMergeTable2020-03-06T14:16:55Z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1.B3" style:display-name="MailMergeTable2020-03-06T14:16:55Z4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1.4" style:display-name="MailMergeTable2020-03-06T14:16:55Z41.4" style:family="table-row">
      <style:table-row-properties style:min-row-height="0.515cm"/>
    </style:style>
    <style:style style:name="MailMergeTable2020-03-06T14_3a_16_3a_55Z41.G4" style:display-name="MailMergeTable2020-03-06T14:16:55Z4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2" style:display-name="MailMergeTable2020-03-06T14:16:55Z42" style:family="table">
      <style:table-properties style:width="13.748cm" table:align="margins"/>
    </style:style>
    <style:style style:name="MailMergeTable2020-03-06T14_3a_16_3a_55Z42.A" style:display-name="MailMergeTable2020-03-06T14:16:55Z42.A" style:family="table-column">
      <style:table-column-properties style:column-width="0.291cm" style:rel-column-width="1387*"/>
    </style:style>
    <style:style style:name="MailMergeTable2020-03-06T14_3a_16_3a_55Z42.B" style:display-name="MailMergeTable2020-03-06T14:16:55Z42.B" style:family="table-column">
      <style:table-column-properties style:column-width="3.635cm" style:rel-column-width="17329*"/>
    </style:style>
    <style:style style:name="MailMergeTable2020-03-06T14_3a_16_3a_55Z42.C" style:display-name="MailMergeTable2020-03-06T14:16:55Z42.C" style:family="table-column">
      <style:table-column-properties style:column-width="1.963cm" style:rel-column-width="9358*"/>
    </style:style>
    <style:style style:name="MailMergeTable2020-03-06T14_3a_16_3a_55Z42.E" style:display-name="MailMergeTable2020-03-06T14:16:55Z42.E" style:family="table-column">
      <style:table-column-properties style:column-width="1.965cm" style:rel-column-width="9366*"/>
    </style:style>
    <style:style style:name="MailMergeTable2020-03-06T14_3a_16_3a_55Z42.G" style:display-name="MailMergeTable2020-03-06T14:16:55Z42.G" style:family="table-column">
      <style:table-column-properties style:column-width="1.967cm" style:rel-column-width="9379*"/>
    </style:style>
    <style:style style:name="MailMergeTable2020-03-06T14_3a_16_3a_55Z42.A1" style:display-name="MailMergeTable2020-03-06T14:16:55Z4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2.A2" style:display-name="MailMergeTable2020-03-06T14:16:55Z4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2.3" style:display-name="MailMergeTable2020-03-06T14:16:55Z42.3" style:family="table-row">
      <style:table-row-properties style:min-row-height="5.724cm"/>
    </style:style>
    <style:style style:name="MailMergeTable2020-03-06T14_3a_16_3a_55Z42.A3" style:display-name="MailMergeTable2020-03-06T14:16:55Z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2.B3" style:display-name="MailMergeTable2020-03-06T14:16:55Z4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2.4" style:display-name="MailMergeTable2020-03-06T14:16:55Z42.4" style:family="table-row">
      <style:table-row-properties style:min-row-height="0.515cm"/>
    </style:style>
    <style:style style:name="MailMergeTable2020-03-06T14_3a_16_3a_55Z42.G4" style:display-name="MailMergeTable2020-03-06T14:16:55Z4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3" style:display-name="MailMergeTable2020-03-06T14:16:55Z43" style:family="table">
      <style:table-properties style:width="13.748cm" table:align="margins"/>
    </style:style>
    <style:style style:name="MailMergeTable2020-03-06T14_3a_16_3a_55Z43.A" style:display-name="MailMergeTable2020-03-06T14:16:55Z43.A" style:family="table-column">
      <style:table-column-properties style:column-width="0.291cm" style:rel-column-width="1387*"/>
    </style:style>
    <style:style style:name="MailMergeTable2020-03-06T14_3a_16_3a_55Z43.B" style:display-name="MailMergeTable2020-03-06T14:16:55Z43.B" style:family="table-column">
      <style:table-column-properties style:column-width="3.635cm" style:rel-column-width="17329*"/>
    </style:style>
    <style:style style:name="MailMergeTable2020-03-06T14_3a_16_3a_55Z43.C" style:display-name="MailMergeTable2020-03-06T14:16:55Z43.C" style:family="table-column">
      <style:table-column-properties style:column-width="1.963cm" style:rel-column-width="9358*"/>
    </style:style>
    <style:style style:name="MailMergeTable2020-03-06T14_3a_16_3a_55Z43.E" style:display-name="MailMergeTable2020-03-06T14:16:55Z43.E" style:family="table-column">
      <style:table-column-properties style:column-width="1.965cm" style:rel-column-width="9366*"/>
    </style:style>
    <style:style style:name="MailMergeTable2020-03-06T14_3a_16_3a_55Z43.G" style:display-name="MailMergeTable2020-03-06T14:16:55Z43.G" style:family="table-column">
      <style:table-column-properties style:column-width="1.967cm" style:rel-column-width="9379*"/>
    </style:style>
    <style:style style:name="MailMergeTable2020-03-06T14_3a_16_3a_55Z43.A1" style:display-name="MailMergeTable2020-03-06T14:16:55Z4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3.A2" style:display-name="MailMergeTable2020-03-06T14:16:55Z4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3.3" style:display-name="MailMergeTable2020-03-06T14:16:55Z43.3" style:family="table-row">
      <style:table-row-properties style:min-row-height="5.724cm"/>
    </style:style>
    <style:style style:name="MailMergeTable2020-03-06T14_3a_16_3a_55Z43.A3" style:display-name="MailMergeTable2020-03-06T14:16:55Z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3.B3" style:display-name="MailMergeTable2020-03-06T14:16:55Z4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3.4" style:display-name="MailMergeTable2020-03-06T14:16:55Z43.4" style:family="table-row">
      <style:table-row-properties style:min-row-height="0.515cm"/>
    </style:style>
    <style:style style:name="MailMergeTable2020-03-06T14_3a_16_3a_55Z43.G4" style:display-name="MailMergeTable2020-03-06T14:16:55Z4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4" style:display-name="MailMergeTable2020-03-06T14:16:55Z44" style:family="table">
      <style:table-properties style:width="13.748cm" table:align="margins"/>
    </style:style>
    <style:style style:name="MailMergeTable2020-03-06T14_3a_16_3a_55Z44.A" style:display-name="MailMergeTable2020-03-06T14:16:55Z44.A" style:family="table-column">
      <style:table-column-properties style:column-width="0.291cm" style:rel-column-width="1387*"/>
    </style:style>
    <style:style style:name="MailMergeTable2020-03-06T14_3a_16_3a_55Z44.B" style:display-name="MailMergeTable2020-03-06T14:16:55Z44.B" style:family="table-column">
      <style:table-column-properties style:column-width="3.635cm" style:rel-column-width="17329*"/>
    </style:style>
    <style:style style:name="MailMergeTable2020-03-06T14_3a_16_3a_55Z44.C" style:display-name="MailMergeTable2020-03-06T14:16:55Z44.C" style:family="table-column">
      <style:table-column-properties style:column-width="1.963cm" style:rel-column-width="9358*"/>
    </style:style>
    <style:style style:name="MailMergeTable2020-03-06T14_3a_16_3a_55Z44.E" style:display-name="MailMergeTable2020-03-06T14:16:55Z44.E" style:family="table-column">
      <style:table-column-properties style:column-width="1.965cm" style:rel-column-width="9366*"/>
    </style:style>
    <style:style style:name="MailMergeTable2020-03-06T14_3a_16_3a_55Z44.G" style:display-name="MailMergeTable2020-03-06T14:16:55Z44.G" style:family="table-column">
      <style:table-column-properties style:column-width="1.967cm" style:rel-column-width="9379*"/>
    </style:style>
    <style:style style:name="MailMergeTable2020-03-06T14_3a_16_3a_55Z44.A1" style:display-name="MailMergeTable2020-03-06T14:16:55Z4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4.A2" style:display-name="MailMergeTable2020-03-06T14:16:55Z4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4.3" style:display-name="MailMergeTable2020-03-06T14:16:55Z44.3" style:family="table-row">
      <style:table-row-properties style:min-row-height="5.724cm"/>
    </style:style>
    <style:style style:name="MailMergeTable2020-03-06T14_3a_16_3a_55Z44.A3" style:display-name="MailMergeTable2020-03-06T14:16:55Z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4.B3" style:display-name="MailMergeTable2020-03-06T14:16:55Z4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4.4" style:display-name="MailMergeTable2020-03-06T14:16:55Z44.4" style:family="table-row">
      <style:table-row-properties style:min-row-height="0.515cm"/>
    </style:style>
    <style:style style:name="MailMergeTable2020-03-06T14_3a_16_3a_55Z44.G4" style:display-name="MailMergeTable2020-03-06T14:16:55Z4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5" style:display-name="MailMergeTable2020-03-06T14:16:55Z45" style:family="table">
      <style:table-properties style:width="13.748cm" table:align="margins"/>
    </style:style>
    <style:style style:name="MailMergeTable2020-03-06T14_3a_16_3a_55Z45.A" style:display-name="MailMergeTable2020-03-06T14:16:55Z45.A" style:family="table-column">
      <style:table-column-properties style:column-width="0.291cm" style:rel-column-width="1387*"/>
    </style:style>
    <style:style style:name="MailMergeTable2020-03-06T14_3a_16_3a_55Z45.B" style:display-name="MailMergeTable2020-03-06T14:16:55Z45.B" style:family="table-column">
      <style:table-column-properties style:column-width="3.635cm" style:rel-column-width="17329*"/>
    </style:style>
    <style:style style:name="MailMergeTable2020-03-06T14_3a_16_3a_55Z45.C" style:display-name="MailMergeTable2020-03-06T14:16:55Z45.C" style:family="table-column">
      <style:table-column-properties style:column-width="1.963cm" style:rel-column-width="9358*"/>
    </style:style>
    <style:style style:name="MailMergeTable2020-03-06T14_3a_16_3a_55Z45.E" style:display-name="MailMergeTable2020-03-06T14:16:55Z45.E" style:family="table-column">
      <style:table-column-properties style:column-width="1.965cm" style:rel-column-width="9366*"/>
    </style:style>
    <style:style style:name="MailMergeTable2020-03-06T14_3a_16_3a_55Z45.G" style:display-name="MailMergeTable2020-03-06T14:16:55Z45.G" style:family="table-column">
      <style:table-column-properties style:column-width="1.967cm" style:rel-column-width="9379*"/>
    </style:style>
    <style:style style:name="MailMergeTable2020-03-06T14_3a_16_3a_55Z45.A1" style:display-name="MailMergeTable2020-03-06T14:16:55Z4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5.A2" style:display-name="MailMergeTable2020-03-06T14:16:55Z4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5.3" style:display-name="MailMergeTable2020-03-06T14:16:55Z45.3" style:family="table-row">
      <style:table-row-properties style:min-row-height="5.724cm"/>
    </style:style>
    <style:style style:name="MailMergeTable2020-03-06T14_3a_16_3a_55Z45.A3" style:display-name="MailMergeTable2020-03-06T14:16:55Z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5.B3" style:display-name="MailMergeTable2020-03-06T14:16:55Z4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5.4" style:display-name="MailMergeTable2020-03-06T14:16:55Z45.4" style:family="table-row">
      <style:table-row-properties style:min-row-height="0.515cm"/>
    </style:style>
    <style:style style:name="MailMergeTable2020-03-06T14_3a_16_3a_55Z45.G4" style:display-name="MailMergeTable2020-03-06T14:16:55Z4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6" style:display-name="MailMergeTable2020-03-06T14:16:55Z46" style:family="table">
      <style:table-properties style:width="13.748cm" table:align="margins"/>
    </style:style>
    <style:style style:name="MailMergeTable2020-03-06T14_3a_16_3a_55Z46.A" style:display-name="MailMergeTable2020-03-06T14:16:55Z46.A" style:family="table-column">
      <style:table-column-properties style:column-width="0.291cm" style:rel-column-width="1387*"/>
    </style:style>
    <style:style style:name="MailMergeTable2020-03-06T14_3a_16_3a_55Z46.B" style:display-name="MailMergeTable2020-03-06T14:16:55Z46.B" style:family="table-column">
      <style:table-column-properties style:column-width="3.635cm" style:rel-column-width="17329*"/>
    </style:style>
    <style:style style:name="MailMergeTable2020-03-06T14_3a_16_3a_55Z46.C" style:display-name="MailMergeTable2020-03-06T14:16:55Z46.C" style:family="table-column">
      <style:table-column-properties style:column-width="1.963cm" style:rel-column-width="9358*"/>
    </style:style>
    <style:style style:name="MailMergeTable2020-03-06T14_3a_16_3a_55Z46.E" style:display-name="MailMergeTable2020-03-06T14:16:55Z46.E" style:family="table-column">
      <style:table-column-properties style:column-width="1.965cm" style:rel-column-width="9366*"/>
    </style:style>
    <style:style style:name="MailMergeTable2020-03-06T14_3a_16_3a_55Z46.G" style:display-name="MailMergeTable2020-03-06T14:16:55Z46.G" style:family="table-column">
      <style:table-column-properties style:column-width="1.967cm" style:rel-column-width="9379*"/>
    </style:style>
    <style:style style:name="MailMergeTable2020-03-06T14_3a_16_3a_55Z46.A1" style:display-name="MailMergeTable2020-03-06T14:16:55Z4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6.A2" style:display-name="MailMergeTable2020-03-06T14:16:55Z4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6.3" style:display-name="MailMergeTable2020-03-06T14:16:55Z46.3" style:family="table-row">
      <style:table-row-properties style:min-row-height="5.724cm"/>
    </style:style>
    <style:style style:name="MailMergeTable2020-03-06T14_3a_16_3a_55Z46.A3" style:display-name="MailMergeTable2020-03-06T14:16:55Z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6.B3" style:display-name="MailMergeTable2020-03-06T14:16:55Z4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6.4" style:display-name="MailMergeTable2020-03-06T14:16:55Z46.4" style:family="table-row">
      <style:table-row-properties style:min-row-height="0.515cm"/>
    </style:style>
    <style:style style:name="MailMergeTable2020-03-06T14_3a_16_3a_55Z46.G4" style:display-name="MailMergeTable2020-03-06T14:16:55Z4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7" style:display-name="MailMergeTable2020-03-06T14:16:55Z47" style:family="table">
      <style:table-properties style:width="13.748cm" table:align="margins"/>
    </style:style>
    <style:style style:name="MailMergeTable2020-03-06T14_3a_16_3a_55Z47.A" style:display-name="MailMergeTable2020-03-06T14:16:55Z47.A" style:family="table-column">
      <style:table-column-properties style:column-width="0.291cm" style:rel-column-width="1387*"/>
    </style:style>
    <style:style style:name="MailMergeTable2020-03-06T14_3a_16_3a_55Z47.B" style:display-name="MailMergeTable2020-03-06T14:16:55Z47.B" style:family="table-column">
      <style:table-column-properties style:column-width="3.635cm" style:rel-column-width="17329*"/>
    </style:style>
    <style:style style:name="MailMergeTable2020-03-06T14_3a_16_3a_55Z47.C" style:display-name="MailMergeTable2020-03-06T14:16:55Z47.C" style:family="table-column">
      <style:table-column-properties style:column-width="1.963cm" style:rel-column-width="9358*"/>
    </style:style>
    <style:style style:name="MailMergeTable2020-03-06T14_3a_16_3a_55Z47.E" style:display-name="MailMergeTable2020-03-06T14:16:55Z47.E" style:family="table-column">
      <style:table-column-properties style:column-width="1.965cm" style:rel-column-width="9366*"/>
    </style:style>
    <style:style style:name="MailMergeTable2020-03-06T14_3a_16_3a_55Z47.G" style:display-name="MailMergeTable2020-03-06T14:16:55Z47.G" style:family="table-column">
      <style:table-column-properties style:column-width="1.967cm" style:rel-column-width="9379*"/>
    </style:style>
    <style:style style:name="MailMergeTable2020-03-06T14_3a_16_3a_55Z47.A1" style:display-name="MailMergeTable2020-03-06T14:16:55Z4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7.A2" style:display-name="MailMergeTable2020-03-06T14:16:55Z4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7.3" style:display-name="MailMergeTable2020-03-06T14:16:55Z47.3" style:family="table-row">
      <style:table-row-properties style:min-row-height="5.724cm"/>
    </style:style>
    <style:style style:name="MailMergeTable2020-03-06T14_3a_16_3a_55Z47.A3" style:display-name="MailMergeTable2020-03-06T14:16:55Z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7.B3" style:display-name="MailMergeTable2020-03-06T14:16:55Z4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7.4" style:display-name="MailMergeTable2020-03-06T14:16:55Z47.4" style:family="table-row">
      <style:table-row-properties style:min-row-height="0.515cm"/>
    </style:style>
    <style:style style:name="MailMergeTable2020-03-06T14_3a_16_3a_55Z47.G4" style:display-name="MailMergeTable2020-03-06T14:16:55Z4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16_3a_55Z48" style:display-name="MailMergeTable2020-03-06T14:16:55Z48" style:family="table">
      <style:table-properties style:width="13.748cm" table:align="margins"/>
    </style:style>
    <style:style style:name="MailMergeTable2020-03-06T14_3a_16_3a_55Z48.A" style:display-name="MailMergeTable2020-03-06T14:16:55Z48.A" style:family="table-column">
      <style:table-column-properties style:column-width="0.291cm" style:rel-column-width="1387*"/>
    </style:style>
    <style:style style:name="MailMergeTable2020-03-06T14_3a_16_3a_55Z48.B" style:display-name="MailMergeTable2020-03-06T14:16:55Z48.B" style:family="table-column">
      <style:table-column-properties style:column-width="3.635cm" style:rel-column-width="17329*"/>
    </style:style>
    <style:style style:name="MailMergeTable2020-03-06T14_3a_16_3a_55Z48.C" style:display-name="MailMergeTable2020-03-06T14:16:55Z48.C" style:family="table-column">
      <style:table-column-properties style:column-width="1.963cm" style:rel-column-width="9358*"/>
    </style:style>
    <style:style style:name="MailMergeTable2020-03-06T14_3a_16_3a_55Z48.E" style:display-name="MailMergeTable2020-03-06T14:16:55Z48.E" style:family="table-column">
      <style:table-column-properties style:column-width="1.965cm" style:rel-column-width="9366*"/>
    </style:style>
    <style:style style:name="MailMergeTable2020-03-06T14_3a_16_3a_55Z48.G" style:display-name="MailMergeTable2020-03-06T14:16:55Z48.G" style:family="table-column">
      <style:table-column-properties style:column-width="1.967cm" style:rel-column-width="9379*"/>
    </style:style>
    <style:style style:name="MailMergeTable2020-03-06T14_3a_16_3a_55Z48.A1" style:display-name="MailMergeTable2020-03-06T14:16:55Z4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4_3a_16_3a_55Z48.A2" style:display-name="MailMergeTable2020-03-06T14:16:55Z4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4_3a_16_3a_55Z48.3" style:display-name="MailMergeTable2020-03-06T14:16:55Z48.3" style:family="table-row">
      <style:table-row-properties style:min-row-height="5.724cm"/>
    </style:style>
    <style:style style:name="MailMergeTable2020-03-06T14_3a_16_3a_55Z48.A3" style:display-name="MailMergeTable2020-03-06T14:16:55Z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16_3a_55Z48.B3" style:display-name="MailMergeTable2020-03-06T14:16:55Z4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4_3a_16_3a_55Z48.4" style:display-name="MailMergeTable2020-03-06T14:16:55Z48.4" style:family="table-row">
      <style:table-row-properties style:min-row-height="0.515cm"/>
    </style:style>
    <style:style style:name="MailMergeTable2020-03-06T14_3a_16_3a_55Z48.G4" style:display-name="MailMergeTable2020-03-06T14:16:55Z48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Standard" style:master-page-name="Standard">
      <style:paragraph-properties style:page-number="1"/>
      <style:text-properties officeooo:paragraph-rsid="000c7963"/>
    </style:style>
    <style:style style:name="P7" style:family="paragraph" style:parent-style-name="Table_20_Contents">
      <style:text-properties style:font-name="Proxima Nova" fo:font-size="18pt" style:font-size-asian="18pt" style:font-size-complex="18pt"/>
    </style:style>
    <style:style style:name="P8" style:family="paragraph" style:parent-style-name="Table_20_Contents">
      <style:text-properties style:font-name="Proxima Nova" fo:font-size="8pt" style:font-size-asian="8pt" style:font-size-complex="8pt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Table_20_Contents">
      <style:text-properties officeooo:paragraph-rsid="001b5137"/>
    </style:style>
    <style:style style:name="T1" style:family="text">
      <style:text-properties style:font-name="Proxima Nova" fo:font-size="8pt" officeooo:rsid="001b5137" style:font-size-asian="8pt" style:font-size-complex="8pt"/>
    </style:style>
    <style:style style:name="T2" style:family="text">
      <style:text-properties style:font-name="Proxima Nova" fo:font-size="8pt" officeooo:rsid="0044254e" style:font-size-asian="8pt" style:font-size-complex="8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48" text:anchor-type="page" text:anchor-page-number="23" svg:x="0.499cm" svg:y="0.499cm" svg:width="13.85cm" svg:height="9.999cm" draw:z-index="47">
        <draw:text-box>
          <text:section text:style-name="Sect1" text:name="MailMergeSection2020-03-06T14:16:55Z49MasterLabel">
            <table:table table:name="MailMergeTable2020-03-06T14:16:55Z48" table:style-name="MailMergeTable2020-03-06T14_3a_16_3a_55Z48">
              <table:table-column table:style-name="MailMergeTable2020-03-06T14_3a_16_3a_55Z48.A"/>
              <table:table-column table:style-name="MailMergeTable2020-03-06T14_3a_16_3a_55Z48.B"/>
              <table:table-column table:style-name="MailMergeTable2020-03-06T14_3a_16_3a_55Z48.C" table:number-columns-repeated="2"/>
              <table:table-column table:style-name="MailMergeTable2020-03-06T14_3a_16_3a_55Z48.E"/>
              <table:table-column table:style-name="MailMergeTable2020-03-06T14_3a_16_3a_55Z48.C"/>
              <table:table-column table:style-name="MailMergeTable2020-03-06T14_3a_16_3a_55Z48.G"/>
              <table:table-row>
                <table:table-cell table:style-name="MailMergeTable2020-03-06T14_3a_16_3a_55Z4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8.3">
                <table:table-cell table:style-name="MailMergeTable2020-03-06T14_3a_16_3a_55Z48.A3" office:value-type="string">
                  <text:p text:style-name="P7"/>
                </table:table-cell>
                <table:table-cell table:style-name="MailMergeTable2020-03-06T14_3a_16_3a_55Z4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8.4">
                <table:table-cell table:style-name="MailMergeTable2020-03-06T14_3a_16_3a_55Z48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8.A3" office:value-type="string">
                  <text:p text:style-name="P8"/>
                </table:table-cell>
                <table:table-cell table:style-name="MailMergeTable2020-03-06T14_3a_16_3a_55Z48.A3" office:value-type="string">
                  <text:p text:style-name="P8"/>
                </table:table-cell>
                <table:table-cell table:style-name="MailMergeTable2020-03-06T14_3a_16_3a_55Z48.A3" office:value-type="string">
                  <text:p text:style-name="P8"/>
                </table:table-cell>
                <table:table-cell table:style-name="MailMergeTable2020-03-06T14_3a_16_3a_55Z48.A3" office:value-type="string">
                  <text:p text:style-name="P9">6. Mrz 20</text:p>
                </table:table-cell>
                <table:table-cell table:style-name="MailMergeTable2020-03-06T14_3a_16_3a_55Z4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7" text:anchor-type="page" text:anchor-page-number="23" svg:x="14.349cm" svg:y="0.499cm" svg:width="13.85cm" svg:height="9.999cm" draw:z-index="46">
        <draw:text-box>
          <text:section text:style-name="Sect1" text:name="MailMergeSection2020-03-06T14:16:55Z48Bereich1" text:protected="true">
            <table:table table:name="MailMergeTable2020-03-06T14:16:55Z47" table:style-name="MailMergeTable2020-03-06T14_3a_16_3a_55Z47">
              <table:table-column table:style-name="MailMergeTable2020-03-06T14_3a_16_3a_55Z47.A"/>
              <table:table-column table:style-name="MailMergeTable2020-03-06T14_3a_16_3a_55Z47.B"/>
              <table:table-column table:style-name="MailMergeTable2020-03-06T14_3a_16_3a_55Z47.C" table:number-columns-repeated="2"/>
              <table:table-column table:style-name="MailMergeTable2020-03-06T14_3a_16_3a_55Z47.E"/>
              <table:table-column table:style-name="MailMergeTable2020-03-06T14_3a_16_3a_55Z47.C"/>
              <table:table-column table:style-name="MailMergeTable2020-03-06T14_3a_16_3a_55Z47.G"/>
              <table:table-row>
                <table:table-cell table:style-name="MailMergeTable2020-03-06T14_3a_16_3a_55Z4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7.3">
                <table:table-cell table:style-name="MailMergeTable2020-03-06T14_3a_16_3a_55Z47.A3" office:value-type="string">
                  <text:p text:style-name="P7"/>
                </table:table-cell>
                <table:table-cell table:style-name="MailMergeTable2020-03-06T14_3a_16_3a_55Z4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7.4">
                <table:table-cell table:style-name="MailMergeTable2020-03-06T14_3a_16_3a_55Z47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7.A3" office:value-type="string">
                  <text:p text:style-name="P8"/>
                </table:table-cell>
                <table:table-cell table:style-name="MailMergeTable2020-03-06T14_3a_16_3a_55Z47.A3" office:value-type="string">
                  <text:p text:style-name="P8"/>
                </table:table-cell>
                <table:table-cell table:style-name="MailMergeTable2020-03-06T14_3a_16_3a_55Z47.A3" office:value-type="string">
                  <text:p text:style-name="P8"/>
                </table:table-cell>
                <table:table-cell table:style-name="MailMergeTable2020-03-06T14_3a_16_3a_55Z47.A3" office:value-type="string">
                  <text:p text:style-name="P9">6. Mrz 20</text:p>
                </table:table-cell>
                <table:table-cell table:style-name="MailMergeTable2020-03-06T14_3a_16_3a_55Z4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6" text:anchor-type="page" text:anchor-page-number="23" svg:x="0.499cm" svg:y="10.5cm" svg:width="13.85cm" svg:height="9.999cm" draw:z-index="45">
        <draw:text-box>
          <text:section text:style-name="Sect1" text:name="MailMergeSection2020-03-06T14:16:55Z47Bereich2" text:protected="true">
            <table:table table:name="MailMergeTable2020-03-06T14:16:55Z46" table:style-name="MailMergeTable2020-03-06T14_3a_16_3a_55Z46">
              <table:table-column table:style-name="MailMergeTable2020-03-06T14_3a_16_3a_55Z46.A"/>
              <table:table-column table:style-name="MailMergeTable2020-03-06T14_3a_16_3a_55Z46.B"/>
              <table:table-column table:style-name="MailMergeTable2020-03-06T14_3a_16_3a_55Z46.C" table:number-columns-repeated="2"/>
              <table:table-column table:style-name="MailMergeTable2020-03-06T14_3a_16_3a_55Z46.E"/>
              <table:table-column table:style-name="MailMergeTable2020-03-06T14_3a_16_3a_55Z46.C"/>
              <table:table-column table:style-name="MailMergeTable2020-03-06T14_3a_16_3a_55Z46.G"/>
              <table:table-row>
                <table:table-cell table:style-name="MailMergeTable2020-03-06T14_3a_16_3a_55Z4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6.3">
                <table:table-cell table:style-name="MailMergeTable2020-03-06T14_3a_16_3a_55Z46.A3" office:value-type="string">
                  <text:p text:style-name="P7"/>
                </table:table-cell>
                <table:table-cell table:style-name="MailMergeTable2020-03-06T14_3a_16_3a_55Z4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6.4">
                <table:table-cell table:style-name="MailMergeTable2020-03-06T14_3a_16_3a_55Z46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6.A3" office:value-type="string">
                  <text:p text:style-name="P8"/>
                </table:table-cell>
                <table:table-cell table:style-name="MailMergeTable2020-03-06T14_3a_16_3a_55Z46.A3" office:value-type="string">
                  <text:p text:style-name="P8"/>
                </table:table-cell>
                <table:table-cell table:style-name="MailMergeTable2020-03-06T14_3a_16_3a_55Z46.A3" office:value-type="string">
                  <text:p text:style-name="P8"/>
                </table:table-cell>
                <table:table-cell table:style-name="MailMergeTable2020-03-06T14_3a_16_3a_55Z46.A3" office:value-type="string">
                  <text:p text:style-name="P9">6. Mrz 20</text:p>
                </table:table-cell>
                <table:table-cell table:style-name="MailMergeTable2020-03-06T14_3a_16_3a_55Z4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5" text:anchor-type="page" text:anchor-page-number="23" svg:x="14.349cm" svg:y="10.5cm" svg:width="13.85cm" svg:height="9.999cm" draw:z-index="44">
        <draw:text-box>
          <text:section text:style-name="Sect1" text:name="MailMergeSection2020-03-06T14:16:55Z46Bereich3" text:protected="true">
            <table:table table:name="MailMergeTable2020-03-06T14:16:55Z45" table:style-name="MailMergeTable2020-03-06T14_3a_16_3a_55Z45">
              <table:table-column table:style-name="MailMergeTable2020-03-06T14_3a_16_3a_55Z45.A"/>
              <table:table-column table:style-name="MailMergeTable2020-03-06T14_3a_16_3a_55Z45.B"/>
              <table:table-column table:style-name="MailMergeTable2020-03-06T14_3a_16_3a_55Z45.C" table:number-columns-repeated="2"/>
              <table:table-column table:style-name="MailMergeTable2020-03-06T14_3a_16_3a_55Z45.E"/>
              <table:table-column table:style-name="MailMergeTable2020-03-06T14_3a_16_3a_55Z45.C"/>
              <table:table-column table:style-name="MailMergeTable2020-03-06T14_3a_16_3a_55Z45.G"/>
              <table:table-row>
                <table:table-cell table:style-name="MailMergeTable2020-03-06T14_3a_16_3a_55Z4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5.3">
                <table:table-cell table:style-name="MailMergeTable2020-03-06T14_3a_16_3a_55Z45.A3" office:value-type="string">
                  <text:p text:style-name="P7"/>
                </table:table-cell>
                <table:table-cell table:style-name="MailMergeTable2020-03-06T14_3a_16_3a_55Z4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5.4">
                <table:table-cell table:style-name="MailMergeTable2020-03-06T14_3a_16_3a_55Z45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5.A3" office:value-type="string">
                  <text:p text:style-name="P8"/>
                </table:table-cell>
                <table:table-cell table:style-name="MailMergeTable2020-03-06T14_3a_16_3a_55Z45.A3" office:value-type="string">
                  <text:p text:style-name="P8"/>
                </table:table-cell>
                <table:table-cell table:style-name="MailMergeTable2020-03-06T14_3a_16_3a_55Z45.A3" office:value-type="string">
                  <text:p text:style-name="P8"/>
                </table:table-cell>
                <table:table-cell table:style-name="MailMergeTable2020-03-06T14_3a_16_3a_55Z45.A3" office:value-type="string">
                  <text:p text:style-name="P9">6. Mrz 20</text:p>
                </table:table-cell>
                <table:table-cell table:style-name="MailMergeTable2020-03-06T14_3a_16_3a_55Z4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4" text:anchor-type="page" text:anchor-page-number="21" svg:x="0.499cm" svg:y="0.499cm" svg:width="13.85cm" svg:height="9.999cm" draw:z-index="43">
        <draw:text-box>
          <text:section text:style-name="Sect1" text:name="MailMergeSection2020-03-06T14:16:55Z45MasterLabel">
            <table:table table:name="MailMergeTable2020-03-06T14:16:55Z44" table:style-name="MailMergeTable2020-03-06T14_3a_16_3a_55Z44">
              <table:table-column table:style-name="MailMergeTable2020-03-06T14_3a_16_3a_55Z44.A"/>
              <table:table-column table:style-name="MailMergeTable2020-03-06T14_3a_16_3a_55Z44.B"/>
              <table:table-column table:style-name="MailMergeTable2020-03-06T14_3a_16_3a_55Z44.C" table:number-columns-repeated="2"/>
              <table:table-column table:style-name="MailMergeTable2020-03-06T14_3a_16_3a_55Z44.E"/>
              <table:table-column table:style-name="MailMergeTable2020-03-06T14_3a_16_3a_55Z44.C"/>
              <table:table-column table:style-name="MailMergeTable2020-03-06T14_3a_16_3a_55Z44.G"/>
              <table:table-row>
                <table:table-cell table:style-name="MailMergeTable2020-03-06T14_3a_16_3a_55Z4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4.3">
                <table:table-cell table:style-name="MailMergeTable2020-03-06T14_3a_16_3a_55Z44.A3" office:value-type="string">
                  <text:p text:style-name="P7"/>
                </table:table-cell>
                <table:table-cell table:style-name="MailMergeTable2020-03-06T14_3a_16_3a_55Z4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4.4">
                <table:table-cell table:style-name="MailMergeTable2020-03-06T14_3a_16_3a_55Z44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4.A3" office:value-type="string">
                  <text:p text:style-name="P8"/>
                </table:table-cell>
                <table:table-cell table:style-name="MailMergeTable2020-03-06T14_3a_16_3a_55Z44.A3" office:value-type="string">
                  <text:p text:style-name="P8"/>
                </table:table-cell>
                <table:table-cell table:style-name="MailMergeTable2020-03-06T14_3a_16_3a_55Z44.A3" office:value-type="string">
                  <text:p text:style-name="P8"/>
                </table:table-cell>
                <table:table-cell table:style-name="MailMergeTable2020-03-06T14_3a_16_3a_55Z44.A3" office:value-type="string">
                  <text:p text:style-name="P9">6. Mrz 20</text:p>
                </table:table-cell>
                <table:table-cell table:style-name="MailMergeTable2020-03-06T14_3a_16_3a_55Z4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3" text:anchor-type="page" text:anchor-page-number="21" svg:x="14.349cm" svg:y="0.499cm" svg:width="13.85cm" svg:height="9.999cm" draw:z-index="42">
        <draw:text-box>
          <text:section text:style-name="Sect1" text:name="MailMergeSection2020-03-06T14:16:55Z44Bereich1" text:protected="true">
            <table:table table:name="MailMergeTable2020-03-06T14:16:55Z43" table:style-name="MailMergeTable2020-03-06T14_3a_16_3a_55Z43">
              <table:table-column table:style-name="MailMergeTable2020-03-06T14_3a_16_3a_55Z43.A"/>
              <table:table-column table:style-name="MailMergeTable2020-03-06T14_3a_16_3a_55Z43.B"/>
              <table:table-column table:style-name="MailMergeTable2020-03-06T14_3a_16_3a_55Z43.C" table:number-columns-repeated="2"/>
              <table:table-column table:style-name="MailMergeTable2020-03-06T14_3a_16_3a_55Z43.E"/>
              <table:table-column table:style-name="MailMergeTable2020-03-06T14_3a_16_3a_55Z43.C"/>
              <table:table-column table:style-name="MailMergeTable2020-03-06T14_3a_16_3a_55Z43.G"/>
              <table:table-row>
                <table:table-cell table:style-name="MailMergeTable2020-03-06T14_3a_16_3a_55Z4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3.3">
                <table:table-cell table:style-name="MailMergeTable2020-03-06T14_3a_16_3a_55Z43.A3" office:value-type="string">
                  <text:p text:style-name="P7"/>
                </table:table-cell>
                <table:table-cell table:style-name="MailMergeTable2020-03-06T14_3a_16_3a_55Z4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3.4">
                <table:table-cell table:style-name="MailMergeTable2020-03-06T14_3a_16_3a_55Z43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3.A3" office:value-type="string">
                  <text:p text:style-name="P8"/>
                </table:table-cell>
                <table:table-cell table:style-name="MailMergeTable2020-03-06T14_3a_16_3a_55Z43.A3" office:value-type="string">
                  <text:p text:style-name="P8"/>
                </table:table-cell>
                <table:table-cell table:style-name="MailMergeTable2020-03-06T14_3a_16_3a_55Z43.A3" office:value-type="string">
                  <text:p text:style-name="P8"/>
                </table:table-cell>
                <table:table-cell table:style-name="MailMergeTable2020-03-06T14_3a_16_3a_55Z43.A3" office:value-type="string">
                  <text:p text:style-name="P9">6. Mrz 20</text:p>
                </table:table-cell>
                <table:table-cell table:style-name="MailMergeTable2020-03-06T14_3a_16_3a_55Z4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2" text:anchor-type="page" text:anchor-page-number="21" svg:x="0.499cm" svg:y="10.5cm" svg:width="13.85cm" svg:height="9.999cm" draw:z-index="41">
        <draw:text-box>
          <text:section text:style-name="Sect1" text:name="MailMergeSection2020-03-06T14:16:55Z43Bereich2" text:protected="true">
            <table:table table:name="MailMergeTable2020-03-06T14:16:55Z42" table:style-name="MailMergeTable2020-03-06T14_3a_16_3a_55Z42">
              <table:table-column table:style-name="MailMergeTable2020-03-06T14_3a_16_3a_55Z42.A"/>
              <table:table-column table:style-name="MailMergeTable2020-03-06T14_3a_16_3a_55Z42.B"/>
              <table:table-column table:style-name="MailMergeTable2020-03-06T14_3a_16_3a_55Z42.C" table:number-columns-repeated="2"/>
              <table:table-column table:style-name="MailMergeTable2020-03-06T14_3a_16_3a_55Z42.E"/>
              <table:table-column table:style-name="MailMergeTable2020-03-06T14_3a_16_3a_55Z42.C"/>
              <table:table-column table:style-name="MailMergeTable2020-03-06T14_3a_16_3a_55Z42.G"/>
              <table:table-row>
                <table:table-cell table:style-name="MailMergeTable2020-03-06T14_3a_16_3a_55Z4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2.3">
                <table:table-cell table:style-name="MailMergeTable2020-03-06T14_3a_16_3a_55Z42.A3" office:value-type="string">
                  <text:p text:style-name="P7"/>
                </table:table-cell>
                <table:table-cell table:style-name="MailMergeTable2020-03-06T14_3a_16_3a_55Z4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2.4">
                <table:table-cell table:style-name="MailMergeTable2020-03-06T14_3a_16_3a_55Z42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2.A3" office:value-type="string">
                  <text:p text:style-name="P8"/>
                </table:table-cell>
                <table:table-cell table:style-name="MailMergeTable2020-03-06T14_3a_16_3a_55Z42.A3" office:value-type="string">
                  <text:p text:style-name="P8"/>
                </table:table-cell>
                <table:table-cell table:style-name="MailMergeTable2020-03-06T14_3a_16_3a_55Z42.A3" office:value-type="string">
                  <text:p text:style-name="P8"/>
                </table:table-cell>
                <table:table-cell table:style-name="MailMergeTable2020-03-06T14_3a_16_3a_55Z42.A3" office:value-type="string">
                  <text:p text:style-name="P9">6. Mrz 20</text:p>
                </table:table-cell>
                <table:table-cell table:style-name="MailMergeTable2020-03-06T14_3a_16_3a_55Z4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1" text:anchor-type="page" text:anchor-page-number="21" svg:x="14.349cm" svg:y="10.5cm" svg:width="13.85cm" svg:height="9.999cm" draw:z-index="40">
        <draw:text-box>
          <text:section text:style-name="Sect1" text:name="MailMergeSection2020-03-06T14:16:55Z42Bereich3" text:protected="true">
            <table:table table:name="MailMergeTable2020-03-06T14:16:55Z41" table:style-name="MailMergeTable2020-03-06T14_3a_16_3a_55Z41">
              <table:table-column table:style-name="MailMergeTable2020-03-06T14_3a_16_3a_55Z41.A"/>
              <table:table-column table:style-name="MailMergeTable2020-03-06T14_3a_16_3a_55Z41.B"/>
              <table:table-column table:style-name="MailMergeTable2020-03-06T14_3a_16_3a_55Z41.C" table:number-columns-repeated="2"/>
              <table:table-column table:style-name="MailMergeTable2020-03-06T14_3a_16_3a_55Z41.E"/>
              <table:table-column table:style-name="MailMergeTable2020-03-06T14_3a_16_3a_55Z41.C"/>
              <table:table-column table:style-name="MailMergeTable2020-03-06T14_3a_16_3a_55Z41.G"/>
              <table:table-row>
                <table:table-cell table:style-name="MailMergeTable2020-03-06T14_3a_16_3a_55Z4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1.3">
                <table:table-cell table:style-name="MailMergeTable2020-03-06T14_3a_16_3a_55Z41.A3" office:value-type="string">
                  <text:p text:style-name="P7"/>
                </table:table-cell>
                <table:table-cell table:style-name="MailMergeTable2020-03-06T14_3a_16_3a_55Z4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1.4">
                <table:table-cell table:style-name="MailMergeTable2020-03-06T14_3a_16_3a_55Z41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1.A3" office:value-type="string">
                  <text:p text:style-name="P8"/>
                </table:table-cell>
                <table:table-cell table:style-name="MailMergeTable2020-03-06T14_3a_16_3a_55Z41.A3" office:value-type="string">
                  <text:p text:style-name="P8"/>
                </table:table-cell>
                <table:table-cell table:style-name="MailMergeTable2020-03-06T14_3a_16_3a_55Z41.A3" office:value-type="string">
                  <text:p text:style-name="P8"/>
                </table:table-cell>
                <table:table-cell table:style-name="MailMergeTable2020-03-06T14_3a_16_3a_55Z41.A3" office:value-type="string">
                  <text:p text:style-name="P9">6. Mrz 20</text:p>
                </table:table-cell>
                <table:table-cell table:style-name="MailMergeTable2020-03-06T14_3a_16_3a_55Z4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0" text:anchor-type="page" text:anchor-page-number="19" svg:x="0.499cm" svg:y="0.499cm" svg:width="13.85cm" svg:height="9.999cm" draw:z-index="39">
        <draw:text-box>
          <text:section text:style-name="Sect1" text:name="MailMergeSection2020-03-06T14:16:55Z41MasterLabel">
            <table:table table:name="MailMergeTable2020-03-06T14:16:55Z40" table:style-name="MailMergeTable2020-03-06T14_3a_16_3a_55Z40">
              <table:table-column table:style-name="MailMergeTable2020-03-06T14_3a_16_3a_55Z40.A"/>
              <table:table-column table:style-name="MailMergeTable2020-03-06T14_3a_16_3a_55Z40.B"/>
              <table:table-column table:style-name="MailMergeTable2020-03-06T14_3a_16_3a_55Z40.C" table:number-columns-repeated="2"/>
              <table:table-column table:style-name="MailMergeTable2020-03-06T14_3a_16_3a_55Z40.E"/>
              <table:table-column table:style-name="MailMergeTable2020-03-06T14_3a_16_3a_55Z40.C"/>
              <table:table-column table:style-name="MailMergeTable2020-03-06T14_3a_16_3a_55Z40.G"/>
              <table:table-row>
                <table:table-cell table:style-name="MailMergeTable2020-03-06T14_3a_16_3a_55Z4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4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0.3">
                <table:table-cell table:style-name="MailMergeTable2020-03-06T14_3a_16_3a_55Z40.A3" office:value-type="string">
                  <text:p text:style-name="P7"/>
                </table:table-cell>
                <table:table-cell table:style-name="MailMergeTable2020-03-06T14_3a_16_3a_55Z4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40.4">
                <table:table-cell table:style-name="MailMergeTable2020-03-06T14_3a_16_3a_55Z40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40.A3" office:value-type="string">
                  <text:p text:style-name="P8"/>
                </table:table-cell>
                <table:table-cell table:style-name="MailMergeTable2020-03-06T14_3a_16_3a_55Z40.A3" office:value-type="string">
                  <text:p text:style-name="P8"/>
                </table:table-cell>
                <table:table-cell table:style-name="MailMergeTable2020-03-06T14_3a_16_3a_55Z40.A3" office:value-type="string">
                  <text:p text:style-name="P8"/>
                </table:table-cell>
                <table:table-cell table:style-name="MailMergeTable2020-03-06T14_3a_16_3a_55Z40.A3" office:value-type="string">
                  <text:p text:style-name="P9">6. Mrz 20</text:p>
                </table:table-cell>
                <table:table-cell table:style-name="MailMergeTable2020-03-06T14_3a_16_3a_55Z4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9" text:anchor-type="page" text:anchor-page-number="19" svg:x="14.349cm" svg:y="0.499cm" svg:width="13.85cm" svg:height="9.999cm" draw:z-index="38">
        <draw:text-box>
          <text:section text:style-name="Sect1" text:name="MailMergeSection2020-03-06T14:16:55Z40Bereich1" text:protected="true">
            <table:table table:name="MailMergeTable2020-03-06T14:16:55Z39" table:style-name="MailMergeTable2020-03-06T14_3a_16_3a_55Z39">
              <table:table-column table:style-name="MailMergeTable2020-03-06T14_3a_16_3a_55Z39.A"/>
              <table:table-column table:style-name="MailMergeTable2020-03-06T14_3a_16_3a_55Z39.B"/>
              <table:table-column table:style-name="MailMergeTable2020-03-06T14_3a_16_3a_55Z39.C" table:number-columns-repeated="2"/>
              <table:table-column table:style-name="MailMergeTable2020-03-06T14_3a_16_3a_55Z39.E"/>
              <table:table-column table:style-name="MailMergeTable2020-03-06T14_3a_16_3a_55Z39.C"/>
              <table:table-column table:style-name="MailMergeTable2020-03-06T14_3a_16_3a_55Z39.G"/>
              <table:table-row>
                <table:table-cell table:style-name="MailMergeTable2020-03-06T14_3a_16_3a_55Z3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9.3">
                <table:table-cell table:style-name="MailMergeTable2020-03-06T14_3a_16_3a_55Z39.A3" office:value-type="string">
                  <text:p text:style-name="P7"/>
                </table:table-cell>
                <table:table-cell table:style-name="MailMergeTable2020-03-06T14_3a_16_3a_55Z3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9.4">
                <table:table-cell table:style-name="MailMergeTable2020-03-06T14_3a_16_3a_55Z39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9.A3" office:value-type="string">
                  <text:p text:style-name="P8"/>
                </table:table-cell>
                <table:table-cell table:style-name="MailMergeTable2020-03-06T14_3a_16_3a_55Z39.A3" office:value-type="string">
                  <text:p text:style-name="P8"/>
                </table:table-cell>
                <table:table-cell table:style-name="MailMergeTable2020-03-06T14_3a_16_3a_55Z39.A3" office:value-type="string">
                  <text:p text:style-name="P8"/>
                </table:table-cell>
                <table:table-cell table:style-name="MailMergeTable2020-03-06T14_3a_16_3a_55Z39.A3" office:value-type="string">
                  <text:p text:style-name="P9">6. Mrz 20</text:p>
                </table:table-cell>
                <table:table-cell table:style-name="MailMergeTable2020-03-06T14_3a_16_3a_55Z3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8" text:anchor-type="page" text:anchor-page-number="19" svg:x="0.499cm" svg:y="10.5cm" svg:width="13.85cm" svg:height="9.999cm" draw:z-index="37">
        <draw:text-box>
          <text:section text:style-name="Sect1" text:name="MailMergeSection2020-03-06T14:16:55Z39Bereich2" text:protected="true">
            <table:table table:name="MailMergeTable2020-03-06T14:16:55Z38" table:style-name="MailMergeTable2020-03-06T14_3a_16_3a_55Z38">
              <table:table-column table:style-name="MailMergeTable2020-03-06T14_3a_16_3a_55Z38.A"/>
              <table:table-column table:style-name="MailMergeTable2020-03-06T14_3a_16_3a_55Z38.B"/>
              <table:table-column table:style-name="MailMergeTable2020-03-06T14_3a_16_3a_55Z38.C" table:number-columns-repeated="2"/>
              <table:table-column table:style-name="MailMergeTable2020-03-06T14_3a_16_3a_55Z38.E"/>
              <table:table-column table:style-name="MailMergeTable2020-03-06T14_3a_16_3a_55Z38.C"/>
              <table:table-column table:style-name="MailMergeTable2020-03-06T14_3a_16_3a_55Z38.G"/>
              <table:table-row>
                <table:table-cell table:style-name="MailMergeTable2020-03-06T14_3a_16_3a_55Z3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8.3">
                <table:table-cell table:style-name="MailMergeTable2020-03-06T14_3a_16_3a_55Z38.A3" office:value-type="string">
                  <text:p text:style-name="P7"/>
                </table:table-cell>
                <table:table-cell table:style-name="MailMergeTable2020-03-06T14_3a_16_3a_55Z3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8.4">
                <table:table-cell table:style-name="MailMergeTable2020-03-06T14_3a_16_3a_55Z38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8.A3" office:value-type="string">
                  <text:p text:style-name="P8"/>
                </table:table-cell>
                <table:table-cell table:style-name="MailMergeTable2020-03-06T14_3a_16_3a_55Z38.A3" office:value-type="string">
                  <text:p text:style-name="P8"/>
                </table:table-cell>
                <table:table-cell table:style-name="MailMergeTable2020-03-06T14_3a_16_3a_55Z38.A3" office:value-type="string">
                  <text:p text:style-name="P8"/>
                </table:table-cell>
                <table:table-cell table:style-name="MailMergeTable2020-03-06T14_3a_16_3a_55Z38.A3" office:value-type="string">
                  <text:p text:style-name="P9">6. Mrz 20</text:p>
                </table:table-cell>
                <table:table-cell table:style-name="MailMergeTable2020-03-06T14_3a_16_3a_55Z3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7" text:anchor-type="page" text:anchor-page-number="19" svg:x="14.349cm" svg:y="10.5cm" svg:width="13.85cm" svg:height="9.999cm" draw:z-index="36">
        <draw:text-box>
          <text:section text:style-name="Sect1" text:name="MailMergeSection2020-03-06T14:16:55Z38Bereich3" text:protected="true">
            <table:table table:name="MailMergeTable2020-03-06T14:16:55Z37" table:style-name="MailMergeTable2020-03-06T14_3a_16_3a_55Z37">
              <table:table-column table:style-name="MailMergeTable2020-03-06T14_3a_16_3a_55Z37.A"/>
              <table:table-column table:style-name="MailMergeTable2020-03-06T14_3a_16_3a_55Z37.B"/>
              <table:table-column table:style-name="MailMergeTable2020-03-06T14_3a_16_3a_55Z37.C" table:number-columns-repeated="2"/>
              <table:table-column table:style-name="MailMergeTable2020-03-06T14_3a_16_3a_55Z37.E"/>
              <table:table-column table:style-name="MailMergeTable2020-03-06T14_3a_16_3a_55Z37.C"/>
              <table:table-column table:style-name="MailMergeTable2020-03-06T14_3a_16_3a_55Z37.G"/>
              <table:table-row>
                <table:table-cell table:style-name="MailMergeTable2020-03-06T14_3a_16_3a_55Z3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7.3">
                <table:table-cell table:style-name="MailMergeTable2020-03-06T14_3a_16_3a_55Z37.A3" office:value-type="string">
                  <text:p text:style-name="P7"/>
                </table:table-cell>
                <table:table-cell table:style-name="MailMergeTable2020-03-06T14_3a_16_3a_55Z3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7.4">
                <table:table-cell table:style-name="MailMergeTable2020-03-06T14_3a_16_3a_55Z37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7.A3" office:value-type="string">
                  <text:p text:style-name="P8"/>
                </table:table-cell>
                <table:table-cell table:style-name="MailMergeTable2020-03-06T14_3a_16_3a_55Z37.A3" office:value-type="string">
                  <text:p text:style-name="P8"/>
                </table:table-cell>
                <table:table-cell table:style-name="MailMergeTable2020-03-06T14_3a_16_3a_55Z37.A3" office:value-type="string">
                  <text:p text:style-name="P8"/>
                </table:table-cell>
                <table:table-cell table:style-name="MailMergeTable2020-03-06T14_3a_16_3a_55Z37.A3" office:value-type="string">
                  <text:p text:style-name="P9">6. Mrz 20</text:p>
                </table:table-cell>
                <table:table-cell table:style-name="MailMergeTable2020-03-06T14_3a_16_3a_55Z3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6" text:anchor-type="page" text:anchor-page-number="17" svg:x="0.499cm" svg:y="0.499cm" svg:width="13.85cm" svg:height="9.999cm" draw:z-index="35">
        <draw:text-box>
          <text:section text:style-name="Sect1" text:name="MailMergeSection2020-03-06T14:16:55Z37MasterLabel">
            <table:table table:name="MailMergeTable2020-03-06T14:16:55Z36" table:style-name="MailMergeTable2020-03-06T14_3a_16_3a_55Z36">
              <table:table-column table:style-name="MailMergeTable2020-03-06T14_3a_16_3a_55Z36.A"/>
              <table:table-column table:style-name="MailMergeTable2020-03-06T14_3a_16_3a_55Z36.B"/>
              <table:table-column table:style-name="MailMergeTable2020-03-06T14_3a_16_3a_55Z36.C" table:number-columns-repeated="2"/>
              <table:table-column table:style-name="MailMergeTable2020-03-06T14_3a_16_3a_55Z36.E"/>
              <table:table-column table:style-name="MailMergeTable2020-03-06T14_3a_16_3a_55Z36.C"/>
              <table:table-column table:style-name="MailMergeTable2020-03-06T14_3a_16_3a_55Z36.G"/>
              <table:table-row>
                <table:table-cell table:style-name="MailMergeTable2020-03-06T14_3a_16_3a_55Z3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6.3">
                <table:table-cell table:style-name="MailMergeTable2020-03-06T14_3a_16_3a_55Z36.A3" office:value-type="string">
                  <text:p text:style-name="P7"/>
                </table:table-cell>
                <table:table-cell table:style-name="MailMergeTable2020-03-06T14_3a_16_3a_55Z3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6.4">
                <table:table-cell table:style-name="MailMergeTable2020-03-06T14_3a_16_3a_55Z36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6.A3" office:value-type="string">
                  <text:p text:style-name="P8"/>
                </table:table-cell>
                <table:table-cell table:style-name="MailMergeTable2020-03-06T14_3a_16_3a_55Z36.A3" office:value-type="string">
                  <text:p text:style-name="P8"/>
                </table:table-cell>
                <table:table-cell table:style-name="MailMergeTable2020-03-06T14_3a_16_3a_55Z36.A3" office:value-type="string">
                  <text:p text:style-name="P8"/>
                </table:table-cell>
                <table:table-cell table:style-name="MailMergeTable2020-03-06T14_3a_16_3a_55Z36.A3" office:value-type="string">
                  <text:p text:style-name="P9">6. Mrz 20</text:p>
                </table:table-cell>
                <table:table-cell table:style-name="MailMergeTable2020-03-06T14_3a_16_3a_55Z3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5" text:anchor-type="page" text:anchor-page-number="17" svg:x="14.349cm" svg:y="0.499cm" svg:width="13.85cm" svg:height="9.999cm" draw:z-index="34">
        <draw:text-box>
          <text:section text:style-name="Sect1" text:name="MailMergeSection2020-03-06T14:16:55Z36Bereich1" text:protected="true">
            <table:table table:name="MailMergeTable2020-03-06T14:16:55Z35" table:style-name="MailMergeTable2020-03-06T14_3a_16_3a_55Z35">
              <table:table-column table:style-name="MailMergeTable2020-03-06T14_3a_16_3a_55Z35.A"/>
              <table:table-column table:style-name="MailMergeTable2020-03-06T14_3a_16_3a_55Z35.B"/>
              <table:table-column table:style-name="MailMergeTable2020-03-06T14_3a_16_3a_55Z35.C" table:number-columns-repeated="2"/>
              <table:table-column table:style-name="MailMergeTable2020-03-06T14_3a_16_3a_55Z35.E"/>
              <table:table-column table:style-name="MailMergeTable2020-03-06T14_3a_16_3a_55Z35.C"/>
              <table:table-column table:style-name="MailMergeTable2020-03-06T14_3a_16_3a_55Z35.G"/>
              <table:table-row>
                <table:table-cell table:style-name="MailMergeTable2020-03-06T14_3a_16_3a_55Z3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5.3">
                <table:table-cell table:style-name="MailMergeTable2020-03-06T14_3a_16_3a_55Z35.A3" office:value-type="string">
                  <text:p text:style-name="P7"/>
                </table:table-cell>
                <table:table-cell table:style-name="MailMergeTable2020-03-06T14_3a_16_3a_55Z3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5.4">
                <table:table-cell table:style-name="MailMergeTable2020-03-06T14_3a_16_3a_55Z35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5.A3" office:value-type="string">
                  <text:p text:style-name="P8"/>
                </table:table-cell>
                <table:table-cell table:style-name="MailMergeTable2020-03-06T14_3a_16_3a_55Z35.A3" office:value-type="string">
                  <text:p text:style-name="P8"/>
                </table:table-cell>
                <table:table-cell table:style-name="MailMergeTable2020-03-06T14_3a_16_3a_55Z35.A3" office:value-type="string">
                  <text:p text:style-name="P8"/>
                </table:table-cell>
                <table:table-cell table:style-name="MailMergeTable2020-03-06T14_3a_16_3a_55Z35.A3" office:value-type="string">
                  <text:p text:style-name="P9">6. Mrz 20</text:p>
                </table:table-cell>
                <table:table-cell table:style-name="MailMergeTable2020-03-06T14_3a_16_3a_55Z3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4" text:anchor-type="page" text:anchor-page-number="17" svg:x="0.499cm" svg:y="10.5cm" svg:width="13.85cm" svg:height="9.999cm" draw:z-index="33">
        <draw:text-box>
          <text:section text:style-name="Sect1" text:name="MailMergeSection2020-03-06T14:16:55Z35Bereich2" text:protected="true">
            <table:table table:name="MailMergeTable2020-03-06T14:16:55Z34" table:style-name="MailMergeTable2020-03-06T14_3a_16_3a_55Z34">
              <table:table-column table:style-name="MailMergeTable2020-03-06T14_3a_16_3a_55Z34.A"/>
              <table:table-column table:style-name="MailMergeTable2020-03-06T14_3a_16_3a_55Z34.B"/>
              <table:table-column table:style-name="MailMergeTable2020-03-06T14_3a_16_3a_55Z34.C" table:number-columns-repeated="2"/>
              <table:table-column table:style-name="MailMergeTable2020-03-06T14_3a_16_3a_55Z34.E"/>
              <table:table-column table:style-name="MailMergeTable2020-03-06T14_3a_16_3a_55Z34.C"/>
              <table:table-column table:style-name="MailMergeTable2020-03-06T14_3a_16_3a_55Z34.G"/>
              <table:table-row>
                <table:table-cell table:style-name="MailMergeTable2020-03-06T14_3a_16_3a_55Z3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4.3">
                <table:table-cell table:style-name="MailMergeTable2020-03-06T14_3a_16_3a_55Z34.A3" office:value-type="string">
                  <text:p text:style-name="P7"/>
                </table:table-cell>
                <table:table-cell table:style-name="MailMergeTable2020-03-06T14_3a_16_3a_55Z3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4.4">
                <table:table-cell table:style-name="MailMergeTable2020-03-06T14_3a_16_3a_55Z34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4.A3" office:value-type="string">
                  <text:p text:style-name="P8"/>
                </table:table-cell>
                <table:table-cell table:style-name="MailMergeTable2020-03-06T14_3a_16_3a_55Z34.A3" office:value-type="string">
                  <text:p text:style-name="P8"/>
                </table:table-cell>
                <table:table-cell table:style-name="MailMergeTable2020-03-06T14_3a_16_3a_55Z34.A3" office:value-type="string">
                  <text:p text:style-name="P8"/>
                </table:table-cell>
                <table:table-cell table:style-name="MailMergeTable2020-03-06T14_3a_16_3a_55Z34.A3" office:value-type="string">
                  <text:p text:style-name="P9">6. Mrz 20</text:p>
                </table:table-cell>
                <table:table-cell table:style-name="MailMergeTable2020-03-06T14_3a_16_3a_55Z3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3" text:anchor-type="page" text:anchor-page-number="17" svg:x="14.349cm" svg:y="10.5cm" svg:width="13.85cm" svg:height="9.999cm" draw:z-index="32">
        <draw:text-box>
          <text:section text:style-name="Sect1" text:name="MailMergeSection2020-03-06T14:16:55Z34Bereich3" text:protected="true">
            <table:table table:name="MailMergeTable2020-03-06T14:16:55Z33" table:style-name="MailMergeTable2020-03-06T14_3a_16_3a_55Z33">
              <table:table-column table:style-name="MailMergeTable2020-03-06T14_3a_16_3a_55Z33.A"/>
              <table:table-column table:style-name="MailMergeTable2020-03-06T14_3a_16_3a_55Z33.B"/>
              <table:table-column table:style-name="MailMergeTable2020-03-06T14_3a_16_3a_55Z33.C" table:number-columns-repeated="2"/>
              <table:table-column table:style-name="MailMergeTable2020-03-06T14_3a_16_3a_55Z33.E"/>
              <table:table-column table:style-name="MailMergeTable2020-03-06T14_3a_16_3a_55Z33.C"/>
              <table:table-column table:style-name="MailMergeTable2020-03-06T14_3a_16_3a_55Z33.G"/>
              <table:table-row>
                <table:table-cell table:style-name="MailMergeTable2020-03-06T14_3a_16_3a_55Z3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3.3">
                <table:table-cell table:style-name="MailMergeTable2020-03-06T14_3a_16_3a_55Z33.A3" office:value-type="string">
                  <text:p text:style-name="P7"/>
                </table:table-cell>
                <table:table-cell table:style-name="MailMergeTable2020-03-06T14_3a_16_3a_55Z3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3.4">
                <table:table-cell table:style-name="MailMergeTable2020-03-06T14_3a_16_3a_55Z33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3.A3" office:value-type="string">
                  <text:p text:style-name="P8"/>
                </table:table-cell>
                <table:table-cell table:style-name="MailMergeTable2020-03-06T14_3a_16_3a_55Z33.A3" office:value-type="string">
                  <text:p text:style-name="P8"/>
                </table:table-cell>
                <table:table-cell table:style-name="MailMergeTable2020-03-06T14_3a_16_3a_55Z33.A3" office:value-type="string">
                  <text:p text:style-name="P8"/>
                </table:table-cell>
                <table:table-cell table:style-name="MailMergeTable2020-03-06T14_3a_16_3a_55Z33.A3" office:value-type="string">
                  <text:p text:style-name="P9">6. Mrz 20</text:p>
                </table:table-cell>
                <table:table-cell table:style-name="MailMergeTable2020-03-06T14_3a_16_3a_55Z3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2" text:anchor-type="page" text:anchor-page-number="15" svg:x="0.499cm" svg:y="0.499cm" svg:width="13.85cm" svg:height="9.999cm" draw:z-index="31">
        <draw:text-box>
          <text:section text:style-name="Sect1" text:name="MailMergeSection2020-03-06T14:16:55Z33MasterLabel">
            <table:table table:name="MailMergeTable2020-03-06T14:16:55Z32" table:style-name="MailMergeTable2020-03-06T14_3a_16_3a_55Z32">
              <table:table-column table:style-name="MailMergeTable2020-03-06T14_3a_16_3a_55Z32.A"/>
              <table:table-column table:style-name="MailMergeTable2020-03-06T14_3a_16_3a_55Z32.B"/>
              <table:table-column table:style-name="MailMergeTable2020-03-06T14_3a_16_3a_55Z32.C" table:number-columns-repeated="2"/>
              <table:table-column table:style-name="MailMergeTable2020-03-06T14_3a_16_3a_55Z32.E"/>
              <table:table-column table:style-name="MailMergeTable2020-03-06T14_3a_16_3a_55Z32.C"/>
              <table:table-column table:style-name="MailMergeTable2020-03-06T14_3a_16_3a_55Z32.G"/>
              <table:table-row>
                <table:table-cell table:style-name="MailMergeTable2020-03-06T14_3a_16_3a_55Z3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2.3">
                <table:table-cell table:style-name="MailMergeTable2020-03-06T14_3a_16_3a_55Z32.A3" office:value-type="string">
                  <text:p text:style-name="P7"/>
                </table:table-cell>
                <table:table-cell table:style-name="MailMergeTable2020-03-06T14_3a_16_3a_55Z3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2.4">
                <table:table-cell table:style-name="MailMergeTable2020-03-06T14_3a_16_3a_55Z32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2.A3" office:value-type="string">
                  <text:p text:style-name="P8"/>
                </table:table-cell>
                <table:table-cell table:style-name="MailMergeTable2020-03-06T14_3a_16_3a_55Z32.A3" office:value-type="string">
                  <text:p text:style-name="P8"/>
                </table:table-cell>
                <table:table-cell table:style-name="MailMergeTable2020-03-06T14_3a_16_3a_55Z32.A3" office:value-type="string">
                  <text:p text:style-name="P8"/>
                </table:table-cell>
                <table:table-cell table:style-name="MailMergeTable2020-03-06T14_3a_16_3a_55Z32.A3" office:value-type="string">
                  <text:p text:style-name="P9">6. Mrz 20</text:p>
                </table:table-cell>
                <table:table-cell table:style-name="MailMergeTable2020-03-06T14_3a_16_3a_55Z3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1" text:anchor-type="page" text:anchor-page-number="15" svg:x="14.349cm" svg:y="0.499cm" svg:width="13.85cm" svg:height="9.999cm" draw:z-index="30">
        <draw:text-box>
          <text:section text:style-name="Sect1" text:name="MailMergeSection2020-03-06T14:16:55Z32Bereich1" text:protected="true">
            <table:table table:name="MailMergeTable2020-03-06T14:16:55Z31" table:style-name="MailMergeTable2020-03-06T14_3a_16_3a_55Z31">
              <table:table-column table:style-name="MailMergeTable2020-03-06T14_3a_16_3a_55Z31.A"/>
              <table:table-column table:style-name="MailMergeTable2020-03-06T14_3a_16_3a_55Z31.B"/>
              <table:table-column table:style-name="MailMergeTable2020-03-06T14_3a_16_3a_55Z31.C" table:number-columns-repeated="2"/>
              <table:table-column table:style-name="MailMergeTable2020-03-06T14_3a_16_3a_55Z31.E"/>
              <table:table-column table:style-name="MailMergeTable2020-03-06T14_3a_16_3a_55Z31.C"/>
              <table:table-column table:style-name="MailMergeTable2020-03-06T14_3a_16_3a_55Z31.G"/>
              <table:table-row>
                <table:table-cell table:style-name="MailMergeTable2020-03-06T14_3a_16_3a_55Z3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1.3">
                <table:table-cell table:style-name="MailMergeTable2020-03-06T14_3a_16_3a_55Z31.A3" office:value-type="string">
                  <text:p text:style-name="P7"/>
                </table:table-cell>
                <table:table-cell table:style-name="MailMergeTable2020-03-06T14_3a_16_3a_55Z3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1.4">
                <table:table-cell table:style-name="MailMergeTable2020-03-06T14_3a_16_3a_55Z31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1.A3" office:value-type="string">
                  <text:p text:style-name="P8"/>
                </table:table-cell>
                <table:table-cell table:style-name="MailMergeTable2020-03-06T14_3a_16_3a_55Z31.A3" office:value-type="string">
                  <text:p text:style-name="P8"/>
                </table:table-cell>
                <table:table-cell table:style-name="MailMergeTable2020-03-06T14_3a_16_3a_55Z31.A3" office:value-type="string">
                  <text:p text:style-name="P8"/>
                </table:table-cell>
                <table:table-cell table:style-name="MailMergeTable2020-03-06T14_3a_16_3a_55Z31.A3" office:value-type="string">
                  <text:p text:style-name="P9">6. Mrz 20</text:p>
                </table:table-cell>
                <table:table-cell table:style-name="MailMergeTable2020-03-06T14_3a_16_3a_55Z3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0" text:anchor-type="page" text:anchor-page-number="15" svg:x="0.499cm" svg:y="10.5cm" svg:width="13.85cm" svg:height="9.999cm" draw:z-index="29">
        <draw:text-box>
          <text:section text:style-name="Sect1" text:name="MailMergeSection2020-03-06T14:16:55Z31Bereich2" text:protected="true">
            <table:table table:name="MailMergeTable2020-03-06T14:16:55Z30" table:style-name="MailMergeTable2020-03-06T14_3a_16_3a_55Z30">
              <table:table-column table:style-name="MailMergeTable2020-03-06T14_3a_16_3a_55Z30.A"/>
              <table:table-column table:style-name="MailMergeTable2020-03-06T14_3a_16_3a_55Z30.B"/>
              <table:table-column table:style-name="MailMergeTable2020-03-06T14_3a_16_3a_55Z30.C" table:number-columns-repeated="2"/>
              <table:table-column table:style-name="MailMergeTable2020-03-06T14_3a_16_3a_55Z30.E"/>
              <table:table-column table:style-name="MailMergeTable2020-03-06T14_3a_16_3a_55Z30.C"/>
              <table:table-column table:style-name="MailMergeTable2020-03-06T14_3a_16_3a_55Z30.G"/>
              <table:table-row>
                <table:table-cell table:style-name="MailMergeTable2020-03-06T14_3a_16_3a_55Z3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3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0.3">
                <table:table-cell table:style-name="MailMergeTable2020-03-06T14_3a_16_3a_55Z30.A3" office:value-type="string">
                  <text:p text:style-name="P7"/>
                </table:table-cell>
                <table:table-cell table:style-name="MailMergeTable2020-03-06T14_3a_16_3a_55Z3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30.4">
                <table:table-cell table:style-name="MailMergeTable2020-03-06T14_3a_16_3a_55Z30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30.A3" office:value-type="string">
                  <text:p text:style-name="P8"/>
                </table:table-cell>
                <table:table-cell table:style-name="MailMergeTable2020-03-06T14_3a_16_3a_55Z30.A3" office:value-type="string">
                  <text:p text:style-name="P8"/>
                </table:table-cell>
                <table:table-cell table:style-name="MailMergeTable2020-03-06T14_3a_16_3a_55Z30.A3" office:value-type="string">
                  <text:p text:style-name="P8"/>
                </table:table-cell>
                <table:table-cell table:style-name="MailMergeTable2020-03-06T14_3a_16_3a_55Z30.A3" office:value-type="string">
                  <text:p text:style-name="P9">6. Mrz 20</text:p>
                </table:table-cell>
                <table:table-cell table:style-name="MailMergeTable2020-03-06T14_3a_16_3a_55Z3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9" text:anchor-type="page" text:anchor-page-number="15" svg:x="14.349cm" svg:y="10.5cm" svg:width="13.85cm" svg:height="9.999cm" draw:z-index="28">
        <draw:text-box>
          <text:section text:style-name="Sect1" text:name="MailMergeSection2020-03-06T14:16:55Z30Bereich3" text:protected="true">
            <table:table table:name="MailMergeTable2020-03-06T14:16:55Z29" table:style-name="MailMergeTable2020-03-06T14_3a_16_3a_55Z29">
              <table:table-column table:style-name="MailMergeTable2020-03-06T14_3a_16_3a_55Z29.A"/>
              <table:table-column table:style-name="MailMergeTable2020-03-06T14_3a_16_3a_55Z29.B"/>
              <table:table-column table:style-name="MailMergeTable2020-03-06T14_3a_16_3a_55Z29.C" table:number-columns-repeated="2"/>
              <table:table-column table:style-name="MailMergeTable2020-03-06T14_3a_16_3a_55Z29.E"/>
              <table:table-column table:style-name="MailMergeTable2020-03-06T14_3a_16_3a_55Z29.C"/>
              <table:table-column table:style-name="MailMergeTable2020-03-06T14_3a_16_3a_55Z29.G"/>
              <table:table-row>
                <table:table-cell table:style-name="MailMergeTable2020-03-06T14_3a_16_3a_55Z2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5Z2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29.3">
                <table:table-cell table:style-name="MailMergeTable2020-03-06T14_3a_16_3a_55Z29.A3" office:value-type="string">
                  <text:p text:style-name="P7"/>
                </table:table-cell>
                <table:table-cell table:style-name="MailMergeTable2020-03-06T14_3a_16_3a_55Z2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5Z29.4">
                <table:table-cell table:style-name="MailMergeTable2020-03-06T14_3a_16_3a_55Z29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5Z29.A3" office:value-type="string">
                  <text:p text:style-name="P8"/>
                </table:table-cell>
                <table:table-cell table:style-name="MailMergeTable2020-03-06T14_3a_16_3a_55Z29.A3" office:value-type="string">
                  <text:p text:style-name="P8"/>
                </table:table-cell>
                <table:table-cell table:style-name="MailMergeTable2020-03-06T14_3a_16_3a_55Z29.A3" office:value-type="string">
                  <text:p text:style-name="P8"/>
                </table:table-cell>
                <table:table-cell table:style-name="MailMergeTable2020-03-06T14_3a_16_3a_55Z29.A3" office:value-type="string">
                  <text:p text:style-name="P9">6. Mrz 20</text:p>
                </table:table-cell>
                <table:table-cell table:style-name="MailMergeTable2020-03-06T14_3a_16_3a_55Z2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8" text:anchor-type="page" text:anchor-page-number="13" svg:x="0.499cm" svg:y="0.499cm" svg:width="13.85cm" svg:height="9.999cm" draw:z-index="27">
        <draw:text-box>
          <text:section text:style-name="Sect1" text:name="MailMergeSection2020-03-06T14:16:54Z29MasterLabel">
            <table:table table:name="MailMergeTable2020-03-06T14:16:54Z28" table:style-name="MailMergeTable2020-03-06T14_3a_16_3a_54Z28">
              <table:table-column table:style-name="MailMergeTable2020-03-06T14_3a_16_3a_54Z28.A"/>
              <table:table-column table:style-name="MailMergeTable2020-03-06T14_3a_16_3a_54Z28.B"/>
              <table:table-column table:style-name="MailMergeTable2020-03-06T14_3a_16_3a_54Z28.C" table:number-columns-repeated="2"/>
              <table:table-column table:style-name="MailMergeTable2020-03-06T14_3a_16_3a_54Z28.E"/>
              <table:table-column table:style-name="MailMergeTable2020-03-06T14_3a_16_3a_54Z28.C"/>
              <table:table-column table:style-name="MailMergeTable2020-03-06T14_3a_16_3a_54Z28.G"/>
              <table:table-row>
                <table:table-cell table:style-name="MailMergeTable2020-03-06T14_3a_16_3a_54Z2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8.3">
                <table:table-cell table:style-name="MailMergeTable2020-03-06T14_3a_16_3a_54Z28.A3" office:value-type="string">
                  <text:p text:style-name="P7"/>
                </table:table-cell>
                <table:table-cell table:style-name="MailMergeTable2020-03-06T14_3a_16_3a_54Z2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8.4">
                <table:table-cell table:style-name="MailMergeTable2020-03-06T14_3a_16_3a_54Z28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8.A3" office:value-type="string">
                  <text:p text:style-name="P8"/>
                </table:table-cell>
                <table:table-cell table:style-name="MailMergeTable2020-03-06T14_3a_16_3a_54Z28.A3" office:value-type="string">
                  <text:p text:style-name="P8"/>
                </table:table-cell>
                <table:table-cell table:style-name="MailMergeTable2020-03-06T14_3a_16_3a_54Z28.A3" office:value-type="string">
                  <text:p text:style-name="P8"/>
                </table:table-cell>
                <table:table-cell table:style-name="MailMergeTable2020-03-06T14_3a_16_3a_54Z28.A3" office:value-type="string">
                  <text:p text:style-name="P9">6. Mrz 20</text:p>
                </table:table-cell>
                <table:table-cell table:style-name="MailMergeTable2020-03-06T14_3a_16_3a_54Z2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7" text:anchor-type="page" text:anchor-page-number="13" svg:x="14.349cm" svg:y="0.499cm" svg:width="13.85cm" svg:height="9.999cm" draw:z-index="26">
        <draw:text-box>
          <text:section text:style-name="Sect1" text:name="MailMergeSection2020-03-06T14:16:54Z28Bereich1" text:protected="true">
            <table:table table:name="MailMergeTable2020-03-06T14:16:54Z27" table:style-name="MailMergeTable2020-03-06T14_3a_16_3a_54Z27">
              <table:table-column table:style-name="MailMergeTable2020-03-06T14_3a_16_3a_54Z27.A"/>
              <table:table-column table:style-name="MailMergeTable2020-03-06T14_3a_16_3a_54Z27.B"/>
              <table:table-column table:style-name="MailMergeTable2020-03-06T14_3a_16_3a_54Z27.C" table:number-columns-repeated="2"/>
              <table:table-column table:style-name="MailMergeTable2020-03-06T14_3a_16_3a_54Z27.E"/>
              <table:table-column table:style-name="MailMergeTable2020-03-06T14_3a_16_3a_54Z27.C"/>
              <table:table-column table:style-name="MailMergeTable2020-03-06T14_3a_16_3a_54Z27.G"/>
              <table:table-row>
                <table:table-cell table:style-name="MailMergeTable2020-03-06T14_3a_16_3a_54Z2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7.3">
                <table:table-cell table:style-name="MailMergeTable2020-03-06T14_3a_16_3a_54Z27.A3" office:value-type="string">
                  <text:p text:style-name="P7"/>
                </table:table-cell>
                <table:table-cell table:style-name="MailMergeTable2020-03-06T14_3a_16_3a_54Z2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7.4">
                <table:table-cell table:style-name="MailMergeTable2020-03-06T14_3a_16_3a_54Z27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7.A3" office:value-type="string">
                  <text:p text:style-name="P8"/>
                </table:table-cell>
                <table:table-cell table:style-name="MailMergeTable2020-03-06T14_3a_16_3a_54Z27.A3" office:value-type="string">
                  <text:p text:style-name="P8"/>
                </table:table-cell>
                <table:table-cell table:style-name="MailMergeTable2020-03-06T14_3a_16_3a_54Z27.A3" office:value-type="string">
                  <text:p text:style-name="P8"/>
                </table:table-cell>
                <table:table-cell table:style-name="MailMergeTable2020-03-06T14_3a_16_3a_54Z27.A3" office:value-type="string">
                  <text:p text:style-name="P9">6. Mrz 20</text:p>
                </table:table-cell>
                <table:table-cell table:style-name="MailMergeTable2020-03-06T14_3a_16_3a_54Z2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6" text:anchor-type="page" text:anchor-page-number="13" svg:x="0.499cm" svg:y="10.5cm" svg:width="13.85cm" svg:height="9.999cm" draw:z-index="25">
        <draw:text-box>
          <text:section text:style-name="Sect1" text:name="MailMergeSection2020-03-06T14:16:54Z27Bereich2" text:protected="true">
            <table:table table:name="MailMergeTable2020-03-06T14:16:54Z26" table:style-name="MailMergeTable2020-03-06T14_3a_16_3a_54Z26">
              <table:table-column table:style-name="MailMergeTable2020-03-06T14_3a_16_3a_54Z26.A"/>
              <table:table-column table:style-name="MailMergeTable2020-03-06T14_3a_16_3a_54Z26.B"/>
              <table:table-column table:style-name="MailMergeTable2020-03-06T14_3a_16_3a_54Z26.C" table:number-columns-repeated="2"/>
              <table:table-column table:style-name="MailMergeTable2020-03-06T14_3a_16_3a_54Z26.E"/>
              <table:table-column table:style-name="MailMergeTable2020-03-06T14_3a_16_3a_54Z26.C"/>
              <table:table-column table:style-name="MailMergeTable2020-03-06T14_3a_16_3a_54Z26.G"/>
              <table:table-row>
                <table:table-cell table:style-name="MailMergeTable2020-03-06T14_3a_16_3a_54Z2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6.3">
                <table:table-cell table:style-name="MailMergeTable2020-03-06T14_3a_16_3a_54Z26.A3" office:value-type="string">
                  <text:p text:style-name="P7"/>
                </table:table-cell>
                <table:table-cell table:style-name="MailMergeTable2020-03-06T14_3a_16_3a_54Z2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6.4">
                <table:table-cell table:style-name="MailMergeTable2020-03-06T14_3a_16_3a_54Z26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6.A3" office:value-type="string">
                  <text:p text:style-name="P8"/>
                </table:table-cell>
                <table:table-cell table:style-name="MailMergeTable2020-03-06T14_3a_16_3a_54Z26.A3" office:value-type="string">
                  <text:p text:style-name="P8"/>
                </table:table-cell>
                <table:table-cell table:style-name="MailMergeTable2020-03-06T14_3a_16_3a_54Z26.A3" office:value-type="string">
                  <text:p text:style-name="P8"/>
                </table:table-cell>
                <table:table-cell table:style-name="MailMergeTable2020-03-06T14_3a_16_3a_54Z26.A3" office:value-type="string">
                  <text:p text:style-name="P9">6. Mrz 20</text:p>
                </table:table-cell>
                <table:table-cell table:style-name="MailMergeTable2020-03-06T14_3a_16_3a_54Z2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5" text:anchor-type="page" text:anchor-page-number="13" svg:x="14.349cm" svg:y="10.5cm" svg:width="13.85cm" svg:height="9.999cm" draw:z-index="24">
        <draw:text-box>
          <text:section text:style-name="Sect1" text:name="MailMergeSection2020-03-06T14:16:54Z26Bereich3" text:protected="true">
            <table:table table:name="MailMergeTable2020-03-06T14:16:54Z25" table:style-name="MailMergeTable2020-03-06T14_3a_16_3a_54Z25">
              <table:table-column table:style-name="MailMergeTable2020-03-06T14_3a_16_3a_54Z25.A"/>
              <table:table-column table:style-name="MailMergeTable2020-03-06T14_3a_16_3a_54Z25.B"/>
              <table:table-column table:style-name="MailMergeTable2020-03-06T14_3a_16_3a_54Z25.C" table:number-columns-repeated="2"/>
              <table:table-column table:style-name="MailMergeTable2020-03-06T14_3a_16_3a_54Z25.E"/>
              <table:table-column table:style-name="MailMergeTable2020-03-06T14_3a_16_3a_54Z25.C"/>
              <table:table-column table:style-name="MailMergeTable2020-03-06T14_3a_16_3a_54Z25.G"/>
              <table:table-row>
                <table:table-cell table:style-name="MailMergeTable2020-03-06T14_3a_16_3a_54Z2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5.3">
                <table:table-cell table:style-name="MailMergeTable2020-03-06T14_3a_16_3a_54Z25.A3" office:value-type="string">
                  <text:p text:style-name="P7"/>
                </table:table-cell>
                <table:table-cell table:style-name="MailMergeTable2020-03-06T14_3a_16_3a_54Z2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5.4">
                <table:table-cell table:style-name="MailMergeTable2020-03-06T14_3a_16_3a_54Z25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5.A3" office:value-type="string">
                  <text:p text:style-name="P8"/>
                </table:table-cell>
                <table:table-cell table:style-name="MailMergeTable2020-03-06T14_3a_16_3a_54Z25.A3" office:value-type="string">
                  <text:p text:style-name="P8"/>
                </table:table-cell>
                <table:table-cell table:style-name="MailMergeTable2020-03-06T14_3a_16_3a_54Z25.A3" office:value-type="string">
                  <text:p text:style-name="P8"/>
                </table:table-cell>
                <table:table-cell table:style-name="MailMergeTable2020-03-06T14_3a_16_3a_54Z25.A3" office:value-type="string">
                  <text:p text:style-name="P9">6. Mrz 20</text:p>
                </table:table-cell>
                <table:table-cell table:style-name="MailMergeTable2020-03-06T14_3a_16_3a_54Z2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4" text:anchor-type="page" text:anchor-page-number="11" svg:x="0.499cm" svg:y="0.499cm" svg:width="13.85cm" svg:height="9.999cm" draw:z-index="23">
        <draw:text-box>
          <text:section text:style-name="Sect1" text:name="MailMergeSection2020-03-06T14:16:54Z25MasterLabel">
            <table:table table:name="MailMergeTable2020-03-06T14:16:54Z24" table:style-name="MailMergeTable2020-03-06T14_3a_16_3a_54Z24">
              <table:table-column table:style-name="MailMergeTable2020-03-06T14_3a_16_3a_54Z24.A"/>
              <table:table-column table:style-name="MailMergeTable2020-03-06T14_3a_16_3a_54Z24.B"/>
              <table:table-column table:style-name="MailMergeTable2020-03-06T14_3a_16_3a_54Z24.C" table:number-columns-repeated="2"/>
              <table:table-column table:style-name="MailMergeTable2020-03-06T14_3a_16_3a_54Z24.E"/>
              <table:table-column table:style-name="MailMergeTable2020-03-06T14_3a_16_3a_54Z24.C"/>
              <table:table-column table:style-name="MailMergeTable2020-03-06T14_3a_16_3a_54Z24.G"/>
              <table:table-row>
                <table:table-cell table:style-name="MailMergeTable2020-03-06T14_3a_16_3a_54Z2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4.3">
                <table:table-cell table:style-name="MailMergeTable2020-03-06T14_3a_16_3a_54Z24.A3" office:value-type="string">
                  <text:p text:style-name="P7"/>
                </table:table-cell>
                <table:table-cell table:style-name="MailMergeTable2020-03-06T14_3a_16_3a_54Z2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4.4">
                <table:table-cell table:style-name="MailMergeTable2020-03-06T14_3a_16_3a_54Z24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4.A3" office:value-type="string">
                  <text:p text:style-name="P8"/>
                </table:table-cell>
                <table:table-cell table:style-name="MailMergeTable2020-03-06T14_3a_16_3a_54Z24.A3" office:value-type="string">
                  <text:p text:style-name="P8"/>
                </table:table-cell>
                <table:table-cell table:style-name="MailMergeTable2020-03-06T14_3a_16_3a_54Z24.A3" office:value-type="string">
                  <text:p text:style-name="P8"/>
                </table:table-cell>
                <table:table-cell table:style-name="MailMergeTable2020-03-06T14_3a_16_3a_54Z24.A3" office:value-type="string">
                  <text:p text:style-name="P9">6. Mrz 20</text:p>
                </table:table-cell>
                <table:table-cell table:style-name="MailMergeTable2020-03-06T14_3a_16_3a_54Z2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3" text:anchor-type="page" text:anchor-page-number="11" svg:x="14.349cm" svg:y="0.499cm" svg:width="13.85cm" svg:height="9.999cm" draw:z-index="22">
        <draw:text-box>
          <text:section text:style-name="Sect1" text:name="MailMergeSection2020-03-06T14:16:54Z24Bereich1" text:protected="true">
            <table:table table:name="MailMergeTable2020-03-06T14:16:54Z23" table:style-name="MailMergeTable2020-03-06T14_3a_16_3a_54Z23">
              <table:table-column table:style-name="MailMergeTable2020-03-06T14_3a_16_3a_54Z23.A"/>
              <table:table-column table:style-name="MailMergeTable2020-03-06T14_3a_16_3a_54Z23.B"/>
              <table:table-column table:style-name="MailMergeTable2020-03-06T14_3a_16_3a_54Z23.C" table:number-columns-repeated="2"/>
              <table:table-column table:style-name="MailMergeTable2020-03-06T14_3a_16_3a_54Z23.E"/>
              <table:table-column table:style-name="MailMergeTable2020-03-06T14_3a_16_3a_54Z23.C"/>
              <table:table-column table:style-name="MailMergeTable2020-03-06T14_3a_16_3a_54Z23.G"/>
              <table:table-row>
                <table:table-cell table:style-name="MailMergeTable2020-03-06T14_3a_16_3a_54Z2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3.3">
                <table:table-cell table:style-name="MailMergeTable2020-03-06T14_3a_16_3a_54Z23.A3" office:value-type="string">
                  <text:p text:style-name="P7"/>
                </table:table-cell>
                <table:table-cell table:style-name="MailMergeTable2020-03-06T14_3a_16_3a_54Z2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3.4">
                <table:table-cell table:style-name="MailMergeTable2020-03-06T14_3a_16_3a_54Z23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3.A3" office:value-type="string">
                  <text:p text:style-name="P8"/>
                </table:table-cell>
                <table:table-cell table:style-name="MailMergeTable2020-03-06T14_3a_16_3a_54Z23.A3" office:value-type="string">
                  <text:p text:style-name="P8"/>
                </table:table-cell>
                <table:table-cell table:style-name="MailMergeTable2020-03-06T14_3a_16_3a_54Z23.A3" office:value-type="string">
                  <text:p text:style-name="P8"/>
                </table:table-cell>
                <table:table-cell table:style-name="MailMergeTable2020-03-06T14_3a_16_3a_54Z23.A3" office:value-type="string">
                  <text:p text:style-name="P9">6. Mrz 20</text:p>
                </table:table-cell>
                <table:table-cell table:style-name="MailMergeTable2020-03-06T14_3a_16_3a_54Z2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2" text:anchor-type="page" text:anchor-page-number="11" svg:x="0.499cm" svg:y="10.5cm" svg:width="13.85cm" svg:height="9.999cm" draw:z-index="21">
        <draw:text-box>
          <text:section text:style-name="Sect1" text:name="MailMergeSection2020-03-06T14:16:54Z23Bereich2" text:protected="true">
            <table:table table:name="MailMergeTable2020-03-06T14:16:54Z22" table:style-name="MailMergeTable2020-03-06T14_3a_16_3a_54Z22">
              <table:table-column table:style-name="MailMergeTable2020-03-06T14_3a_16_3a_54Z22.A"/>
              <table:table-column table:style-name="MailMergeTable2020-03-06T14_3a_16_3a_54Z22.B"/>
              <table:table-column table:style-name="MailMergeTable2020-03-06T14_3a_16_3a_54Z22.C" table:number-columns-repeated="2"/>
              <table:table-column table:style-name="MailMergeTable2020-03-06T14_3a_16_3a_54Z22.E"/>
              <table:table-column table:style-name="MailMergeTable2020-03-06T14_3a_16_3a_54Z22.C"/>
              <table:table-column table:style-name="MailMergeTable2020-03-06T14_3a_16_3a_54Z22.G"/>
              <table:table-row>
                <table:table-cell table:style-name="MailMergeTable2020-03-06T14_3a_16_3a_54Z2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2.3">
                <table:table-cell table:style-name="MailMergeTable2020-03-06T14_3a_16_3a_54Z22.A3" office:value-type="string">
                  <text:p text:style-name="P7"/>
                </table:table-cell>
                <table:table-cell table:style-name="MailMergeTable2020-03-06T14_3a_16_3a_54Z2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2.4">
                <table:table-cell table:style-name="MailMergeTable2020-03-06T14_3a_16_3a_54Z22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2.A3" office:value-type="string">
                  <text:p text:style-name="P8"/>
                </table:table-cell>
                <table:table-cell table:style-name="MailMergeTable2020-03-06T14_3a_16_3a_54Z22.A3" office:value-type="string">
                  <text:p text:style-name="P8"/>
                </table:table-cell>
                <table:table-cell table:style-name="MailMergeTable2020-03-06T14_3a_16_3a_54Z22.A3" office:value-type="string">
                  <text:p text:style-name="P8"/>
                </table:table-cell>
                <table:table-cell table:style-name="MailMergeTable2020-03-06T14_3a_16_3a_54Z22.A3" office:value-type="string">
                  <text:p text:style-name="P9">6. Mrz 20</text:p>
                </table:table-cell>
                <table:table-cell table:style-name="MailMergeTable2020-03-06T14_3a_16_3a_54Z2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1" text:anchor-type="page" text:anchor-page-number="11" svg:x="14.349cm" svg:y="10.5cm" svg:width="13.85cm" svg:height="9.999cm" draw:z-index="20">
        <draw:text-box>
          <text:section text:style-name="Sect1" text:name="MailMergeSection2020-03-06T14:16:54Z22Bereich3" text:protected="true">
            <table:table table:name="MailMergeTable2020-03-06T14:16:54Z21" table:style-name="MailMergeTable2020-03-06T14_3a_16_3a_54Z21">
              <table:table-column table:style-name="MailMergeTable2020-03-06T14_3a_16_3a_54Z21.A"/>
              <table:table-column table:style-name="MailMergeTable2020-03-06T14_3a_16_3a_54Z21.B"/>
              <table:table-column table:style-name="MailMergeTable2020-03-06T14_3a_16_3a_54Z21.C" table:number-columns-repeated="2"/>
              <table:table-column table:style-name="MailMergeTable2020-03-06T14_3a_16_3a_54Z21.E"/>
              <table:table-column table:style-name="MailMergeTable2020-03-06T14_3a_16_3a_54Z21.C"/>
              <table:table-column table:style-name="MailMergeTable2020-03-06T14_3a_16_3a_54Z21.G"/>
              <table:table-row>
                <table:table-cell table:style-name="MailMergeTable2020-03-06T14_3a_16_3a_54Z2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1.3">
                <table:table-cell table:style-name="MailMergeTable2020-03-06T14_3a_16_3a_54Z21.A3" office:value-type="string">
                  <text:p text:style-name="P7"/>
                </table:table-cell>
                <table:table-cell table:style-name="MailMergeTable2020-03-06T14_3a_16_3a_54Z2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1.4">
                <table:table-cell table:style-name="MailMergeTable2020-03-06T14_3a_16_3a_54Z21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1.A3" office:value-type="string">
                  <text:p text:style-name="P8"/>
                </table:table-cell>
                <table:table-cell table:style-name="MailMergeTable2020-03-06T14_3a_16_3a_54Z21.A3" office:value-type="string">
                  <text:p text:style-name="P8"/>
                </table:table-cell>
                <table:table-cell table:style-name="MailMergeTable2020-03-06T14_3a_16_3a_54Z21.A3" office:value-type="string">
                  <text:p text:style-name="P8"/>
                </table:table-cell>
                <table:table-cell table:style-name="MailMergeTable2020-03-06T14_3a_16_3a_54Z21.A3" office:value-type="string">
                  <text:p text:style-name="P9">6. Mrz 20</text:p>
                </table:table-cell>
                <table:table-cell table:style-name="MailMergeTable2020-03-06T14_3a_16_3a_54Z2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0" text:anchor-type="page" text:anchor-page-number="9" svg:x="0.499cm" svg:y="0.499cm" svg:width="13.85cm" svg:height="9.999cm" draw:z-index="19">
        <draw:text-box>
          <text:section text:style-name="Sect1" text:name="MailMergeSection2020-03-06T14:16:54Z21MasterLabel">
            <table:table table:name="MailMergeTable2020-03-06T14:16:54Z20" table:style-name="MailMergeTable2020-03-06T14_3a_16_3a_54Z20">
              <table:table-column table:style-name="MailMergeTable2020-03-06T14_3a_16_3a_54Z20.A"/>
              <table:table-column table:style-name="MailMergeTable2020-03-06T14_3a_16_3a_54Z20.B"/>
              <table:table-column table:style-name="MailMergeTable2020-03-06T14_3a_16_3a_54Z20.C" table:number-columns-repeated="2"/>
              <table:table-column table:style-name="MailMergeTable2020-03-06T14_3a_16_3a_54Z20.E"/>
              <table:table-column table:style-name="MailMergeTable2020-03-06T14_3a_16_3a_54Z20.C"/>
              <table:table-column table:style-name="MailMergeTable2020-03-06T14_3a_16_3a_54Z20.G"/>
              <table:table-row>
                <table:table-cell table:style-name="MailMergeTable2020-03-06T14_3a_16_3a_54Z2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2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0.3">
                <table:table-cell table:style-name="MailMergeTable2020-03-06T14_3a_16_3a_54Z20.A3" office:value-type="string">
                  <text:p text:style-name="P7"/>
                </table:table-cell>
                <table:table-cell table:style-name="MailMergeTable2020-03-06T14_3a_16_3a_54Z2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20.4">
                <table:table-cell table:style-name="MailMergeTable2020-03-06T14_3a_16_3a_54Z20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20.A3" office:value-type="string">
                  <text:p text:style-name="P8"/>
                </table:table-cell>
                <table:table-cell table:style-name="MailMergeTable2020-03-06T14_3a_16_3a_54Z20.A3" office:value-type="string">
                  <text:p text:style-name="P8"/>
                </table:table-cell>
                <table:table-cell table:style-name="MailMergeTable2020-03-06T14_3a_16_3a_54Z20.A3" office:value-type="string">
                  <text:p text:style-name="P8"/>
                </table:table-cell>
                <table:table-cell table:style-name="MailMergeTable2020-03-06T14_3a_16_3a_54Z20.A3" office:value-type="string">
                  <text:p text:style-name="P9">6. Mrz 20</text:p>
                </table:table-cell>
                <table:table-cell table:style-name="MailMergeTable2020-03-06T14_3a_16_3a_54Z2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9" text:anchor-type="page" text:anchor-page-number="9" svg:x="14.349cm" svg:y="0.499cm" svg:width="13.85cm" svg:height="9.999cm" draw:z-index="18">
        <draw:text-box>
          <text:section text:style-name="Sect1" text:name="MailMergeSection2020-03-06T14:16:54Z20Bereich1" text:protected="true">
            <table:table table:name="MailMergeTable2020-03-06T14:16:54Z19" table:style-name="MailMergeTable2020-03-06T14_3a_16_3a_54Z19">
              <table:table-column table:style-name="MailMergeTable2020-03-06T14_3a_16_3a_54Z19.A"/>
              <table:table-column table:style-name="MailMergeTable2020-03-06T14_3a_16_3a_54Z19.B"/>
              <table:table-column table:style-name="MailMergeTable2020-03-06T14_3a_16_3a_54Z19.C" table:number-columns-repeated="2"/>
              <table:table-column table:style-name="MailMergeTable2020-03-06T14_3a_16_3a_54Z19.E"/>
              <table:table-column table:style-name="MailMergeTable2020-03-06T14_3a_16_3a_54Z19.C"/>
              <table:table-column table:style-name="MailMergeTable2020-03-06T14_3a_16_3a_54Z19.G"/>
              <table:table-row>
                <table:table-cell table:style-name="MailMergeTable2020-03-06T14_3a_16_3a_54Z1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9.3">
                <table:table-cell table:style-name="MailMergeTable2020-03-06T14_3a_16_3a_54Z19.A3" office:value-type="string">
                  <text:p text:style-name="P7"/>
                </table:table-cell>
                <table:table-cell table:style-name="MailMergeTable2020-03-06T14_3a_16_3a_54Z1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9.4">
                <table:table-cell table:style-name="MailMergeTable2020-03-06T14_3a_16_3a_54Z19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9.A3" office:value-type="string">
                  <text:p text:style-name="P8"/>
                </table:table-cell>
                <table:table-cell table:style-name="MailMergeTable2020-03-06T14_3a_16_3a_54Z19.A3" office:value-type="string">
                  <text:p text:style-name="P8"/>
                </table:table-cell>
                <table:table-cell table:style-name="MailMergeTable2020-03-06T14_3a_16_3a_54Z19.A3" office:value-type="string">
                  <text:p text:style-name="P8"/>
                </table:table-cell>
                <table:table-cell table:style-name="MailMergeTable2020-03-06T14_3a_16_3a_54Z19.A3" office:value-type="string">
                  <text:p text:style-name="P9">6. Mrz 20</text:p>
                </table:table-cell>
                <table:table-cell table:style-name="MailMergeTable2020-03-06T14_3a_16_3a_54Z1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" text:anchor-type="page" text:anchor-page-number="9" svg:x="0.499cm" svg:y="10.5cm" svg:width="13.85cm" svg:height="9.999cm" draw:z-index="17">
        <draw:text-box>
          <text:section text:style-name="Sect1" text:name="MailMergeSection2020-03-06T14:16:54Z19Bereich2" text:protected="true">
            <table:table table:name="MailMergeTable2020-03-06T14:16:54Z18" table:style-name="MailMergeTable2020-03-06T14_3a_16_3a_54Z18">
              <table:table-column table:style-name="MailMergeTable2020-03-06T14_3a_16_3a_54Z18.A"/>
              <table:table-column table:style-name="MailMergeTable2020-03-06T14_3a_16_3a_54Z18.B"/>
              <table:table-column table:style-name="MailMergeTable2020-03-06T14_3a_16_3a_54Z18.C" table:number-columns-repeated="2"/>
              <table:table-column table:style-name="MailMergeTable2020-03-06T14_3a_16_3a_54Z18.E"/>
              <table:table-column table:style-name="MailMergeTable2020-03-06T14_3a_16_3a_54Z18.C"/>
              <table:table-column table:style-name="MailMergeTable2020-03-06T14_3a_16_3a_54Z18.G"/>
              <table:table-row>
                <table:table-cell table:style-name="MailMergeTable2020-03-06T14_3a_16_3a_54Z1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8.3">
                <table:table-cell table:style-name="MailMergeTable2020-03-06T14_3a_16_3a_54Z18.A3" office:value-type="string">
                  <text:p text:style-name="P7"/>
                </table:table-cell>
                <table:table-cell table:style-name="MailMergeTable2020-03-06T14_3a_16_3a_54Z1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8.4">
                <table:table-cell table:style-name="MailMergeTable2020-03-06T14_3a_16_3a_54Z18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8.A3" office:value-type="string">
                  <text:p text:style-name="P8"/>
                </table:table-cell>
                <table:table-cell table:style-name="MailMergeTable2020-03-06T14_3a_16_3a_54Z18.A3" office:value-type="string">
                  <text:p text:style-name="P8"/>
                </table:table-cell>
                <table:table-cell table:style-name="MailMergeTable2020-03-06T14_3a_16_3a_54Z18.A3" office:value-type="string">
                  <text:p text:style-name="P8"/>
                </table:table-cell>
                <table:table-cell table:style-name="MailMergeTable2020-03-06T14_3a_16_3a_54Z18.A3" office:value-type="string">
                  <text:p text:style-name="P9">6. Mrz 20</text:p>
                </table:table-cell>
                <table:table-cell table:style-name="MailMergeTable2020-03-06T14_3a_16_3a_54Z1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" text:anchor-type="page" text:anchor-page-number="9" svg:x="14.349cm" svg:y="10.5cm" svg:width="13.85cm" svg:height="9.999cm" draw:z-index="16">
        <draw:text-box>
          <text:section text:style-name="Sect1" text:name="MailMergeSection2020-03-06T14:16:54Z18Bereich3" text:protected="true">
            <table:table table:name="MailMergeTable2020-03-06T14:16:54Z17" table:style-name="MailMergeTable2020-03-06T14_3a_16_3a_54Z17">
              <table:table-column table:style-name="MailMergeTable2020-03-06T14_3a_16_3a_54Z17.A"/>
              <table:table-column table:style-name="MailMergeTable2020-03-06T14_3a_16_3a_54Z17.B"/>
              <table:table-column table:style-name="MailMergeTable2020-03-06T14_3a_16_3a_54Z17.C" table:number-columns-repeated="2"/>
              <table:table-column table:style-name="MailMergeTable2020-03-06T14_3a_16_3a_54Z17.E"/>
              <table:table-column table:style-name="MailMergeTable2020-03-06T14_3a_16_3a_54Z17.C"/>
              <table:table-column table:style-name="MailMergeTable2020-03-06T14_3a_16_3a_54Z17.G"/>
              <table:table-row>
                <table:table-cell table:style-name="MailMergeTable2020-03-06T14_3a_16_3a_54Z1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7.3">
                <table:table-cell table:style-name="MailMergeTable2020-03-06T14_3a_16_3a_54Z17.A3" office:value-type="string">
                  <text:p text:style-name="P7"/>
                </table:table-cell>
                <table:table-cell table:style-name="MailMergeTable2020-03-06T14_3a_16_3a_54Z1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7.4">
                <table:table-cell table:style-name="MailMergeTable2020-03-06T14_3a_16_3a_54Z17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7.A3" office:value-type="string">
                  <text:p text:style-name="P8"/>
                </table:table-cell>
                <table:table-cell table:style-name="MailMergeTable2020-03-06T14_3a_16_3a_54Z17.A3" office:value-type="string">
                  <text:p text:style-name="P8"/>
                </table:table-cell>
                <table:table-cell table:style-name="MailMergeTable2020-03-06T14_3a_16_3a_54Z17.A3" office:value-type="string">
                  <text:p text:style-name="P8"/>
                </table:table-cell>
                <table:table-cell table:style-name="MailMergeTable2020-03-06T14_3a_16_3a_54Z17.A3" office:value-type="string">
                  <text:p text:style-name="P9">6. Mrz 20</text:p>
                </table:table-cell>
                <table:table-cell table:style-name="MailMergeTable2020-03-06T14_3a_16_3a_54Z1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" text:anchor-type="page" text:anchor-page-number="7" svg:x="0.499cm" svg:y="0.499cm" svg:width="13.85cm" svg:height="9.999cm" draw:z-index="15">
        <draw:text-box>
          <text:section text:style-name="Sect1" text:name="MailMergeSection2020-03-06T14:16:54Z17MasterLabel">
            <table:table table:name="MailMergeTable2020-03-06T14:16:54Z16" table:style-name="MailMergeTable2020-03-06T14_3a_16_3a_54Z16">
              <table:table-column table:style-name="MailMergeTable2020-03-06T14_3a_16_3a_54Z16.A"/>
              <table:table-column table:style-name="MailMergeTable2020-03-06T14_3a_16_3a_54Z16.B"/>
              <table:table-column table:style-name="MailMergeTable2020-03-06T14_3a_16_3a_54Z16.C" table:number-columns-repeated="2"/>
              <table:table-column table:style-name="MailMergeTable2020-03-06T14_3a_16_3a_54Z16.E"/>
              <table:table-column table:style-name="MailMergeTable2020-03-06T14_3a_16_3a_54Z16.C"/>
              <table:table-column table:style-name="MailMergeTable2020-03-06T14_3a_16_3a_54Z16.G"/>
              <table:table-row>
                <table:table-cell table:style-name="MailMergeTable2020-03-06T14_3a_16_3a_54Z1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6.3">
                <table:table-cell table:style-name="MailMergeTable2020-03-06T14_3a_16_3a_54Z16.A3" office:value-type="string">
                  <text:p text:style-name="P7"/>
                </table:table-cell>
                <table:table-cell table:style-name="MailMergeTable2020-03-06T14_3a_16_3a_54Z1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6.4">
                <table:table-cell table:style-name="MailMergeTable2020-03-06T14_3a_16_3a_54Z16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6.A3" office:value-type="string">
                  <text:p text:style-name="P8"/>
                </table:table-cell>
                <table:table-cell table:style-name="MailMergeTable2020-03-06T14_3a_16_3a_54Z16.A3" office:value-type="string">
                  <text:p text:style-name="P8"/>
                </table:table-cell>
                <table:table-cell table:style-name="MailMergeTable2020-03-06T14_3a_16_3a_54Z16.A3" office:value-type="string">
                  <text:p text:style-name="P8"/>
                </table:table-cell>
                <table:table-cell table:style-name="MailMergeTable2020-03-06T14_3a_16_3a_54Z16.A3" office:value-type="string">
                  <text:p text:style-name="P9">6. Mrz 20</text:p>
                </table:table-cell>
                <table:table-cell table:style-name="MailMergeTable2020-03-06T14_3a_16_3a_54Z1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" text:anchor-type="page" text:anchor-page-number="7" svg:x="14.349cm" svg:y="0.499cm" svg:width="13.85cm" svg:height="9.999cm" draw:z-index="14">
        <draw:text-box>
          <text:section text:style-name="Sect1" text:name="MailMergeSection2020-03-06T14:16:54Z16Bereich1" text:protected="true">
            <table:table table:name="MailMergeTable2020-03-06T14:16:54Z15" table:style-name="MailMergeTable2020-03-06T14_3a_16_3a_54Z15">
              <table:table-column table:style-name="MailMergeTable2020-03-06T14_3a_16_3a_54Z15.A"/>
              <table:table-column table:style-name="MailMergeTable2020-03-06T14_3a_16_3a_54Z15.B"/>
              <table:table-column table:style-name="MailMergeTable2020-03-06T14_3a_16_3a_54Z15.C" table:number-columns-repeated="2"/>
              <table:table-column table:style-name="MailMergeTable2020-03-06T14_3a_16_3a_54Z15.E"/>
              <table:table-column table:style-name="MailMergeTable2020-03-06T14_3a_16_3a_54Z15.C"/>
              <table:table-column table:style-name="MailMergeTable2020-03-06T14_3a_16_3a_54Z15.G"/>
              <table:table-row>
                <table:table-cell table:style-name="MailMergeTable2020-03-06T14_3a_16_3a_54Z1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5.3">
                <table:table-cell table:style-name="MailMergeTable2020-03-06T14_3a_16_3a_54Z15.A3" office:value-type="string">
                  <text:p text:style-name="P7"/>
                </table:table-cell>
                <table:table-cell table:style-name="MailMergeTable2020-03-06T14_3a_16_3a_54Z1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5.4">
                <table:table-cell table:style-name="MailMergeTable2020-03-06T14_3a_16_3a_54Z15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5.A3" office:value-type="string">
                  <text:p text:style-name="P8"/>
                </table:table-cell>
                <table:table-cell table:style-name="MailMergeTable2020-03-06T14_3a_16_3a_54Z15.A3" office:value-type="string">
                  <text:p text:style-name="P8"/>
                </table:table-cell>
                <table:table-cell table:style-name="MailMergeTable2020-03-06T14_3a_16_3a_54Z15.A3" office:value-type="string">
                  <text:p text:style-name="P8"/>
                </table:table-cell>
                <table:table-cell table:style-name="MailMergeTable2020-03-06T14_3a_16_3a_54Z15.A3" office:value-type="string">
                  <text:p text:style-name="P9">6. Mrz 20</text:p>
                </table:table-cell>
                <table:table-cell table:style-name="MailMergeTable2020-03-06T14_3a_16_3a_54Z1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" text:anchor-type="page" text:anchor-page-number="7" svg:x="0.499cm" svg:y="10.5cm" svg:width="13.85cm" svg:height="9.999cm" draw:z-index="13">
        <draw:text-box>
          <text:section text:style-name="Sect1" text:name="MailMergeSection2020-03-06T14:16:54Z15Bereich2" text:protected="true">
            <table:table table:name="MailMergeTable2020-03-06T14:16:54Z14" table:style-name="MailMergeTable2020-03-06T14_3a_16_3a_54Z14">
              <table:table-column table:style-name="MailMergeTable2020-03-06T14_3a_16_3a_54Z14.A"/>
              <table:table-column table:style-name="MailMergeTable2020-03-06T14_3a_16_3a_54Z14.B"/>
              <table:table-column table:style-name="MailMergeTable2020-03-06T14_3a_16_3a_54Z14.C" table:number-columns-repeated="2"/>
              <table:table-column table:style-name="MailMergeTable2020-03-06T14_3a_16_3a_54Z14.E"/>
              <table:table-column table:style-name="MailMergeTable2020-03-06T14_3a_16_3a_54Z14.C"/>
              <table:table-column table:style-name="MailMergeTable2020-03-06T14_3a_16_3a_54Z14.G"/>
              <table:table-row>
                <table:table-cell table:style-name="MailMergeTable2020-03-06T14_3a_16_3a_54Z1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4.3">
                <table:table-cell table:style-name="MailMergeTable2020-03-06T14_3a_16_3a_54Z14.A3" office:value-type="string">
                  <text:p text:style-name="P7"/>
                </table:table-cell>
                <table:table-cell table:style-name="MailMergeTable2020-03-06T14_3a_16_3a_54Z1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4.4">
                <table:table-cell table:style-name="MailMergeTable2020-03-06T14_3a_16_3a_54Z14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4.A3" office:value-type="string">
                  <text:p text:style-name="P8"/>
                </table:table-cell>
                <table:table-cell table:style-name="MailMergeTable2020-03-06T14_3a_16_3a_54Z14.A3" office:value-type="string">
                  <text:p text:style-name="P8"/>
                </table:table-cell>
                <table:table-cell table:style-name="MailMergeTable2020-03-06T14_3a_16_3a_54Z14.A3" office:value-type="string">
                  <text:p text:style-name="P8"/>
                </table:table-cell>
                <table:table-cell table:style-name="MailMergeTable2020-03-06T14_3a_16_3a_54Z14.A3" office:value-type="string">
                  <text:p text:style-name="P9">6. Mrz 20</text:p>
                </table:table-cell>
                <table:table-cell table:style-name="MailMergeTable2020-03-06T14_3a_16_3a_54Z1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" text:anchor-type="page" text:anchor-page-number="7" svg:x="14.349cm" svg:y="10.5cm" svg:width="13.85cm" svg:height="9.999cm" draw:z-index="12">
        <draw:text-box>
          <text:section text:style-name="Sect1" text:name="MailMergeSection2020-03-06T14:16:54Z14Bereich3" text:protected="true">
            <table:table table:name="MailMergeTable2020-03-06T14:16:54Z13" table:style-name="MailMergeTable2020-03-06T14_3a_16_3a_54Z13">
              <table:table-column table:style-name="MailMergeTable2020-03-06T14_3a_16_3a_54Z13.A"/>
              <table:table-column table:style-name="MailMergeTable2020-03-06T14_3a_16_3a_54Z13.B"/>
              <table:table-column table:style-name="MailMergeTable2020-03-06T14_3a_16_3a_54Z13.C" table:number-columns-repeated="2"/>
              <table:table-column table:style-name="MailMergeTable2020-03-06T14_3a_16_3a_54Z13.E"/>
              <table:table-column table:style-name="MailMergeTable2020-03-06T14_3a_16_3a_54Z13.C"/>
              <table:table-column table:style-name="MailMergeTable2020-03-06T14_3a_16_3a_54Z13.G"/>
              <table:table-row>
                <table:table-cell table:style-name="MailMergeTable2020-03-06T14_3a_16_3a_54Z1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3.3">
                <table:table-cell table:style-name="MailMergeTable2020-03-06T14_3a_16_3a_54Z13.A3" office:value-type="string">
                  <text:p text:style-name="P7"/>
                </table:table-cell>
                <table:table-cell table:style-name="MailMergeTable2020-03-06T14_3a_16_3a_54Z1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3.4">
                <table:table-cell table:style-name="MailMergeTable2020-03-06T14_3a_16_3a_54Z13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3.A3" office:value-type="string">
                  <text:p text:style-name="P8"/>
                </table:table-cell>
                <table:table-cell table:style-name="MailMergeTable2020-03-06T14_3a_16_3a_54Z13.A3" office:value-type="string">
                  <text:p text:style-name="P8"/>
                </table:table-cell>
                <table:table-cell table:style-name="MailMergeTable2020-03-06T14_3a_16_3a_54Z13.A3" office:value-type="string">
                  <text:p text:style-name="P8"/>
                </table:table-cell>
                <table:table-cell table:style-name="MailMergeTable2020-03-06T14_3a_16_3a_54Z13.A3" office:value-type="string">
                  <text:p text:style-name="P9">6. Mrz 20</text:p>
                </table:table-cell>
                <table:table-cell table:style-name="MailMergeTable2020-03-06T14_3a_16_3a_54Z1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" text:anchor-type="page" text:anchor-page-number="5" svg:x="0.499cm" svg:y="0.499cm" svg:width="13.85cm" svg:height="9.999cm" draw:z-index="11">
        <draw:text-box>
          <text:section text:style-name="Sect1" text:name="MailMergeSection2020-03-06T14:16:54Z13MasterLabel">
            <table:table table:name="MailMergeTable2020-03-06T14:16:54Z12" table:style-name="MailMergeTable2020-03-06T14_3a_16_3a_54Z12">
              <table:table-column table:style-name="MailMergeTable2020-03-06T14_3a_16_3a_54Z12.A"/>
              <table:table-column table:style-name="MailMergeTable2020-03-06T14_3a_16_3a_54Z12.B"/>
              <table:table-column table:style-name="MailMergeTable2020-03-06T14_3a_16_3a_54Z12.C" table:number-columns-repeated="2"/>
              <table:table-column table:style-name="MailMergeTable2020-03-06T14_3a_16_3a_54Z12.E"/>
              <table:table-column table:style-name="MailMergeTable2020-03-06T14_3a_16_3a_54Z12.C"/>
              <table:table-column table:style-name="MailMergeTable2020-03-06T14_3a_16_3a_54Z12.G"/>
              <table:table-row>
                <table:table-cell table:style-name="MailMergeTable2020-03-06T14_3a_16_3a_54Z1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2.3">
                <table:table-cell table:style-name="MailMergeTable2020-03-06T14_3a_16_3a_54Z12.A3" office:value-type="string">
                  <text:p text:style-name="P7"/>
                </table:table-cell>
                <table:table-cell table:style-name="MailMergeTable2020-03-06T14_3a_16_3a_54Z1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2.4">
                <table:table-cell table:style-name="MailMergeTable2020-03-06T14_3a_16_3a_54Z12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2.A3" office:value-type="string">
                  <text:p text:style-name="P8"/>
                </table:table-cell>
                <table:table-cell table:style-name="MailMergeTable2020-03-06T14_3a_16_3a_54Z12.A3" office:value-type="string">
                  <text:p text:style-name="P8"/>
                </table:table-cell>
                <table:table-cell table:style-name="MailMergeTable2020-03-06T14_3a_16_3a_54Z12.A3" office:value-type="string">
                  <text:p text:style-name="P8"/>
                </table:table-cell>
                <table:table-cell table:style-name="MailMergeTable2020-03-06T14_3a_16_3a_54Z12.A3" office:value-type="string">
                  <text:p text:style-name="P9">6. Mrz 20</text:p>
                </table:table-cell>
                <table:table-cell table:style-name="MailMergeTable2020-03-06T14_3a_16_3a_54Z1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" text:anchor-type="page" text:anchor-page-number="5" svg:x="14.349cm" svg:y="0.499cm" svg:width="13.85cm" svg:height="9.999cm" draw:z-index="10">
        <draw:text-box>
          <text:section text:style-name="Sect1" text:name="MailMergeSection2020-03-06T14:16:54Z12Bereich1" text:protected="true">
            <table:table table:name="MailMergeTable2020-03-06T14:16:54Z11" table:style-name="MailMergeTable2020-03-06T14_3a_16_3a_54Z11">
              <table:table-column table:style-name="MailMergeTable2020-03-06T14_3a_16_3a_54Z11.A"/>
              <table:table-column table:style-name="MailMergeTable2020-03-06T14_3a_16_3a_54Z11.B"/>
              <table:table-column table:style-name="MailMergeTable2020-03-06T14_3a_16_3a_54Z11.C" table:number-columns-repeated="2"/>
              <table:table-column table:style-name="MailMergeTable2020-03-06T14_3a_16_3a_54Z11.E"/>
              <table:table-column table:style-name="MailMergeTable2020-03-06T14_3a_16_3a_54Z11.C"/>
              <table:table-column table:style-name="MailMergeTable2020-03-06T14_3a_16_3a_54Z11.G"/>
              <table:table-row>
                <table:table-cell table:style-name="MailMergeTable2020-03-06T14_3a_16_3a_54Z1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1.3">
                <table:table-cell table:style-name="MailMergeTable2020-03-06T14_3a_16_3a_54Z11.A3" office:value-type="string">
                  <text:p text:style-name="P7"/>
                </table:table-cell>
                <table:table-cell table:style-name="MailMergeTable2020-03-06T14_3a_16_3a_54Z1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1.4">
                <table:table-cell table:style-name="MailMergeTable2020-03-06T14_3a_16_3a_54Z11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1.A3" office:value-type="string">
                  <text:p text:style-name="P8"/>
                </table:table-cell>
                <table:table-cell table:style-name="MailMergeTable2020-03-06T14_3a_16_3a_54Z11.A3" office:value-type="string">
                  <text:p text:style-name="P8"/>
                </table:table-cell>
                <table:table-cell table:style-name="MailMergeTable2020-03-06T14_3a_16_3a_54Z11.A3" office:value-type="string">
                  <text:p text:style-name="P8"/>
                </table:table-cell>
                <table:table-cell table:style-name="MailMergeTable2020-03-06T14_3a_16_3a_54Z11.A3" office:value-type="string">
                  <text:p text:style-name="P9">6. Mrz 20</text:p>
                </table:table-cell>
                <table:table-cell table:style-name="MailMergeTable2020-03-06T14_3a_16_3a_54Z1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" text:anchor-type="page" text:anchor-page-number="5" svg:x="0.499cm" svg:y="10.5cm" svg:width="13.85cm" svg:height="9.999cm" draw:z-index="9">
        <draw:text-box>
          <text:section text:style-name="Sect1" text:name="MailMergeSection2020-03-06T14:16:54Z11Bereich2" text:protected="true">
            <table:table table:name="MailMergeTable2020-03-06T14:16:54Z10" table:style-name="MailMergeTable2020-03-06T14_3a_16_3a_54Z10">
              <table:table-column table:style-name="MailMergeTable2020-03-06T14_3a_16_3a_54Z10.A"/>
              <table:table-column table:style-name="MailMergeTable2020-03-06T14_3a_16_3a_54Z10.B"/>
              <table:table-column table:style-name="MailMergeTable2020-03-06T14_3a_16_3a_54Z10.C" table:number-columns-repeated="2"/>
              <table:table-column table:style-name="MailMergeTable2020-03-06T14_3a_16_3a_54Z10.E"/>
              <table:table-column table:style-name="MailMergeTable2020-03-06T14_3a_16_3a_54Z10.C"/>
              <table:table-column table:style-name="MailMergeTable2020-03-06T14_3a_16_3a_54Z10.G"/>
              <table:table-row>
                <table:table-cell table:style-name="MailMergeTable2020-03-06T14_3a_16_3a_54Z1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1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0.3">
                <table:table-cell table:style-name="MailMergeTable2020-03-06T14_3a_16_3a_54Z10.A3" office:value-type="string">
                  <text:p text:style-name="P7"/>
                </table:table-cell>
                <table:table-cell table:style-name="MailMergeTable2020-03-06T14_3a_16_3a_54Z1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10.4">
                <table:table-cell table:style-name="MailMergeTable2020-03-06T14_3a_16_3a_54Z10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10.A3" office:value-type="string">
                  <text:p text:style-name="P8"/>
                </table:table-cell>
                <table:table-cell table:style-name="MailMergeTable2020-03-06T14_3a_16_3a_54Z10.A3" office:value-type="string">
                  <text:p text:style-name="P8"/>
                </table:table-cell>
                <table:table-cell table:style-name="MailMergeTable2020-03-06T14_3a_16_3a_54Z10.A3" office:value-type="string">
                  <text:p text:style-name="P8"/>
                </table:table-cell>
                <table:table-cell table:style-name="MailMergeTable2020-03-06T14_3a_16_3a_54Z10.A3" office:value-type="string">
                  <text:p text:style-name="P9">6. Mrz 20</text:p>
                </table:table-cell>
                <table:table-cell table:style-name="MailMergeTable2020-03-06T14_3a_16_3a_54Z1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" text:anchor-type="page" text:anchor-page-number="5" svg:x="14.349cm" svg:y="10.5cm" svg:width="13.85cm" svg:height="9.999cm" draw:z-index="8">
        <draw:text-box>
          <text:section text:style-name="Sect1" text:name="MailMergeSection2020-03-06T14:16:54Z10Bereich3" text:protected="true">
            <table:table table:name="MailMergeTable2020-03-06T14:16:54Z9" table:style-name="MailMergeTable2020-03-06T14_3a_16_3a_54Z9">
              <table:table-column table:style-name="MailMergeTable2020-03-06T14_3a_16_3a_54Z9.A"/>
              <table:table-column table:style-name="MailMergeTable2020-03-06T14_3a_16_3a_54Z9.B"/>
              <table:table-column table:style-name="MailMergeTable2020-03-06T14_3a_16_3a_54Z9.C" table:number-columns-repeated="2"/>
              <table:table-column table:style-name="MailMergeTable2020-03-06T14_3a_16_3a_54Z9.E"/>
              <table:table-column table:style-name="MailMergeTable2020-03-06T14_3a_16_3a_54Z9.C"/>
              <table:table-column table:style-name="MailMergeTable2020-03-06T14_3a_16_3a_54Z9.G"/>
              <table:table-row>
                <table:table-cell table:style-name="MailMergeTable2020-03-06T14_3a_16_3a_54Z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9.3">
                <table:table-cell table:style-name="MailMergeTable2020-03-06T14_3a_16_3a_54Z9.A3" office:value-type="string">
                  <text:p text:style-name="P7"/>
                </table:table-cell>
                <table:table-cell table:style-name="MailMergeTable2020-03-06T14_3a_16_3a_54Z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9.4">
                <table:table-cell table:style-name="MailMergeTable2020-03-06T14_3a_16_3a_54Z9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9.A3" office:value-type="string">
                  <text:p text:style-name="P8"/>
                </table:table-cell>
                <table:table-cell table:style-name="MailMergeTable2020-03-06T14_3a_16_3a_54Z9.A3" office:value-type="string">
                  <text:p text:style-name="P8"/>
                </table:table-cell>
                <table:table-cell table:style-name="MailMergeTable2020-03-06T14_3a_16_3a_54Z9.A3" office:value-type="string">
                  <text:p text:style-name="P8"/>
                </table:table-cell>
                <table:table-cell table:style-name="MailMergeTable2020-03-06T14_3a_16_3a_54Z9.A3" office:value-type="string">
                  <text:p text:style-name="P9">6. Mrz 20</text:p>
                </table:table-cell>
                <table:table-cell table:style-name="MailMergeTable2020-03-06T14_3a_16_3a_54Z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" text:anchor-type="page" text:anchor-page-number="3" svg:x="0.499cm" svg:y="0.499cm" svg:width="13.85cm" svg:height="9.999cm" draw:z-index="7">
        <draw:text-box>
          <text:section text:style-name="Sect1" text:name="MailMergeSection2020-03-06T14:16:54Z9MasterLabel">
            <table:table table:name="MailMergeTable2020-03-06T14:16:54Z8" table:style-name="MailMergeTable2020-03-06T14_3a_16_3a_54Z8">
              <table:table-column table:style-name="MailMergeTable2020-03-06T14_3a_16_3a_54Z8.A"/>
              <table:table-column table:style-name="MailMergeTable2020-03-06T14_3a_16_3a_54Z8.B"/>
              <table:table-column table:style-name="MailMergeTable2020-03-06T14_3a_16_3a_54Z8.C" table:number-columns-repeated="2"/>
              <table:table-column table:style-name="MailMergeTable2020-03-06T14_3a_16_3a_54Z8.E"/>
              <table:table-column table:style-name="MailMergeTable2020-03-06T14_3a_16_3a_54Z8.C"/>
              <table:table-column table:style-name="MailMergeTable2020-03-06T14_3a_16_3a_54Z8.G"/>
              <table:table-row>
                <table:table-cell table:style-name="MailMergeTable2020-03-06T14_3a_16_3a_54Z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8.3">
                <table:table-cell table:style-name="MailMergeTable2020-03-06T14_3a_16_3a_54Z8.A3" office:value-type="string">
                  <text:p text:style-name="P7"/>
                </table:table-cell>
                <table:table-cell table:style-name="MailMergeTable2020-03-06T14_3a_16_3a_54Z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8.4">
                <table:table-cell table:style-name="MailMergeTable2020-03-06T14_3a_16_3a_54Z8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8.A3" office:value-type="string">
                  <text:p text:style-name="P8"/>
                </table:table-cell>
                <table:table-cell table:style-name="MailMergeTable2020-03-06T14_3a_16_3a_54Z8.A3" office:value-type="string">
                  <text:p text:style-name="P8"/>
                </table:table-cell>
                <table:table-cell table:style-name="MailMergeTable2020-03-06T14_3a_16_3a_54Z8.A3" office:value-type="string">
                  <text:p text:style-name="P8"/>
                </table:table-cell>
                <table:table-cell table:style-name="MailMergeTable2020-03-06T14_3a_16_3a_54Z8.A3" office:value-type="string">
                  <text:p text:style-name="P9">6. Mrz 20</text:p>
                </table:table-cell>
                <table:table-cell table:style-name="MailMergeTable2020-03-06T14_3a_16_3a_54Z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" text:anchor-type="page" text:anchor-page-number="3" svg:x="14.349cm" svg:y="0.499cm" svg:width="13.85cm" svg:height="9.999cm" draw:z-index="6">
        <draw:text-box>
          <text:section text:style-name="Sect1" text:name="MailMergeSection2020-03-06T14:16:54Z8Bereich1" text:protected="true">
            <table:table table:name="MailMergeTable2020-03-06T14:16:54Z7" table:style-name="MailMergeTable2020-03-06T14_3a_16_3a_54Z7">
              <table:table-column table:style-name="MailMergeTable2020-03-06T14_3a_16_3a_54Z7.A"/>
              <table:table-column table:style-name="MailMergeTable2020-03-06T14_3a_16_3a_54Z7.B"/>
              <table:table-column table:style-name="MailMergeTable2020-03-06T14_3a_16_3a_54Z7.C" table:number-columns-repeated="2"/>
              <table:table-column table:style-name="MailMergeTable2020-03-06T14_3a_16_3a_54Z7.E"/>
              <table:table-column table:style-name="MailMergeTable2020-03-06T14_3a_16_3a_54Z7.C"/>
              <table:table-column table:style-name="MailMergeTable2020-03-06T14_3a_16_3a_54Z7.G"/>
              <table:table-row>
                <table:table-cell table:style-name="MailMergeTable2020-03-06T14_3a_16_3a_54Z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7.3">
                <table:table-cell table:style-name="MailMergeTable2020-03-06T14_3a_16_3a_54Z7.A3" office:value-type="string">
                  <text:p text:style-name="P7"/>
                </table:table-cell>
                <table:table-cell table:style-name="MailMergeTable2020-03-06T14_3a_16_3a_54Z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7.4">
                <table:table-cell table:style-name="MailMergeTable2020-03-06T14_3a_16_3a_54Z7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7.A3" office:value-type="string">
                  <text:p text:style-name="P8"/>
                </table:table-cell>
                <table:table-cell table:style-name="MailMergeTable2020-03-06T14_3a_16_3a_54Z7.A3" office:value-type="string">
                  <text:p text:style-name="P8"/>
                </table:table-cell>
                <table:table-cell table:style-name="MailMergeTable2020-03-06T14_3a_16_3a_54Z7.A3" office:value-type="string">
                  <text:p text:style-name="P8"/>
                </table:table-cell>
                <table:table-cell table:style-name="MailMergeTable2020-03-06T14_3a_16_3a_54Z7.A3" office:value-type="string">
                  <text:p text:style-name="P9">6. Mrz 20</text:p>
                </table:table-cell>
                <table:table-cell table:style-name="MailMergeTable2020-03-06T14_3a_16_3a_54Z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" text:anchor-type="page" text:anchor-page-number="3" svg:x="0.499cm" svg:y="10.5cm" svg:width="13.85cm" svg:height="9.999cm" draw:z-index="5">
        <draw:text-box>
          <text:section text:style-name="Sect1" text:name="MailMergeSection2020-03-06T14:16:54Z7Bereich2" text:protected="true">
            <table:table table:name="MailMergeTable2020-03-06T14:16:54Z6" table:style-name="MailMergeTable2020-03-06T14_3a_16_3a_54Z6">
              <table:table-column table:style-name="MailMergeTable2020-03-06T14_3a_16_3a_54Z6.A"/>
              <table:table-column table:style-name="MailMergeTable2020-03-06T14_3a_16_3a_54Z6.B"/>
              <table:table-column table:style-name="MailMergeTable2020-03-06T14_3a_16_3a_54Z6.C" table:number-columns-repeated="2"/>
              <table:table-column table:style-name="MailMergeTable2020-03-06T14_3a_16_3a_54Z6.E"/>
              <table:table-column table:style-name="MailMergeTable2020-03-06T14_3a_16_3a_54Z6.C"/>
              <table:table-column table:style-name="MailMergeTable2020-03-06T14_3a_16_3a_54Z6.G"/>
              <table:table-row>
                <table:table-cell table:style-name="MailMergeTable2020-03-06T14_3a_16_3a_54Z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6.3">
                <table:table-cell table:style-name="MailMergeTable2020-03-06T14_3a_16_3a_54Z6.A3" office:value-type="string">
                  <text:p text:style-name="P7"/>
                </table:table-cell>
                <table:table-cell table:style-name="MailMergeTable2020-03-06T14_3a_16_3a_54Z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6.4">
                <table:table-cell table:style-name="MailMergeTable2020-03-06T14_3a_16_3a_54Z6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6.A3" office:value-type="string">
                  <text:p text:style-name="P8"/>
                </table:table-cell>
                <table:table-cell table:style-name="MailMergeTable2020-03-06T14_3a_16_3a_54Z6.A3" office:value-type="string">
                  <text:p text:style-name="P8"/>
                </table:table-cell>
                <table:table-cell table:style-name="MailMergeTable2020-03-06T14_3a_16_3a_54Z6.A3" office:value-type="string">
                  <text:p text:style-name="P8"/>
                </table:table-cell>
                <table:table-cell table:style-name="MailMergeTable2020-03-06T14_3a_16_3a_54Z6.A3" office:value-type="string">
                  <text:p text:style-name="P9">6. Mrz 20</text:p>
                </table:table-cell>
                <table:table-cell table:style-name="MailMergeTable2020-03-06T14_3a_16_3a_54Z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" text:anchor-type="page" text:anchor-page-number="3" svg:x="14.349cm" svg:y="10.5cm" svg:width="13.85cm" svg:height="9.999cm" draw:z-index="4">
        <draw:text-box>
          <text:section text:style-name="Sect1" text:name="MailMergeSection2020-03-06T14:16:54Z6Bereich3" text:protected="true">
            <table:table table:name="MailMergeTable2020-03-06T14:16:54Z5" table:style-name="MailMergeTable2020-03-06T14_3a_16_3a_54Z5">
              <table:table-column table:style-name="MailMergeTable2020-03-06T14_3a_16_3a_54Z5.A"/>
              <table:table-column table:style-name="MailMergeTable2020-03-06T14_3a_16_3a_54Z5.B"/>
              <table:table-column table:style-name="MailMergeTable2020-03-06T14_3a_16_3a_54Z5.C" table:number-columns-repeated="2"/>
              <table:table-column table:style-name="MailMergeTable2020-03-06T14_3a_16_3a_54Z5.E"/>
              <table:table-column table:style-name="MailMergeTable2020-03-06T14_3a_16_3a_54Z5.C"/>
              <table:table-column table:style-name="MailMergeTable2020-03-06T14_3a_16_3a_54Z5.G"/>
              <table:table-row>
                <table:table-cell table:style-name="MailMergeTable2020-03-06T14_3a_16_3a_54Z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16_3a_54Z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5.3">
                <table:table-cell table:style-name="MailMergeTable2020-03-06T14_3a_16_3a_54Z5.A3" office:value-type="string">
                  <text:p text:style-name="P7"/>
                </table:table-cell>
                <table:table-cell table:style-name="MailMergeTable2020-03-06T14_3a_16_3a_54Z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16_3a_54Z5.4">
                <table:table-cell table:style-name="MailMergeTable2020-03-06T14_3a_16_3a_54Z5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MailMergeTable2020-03-06T14_3a_16_3a_54Z5.A3" office:value-type="string">
                  <text:p text:style-name="P8"/>
                </table:table-cell>
                <table:table-cell table:style-name="MailMergeTable2020-03-06T14_3a_16_3a_54Z5.A3" office:value-type="string">
                  <text:p text:style-name="P8"/>
                </table:table-cell>
                <table:table-cell table:style-name="MailMergeTable2020-03-06T14_3a_16_3a_54Z5.A3" office:value-type="string">
                  <text:p text:style-name="P8"/>
                </table:table-cell>
                <table:table-cell table:style-name="MailMergeTable2020-03-06T14_3a_16_3a_54Z5.A3" office:value-type="string">
                  <text:p text:style-name="P9">6. Mrz 20</text:p>
                </table:table-cell>
                <table:table-cell table:style-name="MailMergeTable2020-03-06T14_3a_16_3a_54Z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" text:anchor-type="page" text:anchor-page-number="1" svg:x="0.499cm" svg:y="0.499cm" svg:width="13.85cm" svg:height="9.999cm" draw:z-index="3">
        <draw:text-box>
          <text:section text:style-name="Sect1" text:name="MailMergeSection2020-03-06T14:16:54Z5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7"/>
                </table:table-cell>
                <table:table-cell table:style-name="Tabelle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9">6. Mrz 20</text:p>
                </table:table-cell>
                <table:table-cell table:style-name="Tabelle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" text:anchor-type="page" text:anchor-page-number="1" svg:x="14.349cm" svg:y="0.499cm" svg:width="13.85cm" svg:height="9.999cm" draw:z-index="2">
        <draw:text-box>
          <text:section text:style-name="Sect1" text:name="MailMergeSection2020-03-06T14:16:54Z4Bereich1" text:protected="true"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7"/>
                </table:table-cell>
                <table:table-cell table:style-name="Tabelle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9">6. Mrz 20</text:p>
                </table:table-cell>
                <table:table-cell table:style-name="Tabelle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" text:anchor-type="page" text:anchor-page-number="1" svg:x="0.499cm" svg:y="10.5cm" svg:width="13.85cm" svg:height="9.999cm" draw:z-index="1">
        <draw:text-box>
          <text:section text:style-name="Sect1" text:name="MailMergeSection2020-03-06T14:16:54Z3Bereich2" text:protected="true"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7"/>
                </table:table-cell>
                <table:table-cell table:style-name="Tabelle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9">6. Mrz 20</text:p>
                </table:table-cell>
                <table:table-cell table:style-name="Tabelle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" text:anchor-type="page" text:anchor-page-number="1" svg:x="14.349cm" svg:y="10.5cm" svg:width="13.85cm" svg:height="9.999cm" draw:z-index="0">
        <draw:text-box>
          <text:section text:style-name="Sect1" text:name="MailMergeSection2020-03-06T14:16:54Z2Bereich3" text:protected="true"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7"/>
                </table:table-cell>
                <table:table-cell table:style-name="Tabelle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10"><text:span text:style-name="T1">A</text:span><text:span text:style-name="T2">usbildungsj</text:span><text:span text:style-name="T1">ahr </text:span></text:p>
                </table:table-cell>
                <table:covered-table-cell/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9">6. Mrz 20</text:p>
                </table:table-cell>
                <table:table-cell table:style-name="Tabelle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17-08-07T13:01:51.223464160</meta:creation-date>
    <dc:creator>Jürgen Geinitz</dc:creator>
    <dc:date>2020-03-06T14:16:55.453770024</dc:date>
    <meta:editing-cycles>31</meta:editing-cycles>
    <meta:editing-duration>PT1H59M41S</meta:editing-duration>
    <meta:document-statistic meta:table-count="48" meta:image-count="0" meta:object-count="0" meta:page-count="23" meta:paragraph-count="144" meta:word-count="288" meta:character-count="1440" meta:non-whitespace-character-count="1152"/>
  </office:meta>
</office:document-meta>
</file>